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2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Heading_20_3">
      <style:text-properties fo:font-size="12pt" style:font-size-asian="12pt" style:font-size-complex="12pt"/>
    </style:style>
    <style:style style:name="P3" style:family="paragraph" style:parent-style-name="Preformatted_20_Text" style:master-page-name="">
      <loext:graphic-properties draw:fill="none"/>
      <style:paragraph-properties fo:margin-left="0cm" fo:margin-right="-0.199cm" fo:margin-top="0cm" fo:margin-bottom="0cm" style:contextual-spacing="false" fo:text-indent="0cm" style:auto-text-indent="false" style:page-number="auto" fo:background-color="transparent"/>
    </style:style>
    <style:style style:name="P4" style:family="paragraph" style:parent-style-name="Heading_20_3">
      <style:text-properties officeooo:rsid="00065449" officeooo:paragraph-rsid="00065449"/>
    </style:style>
    <style:style style:name="P5" style:family="paragraph" style:parent-style-name="Preformatted_20_Text">
      <style:text-properties officeooo:paragraph-rsid="00065449"/>
    </style:style>
    <style:style style:name="P6" style:family="paragraph" style:parent-style-name="Heading_20_3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Heading_20_3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Heading_20_2">
      <style:text-properties fo:font-weight="bold" style:font-weight-asian="bold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-start text:name="id_8086-trainer-kit"/>8086 Trainer Kit<text:bookmark-end text:name="id_8086-trainer-kit"/></text:h>
      <text:h text:style-name="P2" text:outline-level="3"><text:bookmark-start text:name="id_1a-addition"/>1a. <text:span text:style-name="T1">Addition</text:span><text:bookmark-end text:name="id_1a-addition"/></text:h>
      <text:p text:style-name="Preformatted_20_Text"><text:span text:style-name="BuiltInTok">MOV</text:span><text:span text:style-name="NormalTok"> </text:span><text:span text:style-name="KeywordTok">CX</text:span><text:span text:style-name="OperatorTok">,</text:span><text:span text:style-name="DecValTok">0000</text:span> </text:p>
      <text:p text:style-name="Preformatted_20_Text"><text:span text:style-name="BuiltInTok">MOV</text:span><text:span text:style-name="NormalTok"> </text:span><text:span text:style-name="KeywordTok">AX</text:span><text:span text:style-name="OperatorTok">,[</text:span><text:span text:style-name="DecValTok">0500</text:span><text:span text:style-name="OperatorTok">]</text:span> </text:p>
      <text:p text:style-name="Preformatted_20_Text"><text:span text:style-name="BuiltInTok">MOV</text:span><text:span text:style-name="NormalTok"> </text:span><text:span text:style-name="KeywordTok">BX</text:span><text:span text:style-name="OperatorTok">,[</text:span><text:span text:style-name="DecValTok">0600</text:span><text:span text:style-name="OperatorTok">]</text:span> </text:p>
      <text:p text:style-name="Preformatted_20_Text"><text:span text:style-name="BuiltInTok">ADD</text:span><text:span text:style-name="NormalTok"> </text:span><text:span text:style-name="KeywordTok">AX</text:span><text:span text:style-name="OperatorTok">,</text:span><text:span text:style-name="KeywordTok">BX</text:span> </text:p>
      <text:p text:style-name="P3"><text:span text:style-name="ControlFlowTok">JNC</text:span><text:span text:style-name="NormalTok"> </text:span><text:span text:style-name="FloatTok">200</text:span><text:span text:style-name="BaseNTok">F</text:span> </text:p>
      <text:p text:style-name="Preformatted_20_Text"><text:span text:style-name="BuiltInTok">INC</text:span><text:span text:style-name="NormalTok"> </text:span><text:span text:style-name="KeywordTok">CX</text:span> </text:p>
      <text:p text:style-name="Preformatted_20_Text"><text:span text:style-name="BuiltInTok">MOV</text:span><text:span text:style-name="NormalTok"> </text:span><text:span text:style-name="OperatorTok">[</text:span><text:span text:style-name="DecValTok">0700</text:span><text:span text:style-name="OperatorTok">],</text:span><text:span text:style-name="KeywordTok">AX</text:span> </text:p>
      <text:p text:style-name="Preformatted_20_Text"><text:span text:style-name="BuiltInTok">MOV</text:span><text:span text:style-name="NormalTok"> </text:span><text:span text:style-name="OperatorTok">[</text:span><text:span text:style-name="DecValTok">0800</text:span><text:span text:style-name="OperatorTok">],</text:span><text:span text:style-name="KeywordTok">CX</text:span> </text:p>
      <text:p text:style-name="Preformatted_20_Text"><text:span text:style-name="BuiltInTok">HLT</text:span> </text:p>
      <text:p text:style-name="Preformatted_20_Text"/>
      <text:p text:style-name="Preformatted_20_Text">STARTING ADDR: 1000</text:p>
      <text:p text:style-name="Preformatted_20_Text">I/P</text:p>
      <text:p text:style-name="Preformatted_20_Text">0500: 82</text:p>
      <text:p text:style-name="Preformatted_20_Text">0501: 12</text:p>
      <text:p text:style-name="Preformatted_20_Text">0600: 84</text:p>
      <text:p text:style-name="Preformatted_20_Text">0601: 12</text:p>
      <text:p text:style-name="Preformatted_20_Text"/>
      <text:p text:style-name="Preformatted_20_Text">O/P</text:p>
      <text:p text:style-name="Preformatted_20_Text">0700: 06</text:p>
      <text:p text:style-name="Preformatted_20_Text">0701: 25</text:p>
      <text:h text:style-name="Heading_20_3" text:outline-level="3"><text:bookmark-start text:name="id_1b-substraction"/>1b. <text:span text:style-name="T1">Substraction</text:span><text:bookmark-end text:name="id_1b-substraction"/></text:h>
      <text:p text:style-name="Preformatted_20_Text"><text:span text:style-name="BuiltInTok">MOV</text:span><text:span text:style-name="NormalTok"> </text:span><text:span text:style-name="KeywordTok">CX</text:span><text:span text:style-name="OperatorTok">,</text:span><text:span text:style-name="DecValTok">0000</text:span> </text:p>
      <text:p text:style-name="Preformatted_20_Text"><text:span text:style-name="BuiltInTok">MOV</text:span><text:span text:style-name="NormalTok"> </text:span><text:span text:style-name="KeywordTok">AX</text:span><text:span text:style-name="OperatorTok">,[</text:span><text:span text:style-name="DecValTok">0500</text:span><text:span text:style-name="OperatorTok">]</text:span> </text:p>
      <text:p text:style-name="Preformatted_20_Text"><text:span text:style-name="BuiltInTok">MOV</text:span><text:span text:style-name="NormalTok"> </text:span><text:span text:style-name="KeywordTok">BX</text:span><text:span text:style-name="OperatorTok">,[</text:span><text:span text:style-name="DecValTok">0600</text:span><text:span text:style-name="OperatorTok">]</text:span> </text:p>
      <text:p text:style-name="Preformatted_20_Text"><text:span text:style-name="BuiltInTok">SUB</text:span><text:span text:style-name="NormalTok"> </text:span><text:span text:style-name="KeywordTok">AX</text:span><text:span text:style-name="OperatorTok">,</text:span><text:span text:style-name="KeywordTok">BX</text:span> </text:p>
      <text:p text:style-name="Preformatted_20_Text"><text:span text:style-name="ControlFlowTok">JNC</text:span><text:span text:style-name="NormalTok"> </text:span><text:span text:style-name="FloatTok">200</text:span><text:span text:style-name="BaseNTok">F</text:span> </text:p>
      <text:p text:style-name="Preformatted_20_Text"><text:span text:style-name="BuiltInTok">INC</text:span><text:span text:style-name="NormalTok"> </text:span><text:span text:style-name="KeywordTok">CX</text:span> </text:p>
      <text:p text:style-name="Preformatted_20_Text"><text:span text:style-name="BuiltInTok">MOV</text:span><text:span text:style-name="NormalTok"> </text:span><text:span text:style-name="OperatorTok">[</text:span><text:span text:style-name="DecValTok">0700</text:span><text:span text:style-name="OperatorTok">],</text:span><text:span text:style-name="KeywordTok">AX</text:span> </text:p>
      <text:p text:style-name="Preformatted_20_Text"><text:span text:style-name="BuiltInTok">MOV</text:span><text:span text:style-name="NormalTok"> </text:span><text:span text:style-name="OperatorTok">[</text:span><text:span text:style-name="DecValTok">0800</text:span><text:span text:style-name="OperatorTok">],</text:span><text:span text:style-name="KeywordTok">CX</text:span> </text:p>
      <text:p text:style-name="Preformatted_20_Text"><text:span text:style-name="BuiltInTok">HLT</text:span> </text:p>
      <text:p text:style-name="Preformatted_20_Text"/>
      <text:p text:style-name="Preformatted_20_Text">STARTING ADDR: 1000</text:p>
      <text:p text:style-name="Preformatted_20_Text">I/P</text:p>
      <text:p text:style-name="Preformatted_20_Text">0500: 2D</text:p>
      <text:p text:style-name="Preformatted_20_Text">0501: FE</text:p>
      <text:p text:style-name="Preformatted_20_Text">0600: AD</text:p>
      <text:p text:style-name="Preformatted_20_Text">0601: BC</text:p>
      <text:p text:style-name="Preformatted_20_Text"/>
      <text:p text:style-name="Preformatted_20_Text">O/P</text:p>
      <text:p text:style-name="Preformatted_20_Text">0700: 80</text:p>
      <text:p text:style-name="Preformatted_20_Text">0701: 41</text:p>
      <text:p text:style-name="Preformatted_20_Text">0800: 00</text:p>
      <text:h text:style-name="P4" text:outline-level="3"><text:bookmark-start text:name="id_1c-multiplication"/>1c. <text:span text:style-name="T1">Multiplication</text:span><text:bookmark-end text:name="id_1c-multiplication"/></text:h>
      <text:p text:style-name="Preformatted_20_Text"><text:span text:style-name="BuiltInTok">MOV</text:span><text:span text:style-name="NormalTok"> </text:span><text:span text:style-name="KeywordTok">AX</text:span><text:span text:style-name="OperatorTok">,[</text:span><text:span text:style-name="DecValTok">0300</text:span><text:span text:style-name="OperatorTok">]</text:span> </text:p>
      <text:p text:style-name="Preformatted_20_Text"><text:span text:style-name="BuiltInTok">MOV</text:span><text:span text:style-name="NormalTok"> </text:span><text:span text:style-name="KeywordTok">BX</text:span><text:span text:style-name="OperatorTok">,[</text:span><text:span text:style-name="DecValTok">3002</text:span><text:span text:style-name="OperatorTok">]</text:span> </text:p>
      <text:p text:style-name="Preformatted_20_Text"><text:span text:style-name="BuiltInTok">MUL</text:span><text:span text:style-name="NormalTok"> </text:span><text:span text:style-name="KeywordTok">BX</text:span> </text:p>
      <text:p text:style-name="Preformatted_20_Text"><text:span text:style-name="BuiltInTok">MOV</text:span><text:span text:style-name="NormalTok"> </text:span><text:span text:style-name="OperatorTok">[</text:span><text:span text:style-name="DecValTok">3004</text:span><text:span text:style-name="OperatorTok">],</text:span><text:span text:style-name="KeywordTok">AX</text:span> </text:p>
      <text:p text:style-name="Preformatted_20_Text"><text:span text:style-name="BuiltInTok">MOV</text:span><text:span text:style-name="NormalTok"> </text:span><text:span text:style-name="KeywordTok">AX</text:span><text:span text:style-name="OperatorTok">,</text:span><text:span text:style-name="KeywordTok">BX</text:span> </text:p>
      <text:p text:style-name="Preformatted_20_Text"><text:span text:style-name="BuiltInTok">MOV</text:span><text:span text:style-name="NormalTok"> </text:span><text:span text:style-name="OperatorTok">[</text:span><text:span text:style-name="DecValTok">3006</text:span><text:span text:style-name="OperatorTok">],</text:span><text:span text:style-name="KeywordTok">AX</text:span> </text:p>
      <text:p text:style-name="Preformatted_20_Text"><text:span text:style-name="BuiltInTok">HLT</text:span> </text:p>
      <text:p text:style-name="Preformatted_20_Text"/>
      <text:p text:style-name="Preformatted_20_Text">STARTING ADDR:1000</text:p>
      <text:p text:style-name="Preformatted_20_Text">I/P</text:p>
      <text:p text:style-name="Preformatted_20_Text">3000: 03</text:p>
      <text:p text:style-name="Preformatted_20_Text">3001: 04</text:p>
      <text:p text:style-name="Preformatted_20_Text">3002: 08</text:p>
      <text:p text:style-name="Preformatted_20_Text">3003: 07</text:p>
      <text:p text:style-name="Preformatted_20_Text">3004: 18</text:p>
      <text:p text:style-name="Preformatted_20_Text"/>
      <text:p text:style-name="Preformatted_20_Text">O/P</text:p>
      <text:p text:style-name="Preformatted_20_Text">3005: 75</text:p>
      <text:p text:style-name="Preformatted_20_Text">3006: 1C</text:p>
      <text:p text:style-name="Preformatted_20_Text">3007: 00</text:p>
      <text:h text:style-name="Heading_20_3" text:outline-level="3"><text:bookmark-start text:name="id_1d-division"/>1d. <text:span text:style-name="T1">Division</text:span><text:bookmark-end text:name="id_1d-division"/></text:h>
      <text:p text:style-name="Preformatted_20_Text"><text:span text:style-name="BuiltInTok">MOV</text:span><text:span text:style-name="NormalTok"> </text:span><text:span text:style-name="KeywordTok">SI</text:span><text:span text:style-name="OperatorTok">,</text:span><text:span text:style-name="DecValTok">0500</text:span> </text:p>
      <text:p text:style-name="Preformatted_20_Text"><text:span text:style-name="BuiltInTok">MOV</text:span><text:span text:style-name="NormalTok"> </text:span><text:span text:style-name="KeywordTok">DI</text:span><text:span text:style-name="OperatorTok">,</text:span><text:span text:style-name="DecValTok">0600</text:span> </text:p>
      <text:p text:style-name="Preformatted_20_Text"><text:span text:style-name="BuiltInTok">MOV</text:span><text:span text:style-name="NormalTok"> </text:span><text:span text:style-name="KeywordTok">BL</text:span><text:span text:style-name="OperatorTok">,[</text:span><text:span text:style-name="KeywordTok">SI</text:span><text:span text:style-name="OperatorTok">]</text:span> </text:p>
      <text:p text:style-name="Preformatted_20_Text"><text:span text:style-name="BuiltInTok">INC</text:span><text:span text:style-name="NormalTok"> </text:span><text:span text:style-name="KeywordTok">SI</text:span> </text:p>
      <text:p text:style-name="Preformatted_20_Text"><text:span text:style-name="BuiltInTok">MOV</text:span><text:span text:style-name="NormalTok"> </text:span><text:span text:style-name="KeywordTok">AX</text:span><text:span text:style-name="OperatorTok">,[</text:span><text:span text:style-name="KeywordTok">SI</text:span><text:span text:style-name="OperatorTok">]</text:span> </text:p>
      <text:p text:style-name="Preformatted_20_Text"><text:span text:style-name="BuiltInTok">DIV</text:span><text:span text:style-name="NormalTok"> </text:span><text:span text:style-name="KeywordTok">BL</text:span> </text:p>
      <text:p text:style-name="Preformatted_20_Text"><text:span text:style-name="BuiltInTok">MOV</text:span><text:span text:style-name="NormalTok"> </text:span><text:span text:style-name="OperatorTok">[</text:span><text:span text:style-name="KeywordTok">DI</text:span><text:span text:style-name="OperatorTok">],</text:span><text:span text:style-name="KeywordTok">AX</text:span> </text:p>
      <text:p text:style-name="P5"><text:span text:style-name="BuiltInTok">HLT</text:span> </text:p>
      <text:p text:style-name="Preformatted_20_Text">STARTING ADDR: 1000</text:p>
      <text:p text:style-name="Preformatted_20_Text">I/P</text:p>
      <text:p text:style-name="Preformatted_20_Text">0500: 06</text:p>
      <text:p text:style-name="Preformatted_20_Text">0501: 20</text:p>
      <text:p text:style-name="Preformatted_20_Text">0502: 00</text:p>
      <text:p text:style-name="Preformatted_20_Text"/>
      <text:p text:style-name="Preformatted_20_Text">O/P</text:p>
      <text:p text:style-name="Preformatted_20_Text">0600: 05</text:p>
      <text:p text:style-name="Preformatted_20_Text">0601: 02</text:p>
      <text:h text:style-name="Heading_20_3" text:outline-level="3"><text:bookmark-start text:name="id_2-greatest-of-2-numbers"/>2. <text:span text:style-name="T1">Greatest of 2 Numbers</text:span><text:bookmark-end text:name="id_2-greatest-of-2-numbers"/></text:h>
      <text:p text:style-name="Preformatted_20_Text"><text:span text:style-name="BuiltInTok">MOV</text:span><text:span text:style-name="NormalTok"> </text:span><text:span text:style-name="KeywordTok">SI</text:span><text:span text:style-name="OperatorTok">,</text:span><text:span text:style-name="DecValTok">0500</text:span> </text:p>
      <text:p text:style-name="Preformatted_20_Text"><text:span text:style-name="BuiltInTok">MOV</text:span><text:span text:style-name="NormalTok"> </text:span><text:span text:style-name="KeywordTok">AL</text:span><text:span text:style-name="OperatorTok">,[</text:span><text:span text:style-name="KeywordTok">SI</text:span><text:span text:style-name="OperatorTok">]</text:span> </text:p>
      <text:p text:style-name="Preformatted_20_Text"><text:span text:style-name="BuiltInTok">INC</text:span><text:span text:style-name="NormalTok"> </text:span><text:span text:style-name="KeywordTok">SI</text:span> </text:p>
      <text:p text:style-name="Preformatted_20_Text"><text:span text:style-name="BuiltInTok">MOV</text:span><text:span text:style-name="NormalTok"> </text:span><text:span text:style-name="KeywordTok">BL</text:span><text:span text:style-name="OperatorTok">,[</text:span><text:span text:style-name="KeywordTok">SI</text:span><text:span text:style-name="OperatorTok">]</text:span> </text:p>
      <text:p text:style-name="Preformatted_20_Text"><text:span text:style-name="BuiltInTok">CMP</text:span><text:span text:style-name="NormalTok"> </text:span><text:span text:style-name="KeywordTok">AL</text:span><text:span text:style-name="OperatorTok">,</text:span><text:span text:style-name="KeywordTok">BL</text:span> </text:p>
      <text:p text:style-name="Preformatted_20_Text"><text:span text:style-name="ControlFlowTok">JGE</text:span><text:span text:style-name="NormalTok"> </text:span><text:span text:style-name="DecValTok">040</text:span><text:span text:style-name="ErrorTok">E</text:span> </text:p>
      <text:p text:style-name="Preformatted_20_Text"><text:span text:style-name="BuiltInTok">MOV</text:span><text:span text:style-name="NormalTok"> </text:span><text:span text:style-name="KeywordTok">AL</text:span><text:span text:style-name="OperatorTok">,</text:span><text:span text:style-name="KeywordTok">BL</text:span> </text:p>
      <text:p text:style-name="Preformatted_20_Text"><text:span text:style-name="BuiltInTok">MOV</text:span><text:span text:style-name="NormalTok"> </text:span><text:span text:style-name="OperatorTok">[</text:span><text:span text:style-name="DecValTok">0502</text:span><text:span text:style-name="OperatorTok">],</text:span><text:span text:style-name="KeywordTok">AL</text:span> </text:p>
      <text:p text:style-name="Preformatted_20_Text"><text:span text:style-name="BuiltInTok">HLT</text:span> </text:p>
      <text:p text:style-name="Preformatted_20_Text"/>
      <text:p text:style-name="Preformatted_20_Text">STARTING ADDR: 0400</text:p>
      <text:p text:style-name="Preformatted_20_Text">I/P</text:p>
      <text:p text:style-name="Preformatted_20_Text">0500: 25</text:p>
      <text:p text:style-name="Preformatted_20_Text">0501: 72</text:p>
      <text:p text:style-name="Preformatted_20_Text"/>
      <text:p text:style-name="Preformatted_20_Text">O/P</text:p>
      <text:p text:style-name="Preformatted_20_Text">0502: 72</text:p>
      <text:h text:style-name="P1" text:outline-level="2"><text:bookmark-start text:name="id_2-pass-assembler"/>2 Pass Assembler<text:bookmark-end text:name="id_2-pass-assembler"/></text:h>
      <text:h text:style-name="P6" text:outline-level="3"><text:bookmark-start text:name="pass-1"/>Pass 1<text:bookmark-end text:name="pass-1"/></text:h>
      <text:p text:style-name="Preformatted_20_Text"><text:span text:style-name="PreprocessorTok">#include</text:span><text:span text:style-name="ImportTok">&lt;stdio.h&gt;</text:span> </text:p>
      <text:p text:style-name="Preformatted_20_Text"><text:span text:style-name="PreprocessorTok">#include</text:span><text:span text:style-name="ImportTok">&lt;stdlib.h&gt;</text:span> </text:p>
      <text:p text:style-name="Preformatted_20_Text"><text:span text:style-name="PreprocessorTok">#include</text:span><text:span text:style-name="ImportTok">&lt;string.h&gt;</text:span> </text:p>
      <text:p text:style-name="Preformatted_20_Text"><text:span text:style-name="PreprocessorTok">#define MAX_SYM </text:span><text:span text:style-name="DecValTok">50</text:span> </text:p>
      <text:p text:style-name="Preformatted_20_Text"><text:span text:style-name="PreprocessorTok">#define BUF </text:span><text:span text:style-name="DecValTok">20</text:span> </text:p>
      <text:p text:style-name="Preformatted_20_Text"/>
      <text:p text:style-name="Preformatted_20_Text"><text:span text:style-name="KeywordTok">typedef</text:span><text:span text:style-name="NormalTok"> </text:span><text:span text:style-name="KeywordTok">struct</text:span><text:span text:style-name="NormalTok"> symtab </text:span><text:span text:style-name="OperatorTok">{</text:span> </text:p>
      <text:p text:style-name="Preformatted_20_Text"><text:span text:style-name="NormalTok"><text:s text:c="4"/></text:span><text:span text:style-name="DataTypeTok">char</text:span><text:span text:style-name="NormalTok"> lab</text:span><text:span text:style-name="OperatorTok">[</text:span><text:span text:style-name="DecValTok">20</text:span><text:span text:style-name="OperatorTok">];</text:span> </text:p>
      <text:p text:style-name="Preformatted_20_Text"><text:span text:style-name="NormalTok"><text:s text:c="4"/></text:span><text:span text:style-name="DataTypeTok">int</text:span><text:span text:style-name="NormalTok"> addr</text:span><text:span text:style-name="OperatorTok">;</text:span> </text:p>
      <text:p text:style-name="Preformatted_20_Text"><text:span text:style-name="OperatorTok">}</text:span><text:span text:style-name="NormalTok"> stab</text:span><text:span text:style-name="OperatorTok">;</text:span> </text:p>
      <text:p text:style-name="Preformatted_20_Text"/>
      <text:p text:style-name="Preformatted_20_Text"><text:span text:style-name="KeywordTok">typedef</text:span><text:span text:style-name="NormalTok"> </text:span><text:span text:style-name="KeywordTok">struct</text:span><text:span text:style-name="NormalTok"> optab </text:span><text:span text:style-name="OperatorTok">{</text:span> </text:p>
      <text:p text:style-name="Preformatted_20_Text"><text:span text:style-name="NormalTok"><text:s text:c="4"/></text:span><text:span text:style-name="DataTypeTok">char</text:span><text:span text:style-name="NormalTok"> opnd</text:span><text:span text:style-name="OperatorTok">[</text:span><text:span text:style-name="DecValTok">20</text:span><text:span text:style-name="OperatorTok">];</text:span> </text:p>
      <text:p text:style-name="Preformatted_20_Text"><text:span text:style-name="NormalTok"><text:s text:c="4"/></text:span><text:span text:style-name="DataTypeTok">int</text:span><text:span text:style-name="NormalTok"> addr</text:span><text:span text:style-name="OperatorTok">;</text:span> </text:p>
      <text:p text:style-name="Preformatted_20_Text"><text:span text:style-name="OperatorTok">}</text:span><text:span text:style-name="NormalTok"> optb</text:span><text:span text:style-name="OperatorTok">;</text:span> </text:p>
      <text:p text:style-name="Preformatted_20_Text"><text:soft-page-break/></text:p>
      <text:p text:style-name="Preformatted_20_Text"><text:span text:style-name="DataTypeTok">int</text:span><text:span text:style-name="NormalTok"> st_cnt </text:span><text:span text:style-name="OperatorTok">=</text:span><text:span text:style-name="NormalTok"> </text:span><text:span text:style-name="DecValTok">0</text:span><text:span text:style-name="OperatorTok">,</text:span><text:span text:style-name="NormalTok"> otsize </text:span><text:span text:style-name="OperatorTok">=</text:span><text:span text:style-name="NormalTok"> </text:span><text:span text:style-name="DecValTok">0</text:span><text:span text:style-name="OperatorTok">,</text:span><text:span text:style-name="NormalTok"> start </text:span><text:span text:style-name="OperatorTok">=</text:span><text:span text:style-name="NormalTok"> </text:span><text:span text:style-name="DecValTok">0</text:span><text:span text:style-name="OperatorTok">,</text:span><text:span text:style-name="NormalTok"> locctr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stab st</text:span><text:span text:style-name="OperatorTok">[</text:span><text:span text:style-name="NormalTok">MAX_SYM</text:span><text:span text:style-name="OperatorTok">];</text:span> </text:p>
      <text:p text:style-name="Preformatted_20_Text"><text:span text:style-name="NormalTok">optb otab</text:span><text:span text:style-name="OperatorTok">[</text:span><text:span text:style-name="NormalTok">MAX_SYM</text:span><text:span text:style-name="OperatorTok">];</text:span> </text:p>
      <text:p text:style-name="Preformatted_20_Text"/>
      <text:p text:style-name="Preformatted_20_Text"><text:span text:style-name="DataTypeTok">void</text:span><text:span text:style-name="NormalTok"> pass1 </text:span><text:span text:style-name="OperatorTok">(</text:span><text:span text:style-name="DataTypeTok">FILE</text:span><text:span text:style-name="OperatorTok">*</text:span><text:span text:style-name="NormalTok"> inter</text:span><text:span text:style-name="OperatorTok">,</text:span><text:span text:style-name="NormalTok"> </text:span><text:span text:style-name="DataTypeTok">char</text:span><text:span text:style-name="NormalTok"> opcode</text:span><text:span text:style-name="OperatorTok">[],</text:span><text:span text:style-name="NormalTok"> </text:span><text:span text:style-name="DataTypeTok">char</text:span><text:span text:style-name="NormalTok"> label</text:span><text:span text:style-name="OperatorTok">[],</text:span><text:span text:style-name="NormalTok"> </text:span><text:span text:style-name="DataTypeTok">char</text:span><text:span text:style-name="NormalTok"> op</text:span><text:span text:style-name="OperatorTok">[])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</text:span><text:span text:style-name="NormalTok">strcmp</text:span><text:span text:style-name="OperatorTok">(</text:span><text:span text:style-name="NormalTok">opcode</text:span><text:span text:style-name="OperatorTok">,</text:span><text:span text:style-name="NormalTok"> </text:span><text:span text:style-name="StringTok">"START"</text:span><text:span text:style-name="OperatorTok">)</text:span><text:span text:style-name="NormalTok"> </text:span><text:span text:style-name="OperatorTok">==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start </text:span><text:span text:style-name="OperatorTok">=</text:span><text:span text:style-name="NormalTok"> locctr </text:span><text:span text:style-name="OperatorTok">=</text:span><text:span text:style-name="NormalTok"> </text:span><text:span text:style-name="OperatorTok">(</text:span><text:span text:style-name="DataTypeTok">int</text:span><text:span text:style-name="OperatorTok">)</text:span><text:span text:style-name="NormalTok"> strtol</text:span><text:span text:style-name="OperatorTok">(</text:span><text:span text:style-name="NormalTok">op</text:span><text:span text:style-name="OperatorTok">,</text:span><text:span text:style-name="NormalTok"> NULL</text:span><text:span text:style-name="OperatorTok">,</text:span><text:span text:style-name="NormalTok"> </text:span><text:span text:style-name="DecValTok">16</text:span><text:span text:style-name="OperatorTok">);</text:span> </text:p>
      <text:p text:style-name="Preformatted_20_Text"><text:span text:style-name="NormalTok"><text:s text:c="8"/>fprintf</text:span><text:span text:style-name="OperatorTok">(</text:span><text:span text:style-name="NormalTok">inter</text:span><text:span text:style-name="OperatorTok">,</text:span><text:span text:style-name="NormalTok"> </text:span><text:span text:style-name="StringTok">"</text:span><text:span text:style-name="SpecialCharTok">%X\t%s\t%s\t%s\n</text:span><text:span text:style-name="StringTok">"</text:span><text:span text:style-name="OperatorTok">,</text:span><text:span text:style-name="NormalTok"> start</text:span><text:span text:style-name="OperatorTok">,</text:span><text:span text:style-name="NormalTok"> label</text:span><text:span text:style-name="OperatorTok">,</text:span><text:span text:style-name="NormalTok"> opcode</text:span><text:span text:style-name="OperatorTok">,</text:span><text:span text:style-name="NormalTok"> op</text:span><text:span text:style-name="OperatorTok">);</text:span> </text:p>
      <text:p text:style-name="Preformatted_20_Text"><text:span text:style-name="NormalTok"><text:s text:c="8"/></text:span><text:span text:style-name="ControlFlowTok">return</text:span><text:span text:style-name="OperatorTok">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</text:span><text:span text:style-name="DataTypeTok">int</text:span><text:span text:style-name="NormalTok"> inc</text:span><text:span text:style-name="OperatorTok">;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</text:span><text:span text:style-name="NormalTok">strcmp</text:span><text:span text:style-name="OperatorTok">(</text:span><text:span text:style-name="NormalTok">label</text:span><text:span text:style-name="OperatorTok">,</text:span><text:span text:style-name="NormalTok"> </text:span><text:span text:style-name="StringTok">"**"</text:span><text:span text:style-name="OperatorTok">))</text:span><text:span text:style-name="NormalTok"> </text:span><text:span text:style-name="OperatorTok">{</text:span> </text:p>
      <text:p text:style-name="Preformatted_20_Text"><text:span text:style-name="NormalTok"><text:s text:c="8"/></text:span><text:span text:style-name="DataTypeTok">int</text:span><text:span text:style-name="NormalTok"> found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8"/></text:span><text:span text:style-name="ControlFlowTok">for</text:span><text:span text:style-name="NormalTok"> </text:span><text:span text:style-name="OperatorTok">(</text:span><text:span text:style-name="DataTypeTok">int</text:span><text:span text:style-name="NormalTok"> i </text:span><text:span text:style-name="OperatorTok">=</text:span><text:span text:style-name="NormalTok"> </text:span><text:span text:style-name="DecValTok">0</text:span><text:span text:style-name="OperatorTok">;</text:span><text:span text:style-name="NormalTok"> i </text:span><text:span text:style-name="OperatorTok">&lt;</text:span><text:span text:style-name="NormalTok"> st_cnt</text:span><text:span text:style-name="OperatorTok">;</text:span><text:span text:style-name="NormalTok"> i</text:span><text:span text:style-name="OperatorTok">++)</text:span><text:span text:style-name="NormalTok"> </text:span><text:span text:style-name="OperatorTok">{</text:span> </text:p>
      <text:p text:style-name="Preformatted_20_Text"><text:span text:style-name="NormalTok"><text:s text:c="12"/></text:span><text:span text:style-name="ControlFlowTok">if</text:span><text:span text:style-name="NormalTok"> </text:span><text:span text:style-name="OperatorTok">(!</text:span><text:span text:style-name="NormalTok">strcmp</text:span><text:span text:style-name="OperatorTok">(</text:span><text:span text:style-name="NormalTok">st</text:span><text:span text:style-name="OperatorTok">[</text:span><text:span text:style-name="NormalTok">i</text:span><text:span text:style-name="OperatorTok">].</text:span><text:span text:style-name="NormalTok">lab</text:span><text:span text:style-name="OperatorTok">,</text:span><text:span text:style-name="NormalTok"> label</text:span><text:span text:style-name="OperatorTok">))</text:span><text:span text:style-name="NormalTok"> </text:span><text:span text:style-name="OperatorTok">{</text:span> </text:p>
      <text:p text:style-name="Preformatted_20_Text"><text:span text:style-name="NormalTok"><text:s text:c="16"/>found </text:span><text:span text:style-name="OperatorTok">=</text:span><text:span text:style-name="NormalTok"> </text:span><text:span text:style-name="DecValTok">1</text:span><text:span text:style-name="OperatorTok">;</text:span> </text:p>
      <text:p text:style-name="Preformatted_20_Text"><text:span text:style-name="NormalTok"><text:s text:c="12"/></text:span><text:span text:style-name="OperatorTok">}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8"/></text:span><text:span text:style-name="ControlFlowTok">if</text:span><text:span text:style-name="NormalTok"> </text:span><text:span text:style-name="OperatorTok">(</text:span><text:span text:style-name="NormalTok">found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2"/>printf</text:span><text:span text:style-name="OperatorTok">(</text:span><text:span text:style-name="StringTok">"Symbol </text:span><text:span text:style-name="SpecialCharTok">%s</text:span><text:span text:style-name="StringTok"> Already Declared!!!</text:span><text:span text:style-name="SpecialCharTok">\n</text:span><text:span text:style-name="StringTok">"</text:span><text:span text:style-name="OperatorTok">,</text:span><text:span text:style-name="NormalTok"> label</text:span><text:span text:style-name="OperatorTok">);</text:span> </text:p>
      <text:p text:style-name="Preformatted_20_Text"><text:span text:style-name="NormalTok"><text:s text:c="12"/>exit</text:span><text:span text:style-name="OperatorTok">(</text:span><text:span text:style-name="DecValTok">1</text:span><text:span text:style-name="OperatorTok">);</text:span> </text:p>
      <text:p text:style-name="Preformatted_20_Text"><text:span text:style-name="NormalTok"><text:s text:c="8"/></text:span><text:span text:style-name="OperatorTok">}</text:span><text:span text:style-name="NormalTok"> </text:span><text:span text:style-name="ControlFlowTok">else</text:span><text:span text:style-name="NormalTok"> </text:span><text:span text:style-name="OperatorTok">{</text:span> </text:p>
      <text:p text:style-name="Preformatted_20_Text"><text:span text:style-name="NormalTok"><text:s text:c="12"/>strcpy</text:span><text:span text:style-name="OperatorTok">(</text:span><text:span text:style-name="NormalTok">st</text:span><text:span text:style-name="OperatorTok">[</text:span><text:span text:style-name="NormalTok">st_cnt</text:span><text:span text:style-name="OperatorTok">].</text:span><text:span text:style-name="NormalTok">lab</text:span><text:span text:style-name="OperatorTok">,</text:span><text:span text:style-name="NormalTok"> label</text:span><text:span text:style-name="OperatorTok">);</text:span> </text:p>
      <text:p text:style-name="Preformatted_20_Text"><text:span text:style-name="NormalTok"><text:s text:c="12"/>st</text:span><text:span text:style-name="OperatorTok">[</text:span><text:span text:style-name="NormalTok">st_cnt</text:span><text:span text:style-name="OperatorTok">++].</text:span><text:span text:style-name="NormalTok">addr </text:span><text:span text:style-name="OperatorTok">=</text:span><text:span text:style-name="NormalTok"> locctr</text:span><text:span text:style-name="OperatorTok">;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!</text:span><text:span text:style-name="NormalTok">strcmp</text:span><text:span text:style-name="OperatorTok">(</text:span><text:span text:style-name="NormalTok">opcode</text:span><text:span text:style-name="OperatorTok">,</text:span><text:span text:style-name="NormalTok"> </text:span><text:span text:style-name="StringTok">"BYTE"</text:span><text:span text:style-name="OperatorTok">))</text:span> </text:p>
      <text:p text:style-name="Preformatted_20_Text"><text:span text:style-name="NormalTok"><text:s text:c="8"/>inc </text:span><text:span text:style-name="OperatorTok">=</text:span><text:span text:style-name="NormalTok"> strlen</text:span><text:span text:style-name="OperatorTok">(</text:span><text:span text:style-name="NormalTok">op</text:span><text:span text:style-name="OperatorTok">);</text:span> </text:p>
      <text:p text:style-name="Preformatted_20_Text"><text:span text:style-name="NormalTok"><text:s text:c="4"/></text:span><text:span text:style-name="ControlFlowTok">else</text:span><text:span text:style-name="NormalTok"> </text:span><text:span text:style-name="ControlFlowTok">if</text:span><text:span text:style-name="NormalTok"> </text:span><text:span text:style-name="OperatorTok">(!</text:span><text:span text:style-name="NormalTok">strcmp</text:span><text:span text:style-name="OperatorTok">(</text:span><text:span text:style-name="NormalTok">opcode</text:span><text:span text:style-name="OperatorTok">,</text:span><text:span text:style-name="NormalTok"> </text:span><text:span text:style-name="StringTok">"WORD"</text:span><text:span text:style-name="OperatorTok">))</text:span> </text:p>
      <text:p text:style-name="Preformatted_20_Text"><text:span text:style-name="NormalTok"><text:s text:c="8"/>inc </text:span><text:span text:style-name="OperatorTok">=</text:span><text:span text:style-name="NormalTok"> </text:span><text:span text:style-name="DecValTok">3</text:span><text:span text:style-name="OperatorTok">;</text:span> </text:p>
      <text:p text:style-name="Preformatted_20_Text"><text:span text:style-name="NormalTok"><text:s text:c="4"/></text:span><text:span text:style-name="ControlFlowTok">else</text:span><text:span text:style-name="NormalTok"> </text:span><text:span text:style-name="ControlFlowTok">if</text:span><text:span text:style-name="NormalTok"> </text:span><text:span text:style-name="OperatorTok">(!</text:span><text:span text:style-name="NormalTok">strcmp</text:span><text:span text:style-name="OperatorTok">(</text:span><text:span text:style-name="NormalTok">opcode</text:span><text:span text:style-name="OperatorTok">,</text:span><text:span text:style-name="NormalTok"> </text:span><text:span text:style-name="StringTok">"RESB"</text:span><text:span text:style-name="OperatorTok">))</text:span> </text:p>
      <text:p text:style-name="Preformatted_20_Text"><text:span text:style-name="NormalTok"><text:s text:c="8"/>inc </text:span><text:span text:style-name="OperatorTok">=</text:span><text:span text:style-name="NormalTok"> </text:span><text:span text:style-name="OperatorTok">(</text:span><text:span text:style-name="DataTypeTok">int</text:span><text:span text:style-name="OperatorTok">)</text:span><text:span text:style-name="NormalTok"> strtol</text:span><text:span text:style-name="OperatorTok">(</text:span><text:span text:style-name="NormalTok">op</text:span><text:span text:style-name="OperatorTok">,</text:span><text:span text:style-name="NormalTok"> NULL</text:span><text:span text:style-name="OperatorTok">,</text:span><text:span text:style-name="NormalTok"> </text:span><text:span text:style-name="DecValTok">10</text:span><text:span text:style-name="OperatorTok">);</text:span> </text:p>
      <text:p text:style-name="Preformatted_20_Text"><text:span text:style-name="NormalTok"><text:s text:c="4"/></text:span><text:span text:style-name="ControlFlowTok">else</text:span><text:span text:style-name="NormalTok"> </text:span><text:span text:style-name="ControlFlowTok">if</text:span><text:span text:style-name="OperatorTok">(!</text:span><text:span text:style-name="NormalTok">strcmp</text:span><text:span text:style-name="OperatorTok">(</text:span><text:span text:style-name="NormalTok">opcode</text:span><text:span text:style-name="OperatorTok">,</text:span><text:span text:style-name="NormalTok"> </text:span><text:span text:style-name="StringTok">"RESW"</text:span><text:span text:style-name="OperatorTok">))</text:span> </text:p>
      <text:p text:style-name="Preformatted_20_Text"><text:span text:style-name="NormalTok"><text:s text:c="8"/>inc </text:span><text:span text:style-name="OperatorTok">=</text:span><text:span text:style-name="NormalTok"> </text:span><text:span text:style-name="DecValTok">3</text:span><text:span text:style-name="NormalTok"> </text:span><text:span text:style-name="OperatorTok">*</text:span><text:span text:style-name="NormalTok"> </text:span><text:span text:style-name="OperatorTok">(</text:span><text:span text:style-name="DataTypeTok">int</text:span><text:span text:style-name="OperatorTok">)</text:span><text:span text:style-name="NormalTok"> strtol</text:span><text:span text:style-name="OperatorTok">(</text:span><text:span text:style-name="NormalTok">op</text:span><text:span text:style-name="OperatorTok">,</text:span><text:span text:style-name="NormalTok"> NULL</text:span><text:span text:style-name="OperatorTok">,</text:span><text:span text:style-name="NormalTok"> </text:span><text:span text:style-name="DecValTok">10</text:span><text:span text:style-name="OperatorTok">);</text:span> </text:p>
      <text:p text:style-name="Preformatted_20_Text"><text:span text:style-name="NormalTok"><text:s text:c="4"/></text:span><text:span text:style-name="ControlFlowTok">else</text:span><text:span text:style-name="NormalTok"> </text:span><text:span text:style-name="OperatorTok">{</text:span> </text:p>
      <text:p text:style-name="Preformatted_20_Text"><text:span text:style-name="NormalTok"><text:s text:c="8"/></text:span><text:span text:style-name="DataTypeTok">int</text:span><text:span text:style-name="NormalTok"> found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8"/></text:span><text:span text:style-name="ControlFlowTok">for</text:span><text:span text:style-name="NormalTok"> </text:span><text:span text:style-name="OperatorTok">(</text:span><text:span text:style-name="DataTypeTok">int</text:span><text:span text:style-name="NormalTok"> i </text:span><text:span text:style-name="OperatorTok">=</text:span><text:span text:style-name="NormalTok"> </text:span><text:span text:style-name="DecValTok">0</text:span><text:span text:style-name="OperatorTok">;</text:span><text:span text:style-name="NormalTok"> i </text:span><text:span text:style-name="OperatorTok">&lt;</text:span><text:span text:style-name="NormalTok"> otsize</text:span><text:span text:style-name="OperatorTok">;</text:span><text:span text:style-name="NormalTok"> i</text:span><text:span text:style-name="OperatorTok">++)</text:span><text:span text:style-name="NormalTok"> </text:span><text:span text:style-name="OperatorTok">{</text:span> </text:p>
      <text:p text:style-name="Preformatted_20_Text"><text:span text:style-name="NormalTok"><text:s text:c="12"/></text:span><text:span text:style-name="ControlFlowTok">if</text:span><text:span text:style-name="NormalTok"> </text:span><text:span text:style-name="OperatorTok">(!</text:span><text:span text:style-name="NormalTok">strcmp</text:span><text:span text:style-name="OperatorTok">(</text:span><text:span text:style-name="NormalTok">opcode</text:span><text:span text:style-name="OperatorTok">,</text:span><text:span text:style-name="NormalTok"> otab</text:span><text:span text:style-name="OperatorTok">[</text:span><text:span text:style-name="NormalTok">i</text:span><text:span text:style-name="OperatorTok">].</text:span><text:span text:style-name="NormalTok">opnd</text:span><text:span text:style-name="OperatorTok">))</text:span><text:span text:style-name="NormalTok"> </text:span><text:span text:style-name="OperatorTok">{</text:span> </text:p>
      <text:p text:style-name="Preformatted_20_Text"><text:span text:style-name="NormalTok"><text:s text:c="16"/>found </text:span><text:span text:style-name="OperatorTok">=</text:span><text:span text:style-name="NormalTok"> </text:span><text:span text:style-name="DecValTok">1</text:span><text:span text:style-name="OperatorTok">;</text:span> </text:p>
      <text:p text:style-name="Preformatted_20_Text"><text:span text:style-name="NormalTok"><text:s text:c="16"/></text:span><text:span text:style-name="ControlFlowTok">break</text:span><text:span text:style-name="OperatorTok">;</text:span> </text:p>
      <text:p text:style-name="Preformatted_20_Text"><text:span text:style-name="NormalTok"><text:s text:c="12"/></text:span><text:span text:style-name="OperatorTok">}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8"/></text:span><text:span text:style-name="ControlFlowTok">if</text:span><text:span text:style-name="NormalTok"> </text:span><text:span text:style-name="OperatorTok">(</text:span><text:span text:style-name="NormalTok">found</text:span><text:span text:style-name="OperatorTok">)</text:span> </text:p>
      <text:p text:style-name="Preformatted_20_Text"><text:span text:style-name="NormalTok"><text:s text:c="12"/>inc </text:span><text:span text:style-name="OperatorTok">=</text:span><text:span text:style-name="NormalTok"> </text:span><text:span text:style-name="DecValTok">3</text:span><text:span text:style-name="OperatorTok">;</text:span> </text:p>
      <text:p text:style-name="Preformatted_20_Text"><text:span text:style-name="NormalTok"><text:s text:c="8"/></text:span><text:span text:style-name="ControlFlowTok">else</text:span><text:span text:style-name="NormalTok"> </text:span><text:span text:style-name="ControlFlowTok">if</text:span><text:span text:style-name="NormalTok"> </text:span><text:span text:style-name="OperatorTok">(!</text:span><text:span text:style-name="NormalTok">strcmp</text:span><text:span text:style-name="OperatorTok">(</text:span><text:span text:style-name="NormalTok">opcode</text:span><text:span text:style-name="OperatorTok">,</text:span><text:span text:style-name="NormalTok"> </text:span><text:span text:style-name="StringTok">"END"</text:span><text:span text:style-name="OperatorTok">))</text:span> </text:p>
      <text:p text:style-name="Preformatted_20_Text"><text:span text:style-name="NormalTok"><text:s text:c="12"/>inc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8"/></text:span><text:span text:style-name="ControlFlowTok">else</text:span><text:span text:style-name="NormalTok"> </text:span><text:span text:style-name="OperatorTok">{</text:span> </text:p>
      <text:p text:style-name="Preformatted_20_Text"><text:span text:style-name="NormalTok"><text:s text:c="12"/>printf</text:span><text:span text:style-name="OperatorTok">(</text:span><text:span text:style-name="StringTok">"OPCODE </text:span><text:span text:style-name="SpecialCharTok">%s</text:span><text:span text:style-name="StringTok"> NOT FOUND!!!</text:span><text:span text:style-name="SpecialCharTok">\n</text:span><text:span text:style-name="StringTok">"</text:span><text:span text:style-name="OperatorTok">,</text:span><text:span text:style-name="NormalTok"> opcode</text:span><text:span text:style-name="OperatorTok">);</text:span> </text:p>
      <text:p text:style-name="Preformatted_20_Text"><text:span text:style-name="NormalTok"><text:s text:c="12"/>exit</text:span><text:span text:style-name="OperatorTok">(</text:span><text:span text:style-name="DecValTok">1</text:span><text:span text:style-name="OperatorTok">);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fprintf</text:span><text:span text:style-name="OperatorTok">(</text:span><text:span text:style-name="NormalTok">inter</text:span><text:span text:style-name="OperatorTok">,</text:span><text:span text:style-name="NormalTok"> </text:span><text:span text:style-name="StringTok">"</text:span><text:span text:style-name="SpecialCharTok">%X\t%s\t%s\t%s\n</text:span><text:span text:style-name="StringTok">"</text:span><text:span text:style-name="OperatorTok">,</text:span><text:span text:style-name="NormalTok"> locctr</text:span><text:span text:style-name="OperatorTok">,</text:span><text:span text:style-name="NormalTok"> label</text:span><text:span text:style-name="OperatorTok">,</text:span><text:span text:style-name="NormalTok"> opcode</text:span><text:span text:style-name="OperatorTok">,</text:span><text:span text:style-name="NormalTok"> op</text:span><text:span text:style-name="OperatorTok">);</text:span> </text:p>
      <text:p text:style-name="Preformatted_20_Text"><text:span text:style-name="NormalTok"><text:s text:c="4"/>locctr </text:span><text:span text:style-name="OperatorTok">+=</text:span><text:span text:style-name="NormalTok"> inc</text:span><text:span text:style-name="OperatorTok">;</text:span> </text:p>
      <text:p text:style-name="Preformatted_20_Text"><text:span text:style-name="OperatorTok">}</text:span> </text:p>
      <text:p text:style-name="Preformatted_20_Text"><text:span text:style-name="DataTypeTok">int</text:span><text:span text:style-name="NormalTok"> main</text:span><text:span text:style-name="OperatorTok">()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DataTypeTok">FILE</text:span><text:span text:style-name="OperatorTok">*</text:span><text:span text:style-name="NormalTok"> src </text:span><text:span text:style-name="OperatorTok">=</text:span><text:span text:style-name="NormalTok"> fopen</text:span><text:span text:style-name="OperatorTok">(</text:span><text:span text:style-name="StringTok">"../../ipop/input.sic"</text:span><text:span text:style-name="OperatorTok">,</text:span><text:span text:style-name="NormalTok"> </text:span><text:span text:style-name="StringTok">"r"</text:span><text:span text:style-name="OperatorTok">);</text:span> </text:p>
      <text:p text:style-name="Preformatted_20_Text"><text:span text:style-name="NormalTok"><text:s text:c="4"/></text:span><text:span text:style-name="DataTypeTok">FILE</text:span><text:span text:style-name="OperatorTok">*</text:span><text:span text:style-name="NormalTok"> optab </text:span><text:span text:style-name="OperatorTok">=</text:span><text:span text:style-name="NormalTok"> fopen</text:span><text:span text:style-name="OperatorTok">(</text:span><text:span text:style-name="StringTok">"../../ipop/optab"</text:span><text:span text:style-name="OperatorTok">,</text:span><text:span text:style-name="NormalTok"> </text:span><text:span text:style-name="StringTok">"r"</text:span><text:span text:style-name="OperatorTok">);</text:span> </text:p>
      <text:p text:style-name="Preformatted_20_Text"><text:span text:style-name="NormalTok"><text:s text:c="4"/></text:span><text:span text:style-name="DataTypeTok">FILE</text:span><text:span text:style-name="OperatorTok">*</text:span><text:span text:style-name="NormalTok"> inter </text:span><text:span text:style-name="OperatorTok">=</text:span><text:span text:style-name="NormalTok"> fopen</text:span><text:span text:style-name="OperatorTok">(</text:span><text:span text:style-name="StringTok">"../../ipop/intermediate.sic"</text:span><text:span text:style-name="OperatorTok">,</text:span><text:span text:style-name="NormalTok"> </text:span><text:span text:style-name="StringTok">"w"</text:span><text:span text:style-name="OperatorTok">);</text:span> </text:p>
      <text:p text:style-name="Preformatted_20_Text"><text:span text:style-name="NormalTok"><text:s text:c="4"/></text:span><text:span text:style-name="DataTypeTok">FILE</text:span><text:span text:style-name="OperatorTok">*</text:span><text:span text:style-name="NormalTok"> symtab </text:span><text:span text:style-name="OperatorTok">=</text:span><text:span text:style-name="NormalTok"> fopen</text:span><text:span text:style-name="OperatorTok">(</text:span><text:span text:style-name="StringTok">"../../ipop/symtab"</text:span><text:span text:style-name="OperatorTok">,</text:span><text:span text:style-name="NormalTok"> </text:span><text:span text:style-name="StringTok">"w"</text:span><text:span text:style-name="OperatorTok">);</text:span> </text:p>
      <text:p text:style-name="Preformatted_20_Text"/>
      <text:p text:style-name="Preformatted_20_Text"><text:span text:style-name="NormalTok"><text:s text:c="4"/></text:span><text:span text:style-name="ControlFlowTok">if</text:span><text:span text:style-name="NormalTok"> </text:span><text:span text:style-name="OperatorTok">(!</text:span><text:span text:style-name="NormalTok">src </text:span><text:span text:style-name="OperatorTok">||</text:span><text:span text:style-name="NormalTok"> </text:span><text:span text:style-name="OperatorTok">!</text:span><text:span text:style-name="NormalTok">optab </text:span><text:span text:style-name="OperatorTok">||</text:span><text:span text:style-name="NormalTok"> </text:span><text:span text:style-name="OperatorTok">!</text:span><text:span text:style-name="NormalTok">inter </text:span><text:span text:style-name="OperatorTok">||</text:span><text:span text:style-name="NormalTok"> </text:span><text:span text:style-name="OperatorTok">!</text:span><text:span text:style-name="NormalTok">symtab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printf</text:span><text:span text:style-name="OperatorTok">(</text:span><text:span text:style-name="StringTok">"Couldnot Open File...</text:span><text:span text:style-name="SpecialCharTok">\n</text:span><text:span text:style-name="StringTok">"</text:span><text:span text:style-name="OperatorTok">);</text:span> </text:p>
      <text:p text:style-name="Preformatted_20_Text"><text:span text:style-name="NormalTok"><text:s text:c="8"/></text:span><text:span text:style-name="ControlFlowTok">return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</text:span><text:span text:style-name="DataTypeTok">char</text:span><text:span text:style-name="NormalTok"> label</text:span><text:span text:style-name="OperatorTok">[</text:span><text:span text:style-name="NormalTok">BUF</text:span><text:span text:style-name="OperatorTok">],</text:span><text:span text:style-name="NormalTok"> opcode</text:span><text:span text:style-name="OperatorTok">[</text:span><text:span text:style-name="NormalTok">BUF</text:span><text:span text:style-name="OperatorTok">],</text:span><text:span text:style-name="NormalTok"> op</text:span><text:span text:style-name="OperatorTok">[</text:span><text:span text:style-name="NormalTok">BUF</text:span><text:span text:style-name="OperatorTok">];</text:span> </text:p>
      <text:p text:style-name="Preformatted_20_Text"><text:span text:style-name="NormalTok"><text:s text:c="4"/></text:span><text:span text:style-name="DataTypeTok">int</text:span><text:span text:style-name="NormalTok"> opint</text:span><text:span text:style-name="OperatorTok">;</text:span> </text:p>
      <text:p text:style-name="Preformatted_20_Text"><text:span text:style-name="NormalTok"><text:s text:c="4"/></text:span><text:span text:style-name="ControlFlowTok">while</text:span><text:span text:style-name="NormalTok"> </text:span><text:span text:style-name="OperatorTok">(</text:span><text:span text:style-name="NormalTok">fscanf</text:span><text:span text:style-name="OperatorTok">(</text:span><text:span text:style-name="NormalTok">optab</text:span><text:span text:style-name="OperatorTok">,</text:span><text:span text:style-name="NormalTok"> </text:span><text:span text:style-name="StringTok">"</text:span><text:span text:style-name="SpecialCharTok">%s\t%d</text:span><text:span text:style-name="StringTok">"</text:span><text:span text:style-name="OperatorTok">,</text:span><text:span text:style-name="NormalTok"> opcode</text:span><text:span text:style-name="OperatorTok">,</text:span><text:span text:style-name="NormalTok"> </text:span><text:span text:style-name="OperatorTok">&amp;</text:span><text:span text:style-name="NormalTok">opint</text:span><text:span text:style-name="OperatorTok">)</text:span><text:span text:style-name="NormalTok"> </text:span><text:span text:style-name="OperatorTok">&gt;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strcpy</text:span><text:span text:style-name="OperatorTok">(</text:span><text:span text:style-name="NormalTok">otab</text:span><text:span text:style-name="OperatorTok">[</text:span><text:span text:style-name="NormalTok">otsize</text:span><text:span text:style-name="OperatorTok">].</text:span><text:span text:style-name="NormalTok">opnd</text:span><text:span text:style-name="OperatorTok">,</text:span><text:span text:style-name="NormalTok"> opcode</text:span><text:span text:style-name="OperatorTok">);</text:span> </text:p>
      <text:p text:style-name="Preformatted_20_Text"><text:span text:style-name="NormalTok"><text:s text:c="8"/>otab</text:span><text:span text:style-name="OperatorTok">[</text:span><text:span text:style-name="NormalTok">otsize</text:span><text:span text:style-name="OperatorTok">++].</text:span><text:span text:style-name="NormalTok">addr </text:span><text:span text:style-name="OperatorTok">=</text:span><text:span text:style-name="NormalTok"> opint</text:span><text:span text:style-name="OperatorTok">;</text:span> </text:p>
      <text:p text:style-name="Preformatted_20_Text"><text:span text:style-name="NormalTok"><text:s text:c="4"/></text:span><text:span text:style-name="OperatorTok">}</text:span><text:span text:style-name="NormalTok"> <text:s text:c="14"/></text:span><text:span text:style-name="CommentTok">// to fetch optab into memory...</text:span> </text:p>
      <text:p text:style-name="Preformatted_20_Text"/>
      <text:p text:style-name="Preformatted_20_Text"><text:span text:style-name="NormalTok"><text:s text:c="4"/></text:span><text:span text:style-name="ControlFlowTok">do</text:span><text:span text:style-name="NormalTok"> </text:span><text:span text:style-name="OperatorTok">{</text:span> </text:p>
      <text:p text:style-name="Preformatted_20_Text"><text:span text:style-name="NormalTok"><text:s text:c="8"/>fscanf</text:span><text:span text:style-name="OperatorTok">(</text:span><text:span text:style-name="NormalTok">src</text:span><text:span text:style-name="OperatorTok">,</text:span><text:span text:style-name="NormalTok"> </text:span><text:span text:style-name="StringTok">"</text:span><text:span text:style-name="SpecialCharTok">%s\t%s\t%s</text:span><text:span text:style-name="StringTok">"</text:span><text:span text:style-name="OperatorTok">,</text:span><text:span text:style-name="NormalTok"> </text:span><text:span text:style-name="OperatorTok">&amp;</text:span><text:span text:style-name="NormalTok">label</text:span><text:span text:style-name="OperatorTok">,</text:span><text:span text:style-name="NormalTok"> </text:span><text:span text:style-name="OperatorTok">&amp;</text:span><text:span text:style-name="NormalTok">opcode</text:span><text:span text:style-name="OperatorTok">,</text:span><text:span text:style-name="NormalTok"> </text:span><text:span text:style-name="OperatorTok">&amp;</text:span><text:span text:style-name="NormalTok">op</text:span><text:span text:style-name="OperatorTok">);</text:span> </text:p>
      <text:p text:style-name="Preformatted_20_Text"><text:span text:style-name="NormalTok"><text:s text:c="8"/>pass1</text:span><text:span text:style-name="OperatorTok">(</text:span><text:span text:style-name="NormalTok">inter</text:span><text:span text:style-name="OperatorTok">,</text:span><text:span text:style-name="NormalTok"> opcode</text:span><text:span text:style-name="OperatorTok">,</text:span><text:span text:style-name="NormalTok"> label</text:span><text:span text:style-name="OperatorTok">,</text:span><text:span text:style-name="NormalTok"> op</text:span><text:span text:style-name="OperatorTok">);</text:span> </text:p>
      <text:p text:style-name="Preformatted_20_Text"><text:span text:style-name="NormalTok"><text:s text:c="4"/></text:span><text:span text:style-name="OperatorTok">}</text:span><text:span text:style-name="NormalTok"> </text:span><text:span text:style-name="ControlFlowTok">while</text:span><text:span text:style-name="NormalTok"> </text:span><text:span text:style-name="OperatorTok">(</text:span><text:span text:style-name="NormalTok">strcmp</text:span><text:span text:style-name="OperatorTok">(</text:span><text:span text:style-name="NormalTok">opcode</text:span><text:span text:style-name="OperatorTok">,</text:span><text:span text:style-name="NormalTok"> </text:span><text:span text:style-name="StringTok">"END"</text:span><text:span text:style-name="OperatorTok">));</text:span> </text:p>
      <text:p text:style-name="Preformatted_20_Text"><text:span text:style-name="NormalTok"><text:s text:c="4"/></text:span><text:span text:style-name="ControlFlowTok">for</text:span><text:span text:style-name="NormalTok"> </text:span><text:span text:style-name="OperatorTok">(</text:span><text:span text:style-name="DataTypeTok">int</text:span><text:span text:style-name="NormalTok"> i </text:span><text:span text:style-name="OperatorTok">=</text:span><text:span text:style-name="NormalTok"> </text:span><text:span text:style-name="DecValTok">0</text:span><text:span text:style-name="OperatorTok">;</text:span><text:span text:style-name="NormalTok"> i </text:span><text:span text:style-name="OperatorTok">&lt;</text:span><text:span text:style-name="NormalTok"> st_cnt</text:span><text:span text:style-name="OperatorTok">;</text:span><text:span text:style-name="NormalTok"> i</text:span><text:span text:style-name="OperatorTok">++)</text:span><text:span text:style-name="NormalTok"> </text:span><text:span text:style-name="OperatorTok">{</text:span> </text:p>
      <text:p text:style-name="Preformatted_20_Text"><text:span text:style-name="NormalTok"><text:s text:c="8"/>fprintf</text:span><text:span text:style-name="OperatorTok">(</text:span><text:span text:style-name="NormalTok">symtab</text:span><text:span text:style-name="OperatorTok">,</text:span><text:span text:style-name="NormalTok"> </text:span><text:span text:style-name="StringTok">"</text:span><text:span text:style-name="SpecialCharTok">%s\t%X\n</text:span><text:span text:style-name="StringTok">"</text:span><text:span text:style-name="OperatorTok">,</text:span><text:span text:style-name="NormalTok"> st</text:span><text:span text:style-name="OperatorTok">[</text:span><text:span text:style-name="NormalTok">i</text:span><text:span text:style-name="OperatorTok">].</text:span><text:span text:style-name="NormalTok">lab</text:span><text:span text:style-name="OperatorTok">,</text:span><text:span text:style-name="NormalTok"> st</text:span><text:span text:style-name="OperatorTok">[</text:span><text:span text:style-name="NormalTok">i</text:span><text:span text:style-name="OperatorTok">].</text:span><text:span text:style-name="NormalTok">addr</text:span><text:span text:style-name="OperatorTok">)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printf</text:span><text:span text:style-name="OperatorTok">(</text:span><text:span text:style-name="StringTok">"Intermediate file saved as </text:span><text:span text:style-name="SpecialCharTok">\"</text:span><text:span text:style-name="StringTok">intermediate.sic</text:span><text:span text:style-name="SpecialCharTok">\"</text:span><text:span text:style-name="StringTok"> in ipop</text:span><text:span text:style-name="SpecialCharTok">\n</text:span><text:span text:style-name="StringTok">"</text:span><text:span text:style-name="OperatorTok">);</text:span> </text:p>
      <text:p text:style-name="Preformatted_20_Text"><text:span text:style-name="NormalTok"><text:s text:c="4"/>printf</text:span><text:span text:style-name="OperatorTok">(</text:span><text:span text:style-name="StringTok">"SYMTAB saved as </text:span><text:span text:style-name="SpecialCharTok">\"</text:span><text:span text:style-name="StringTok">symtab</text:span><text:span text:style-name="SpecialCharTok">\"</text:span><text:span text:style-name="StringTok"> in ipop</text:span><text:span text:style-name="SpecialCharTok">\n</text:span><text:span text:style-name="StringTok">"</text:span><text:span text:style-name="OperatorTok">);</text:span> </text:p>
      <text:p text:style-name="Preformatted_20_Text"><text:span text:style-name="NormalTok"><text:s text:c="4"/>fclose</text:span><text:span text:style-name="OperatorTok">(</text:span><text:span text:style-name="NormalTok">src</text:span><text:span text:style-name="OperatorTok">);</text:span><text:span text:style-name="NormalTok"> fclose</text:span><text:span text:style-name="OperatorTok">(</text:span><text:span text:style-name="NormalTok">optab</text:span><text:span text:style-name="OperatorTok">);</text:span><text:span text:style-name="NormalTok"> fclose</text:span><text:span text:style-name="OperatorTok">(</text:span><text:span text:style-name="NormalTok">symtab</text:span><text:span text:style-name="OperatorTok">);</text:span><text:span text:style-name="NormalTok"> fclose</text:span><text:span text:style-name="OperatorTok">(</text:span><text:span text:style-name="NormalTok">inter</text:span><text:span text:style-name="OperatorTok">);</text:span> </text:p>
      <text:p text:style-name="Preformatted_20_Text"><text:span text:style-name="NormalTok"><text:s text:c="4"/></text:span><text:span text:style-name="ControlFlowTok">return</text:span><text:span text:style-name="NormalTok"> </text:span><text:span text:style-name="DecValTok">0</text:span><text:span text:style-name="OperatorTok">;</text:span> </text:p>
      <text:p text:style-name="Preformatted_20_Text"><text:span text:style-name="OperatorTok">}</text:span> </text:p>
      <text:p text:style-name="Preformatted_20_Text"><text:soft-page-break/>Input</text:p>
      <text:p text:style-name="Preformatted_20_Text"><text:s text:c="4"/>1. input.sic</text:p>
      <text:p text:style-name="Preformatted_20_Text"><text:s text:c="8"/>COPY <text:s text:c="3"/>START <text:s text:c="2"/>1000</text:p>
      <text:p text:style-name="Preformatted_20_Text"><text:s text:c="8"/>FIRST <text:s text:c="2"/>LDA <text:s text:c="4"/>ALPHA</text:p>
      <text:p text:style-name="Preformatted_20_Text"><text:s text:c="8"/>** <text:s text:c="5"/>ADD <text:s text:c="4"/>BETA</text:p>
      <text:p text:style-name="Preformatted_20_Text"><text:s text:c="8"/>** <text:s text:c="5"/>STA <text:s text:c="4"/>GAMMA</text:p>
      <text:p text:style-name="Preformatted_20_Text"><text:s text:c="8"/>ALPHA <text:s text:c="2"/>WORD <text:s text:c="3"/>5</text:p>
      <text:p text:style-name="Preformatted_20_Text"><text:s text:c="8"/>BETA <text:s text:c="3"/>WORD <text:s text:c="3"/>3</text:p>
      <text:p text:style-name="Preformatted_20_Text"><text:s text:c="8"/>GAMMA <text:s text:c="2"/>RESW <text:s text:c="3"/>1</text:p>
      <text:p text:style-name="Preformatted_20_Text"><text:s text:c="8"/>** <text:s text:c="5"/>END <text:s text:c="4"/>FIRST</text:p>
      <text:p text:style-name="Preformatted_20_Text"/>
      <text:p text:style-name="Preformatted_20_Text">Output</text:p>
      <text:p text:style-name="Preformatted_20_Text">Intermediate file saved as "intermediate.sic" in ipop</text:p>
      <text:p text:style-name="Preformatted_20_Text">SYMTAB saved as "symtab" in ipop</text:p>
      <text:p text:style-name="Preformatted_20_Text"><text:s text:c="4"/>1. intermediate.sic</text:p>
      <text:p text:style-name="Preformatted_20_Text"><text:s text:c="8"/>1000 <text:s text:c="3"/>COPY <text:s text:c="3"/>START <text:s text:c="2"/>1000</text:p>
      <text:p text:style-name="Preformatted_20_Text"><text:s text:c="8"/>1000 <text:s text:c="3"/>FIRST <text:s text:c="2"/>LDA ALPHA</text:p>
      <text:p text:style-name="Preformatted_20_Text"><text:s text:c="8"/>1003 <text:s text:c="3"/>** <text:s/>ADD BETA</text:p>
      <text:p text:style-name="Preformatted_20_Text"><text:s text:c="8"/>1006 <text:s text:c="3"/>** <text:s/>STA GAMMA</text:p>
      <text:p text:style-name="Preformatted_20_Text"><text:s text:c="8"/>1009 <text:s text:c="3"/>ALPHA <text:s text:c="2"/>WORD <text:s text:c="3"/>5</text:p>
      <text:p text:style-name="Preformatted_20_Text"><text:s text:c="8"/>100C <text:s text:c="3"/>BETA <text:s text:c="3"/>WORD <text:s text:c="3"/>3</text:p>
      <text:p text:style-name="Preformatted_20_Text"><text:s text:c="8"/>100F <text:s text:c="3"/>GAMMA <text:s text:c="2"/>RESW <text:s text:c="3"/>1</text:p>
      <text:p text:style-name="Preformatted_20_Text"><text:s text:c="8"/>1012 <text:s text:c="3"/>** <text:s/>END FIRST</text:p>
      <text:p text:style-name="Preformatted_20_Text"><text:s text:c="4"/>2. symtab</text:p>
      <text:p text:style-name="Preformatted_20_Text"><text:s text:c="8"/>FIRST <text:s text:c="2"/>1000</text:p>
      <text:p text:style-name="Preformatted_20_Text"><text:s text:c="8"/>ALPHA <text:s text:c="2"/>1009</text:p>
      <text:p text:style-name="Preformatted_20_Text"><text:s text:c="8"/>BETA <text:s text:c="3"/>100C</text:p>
      <text:p text:style-name="Preformatted_20_Text"><text:s text:c="8"/>GAMMA <text:s text:c="2"/>100F</text:p>
      <text:h text:style-name="P7" text:outline-level="3"><text:bookmark-start text:name="pass-2"/>Pass 2<text:bookmark-end text:name="pass-2"/></text:h>
      <text:p text:style-name="Preformatted_20_Text"><text:span text:style-name="PreprocessorTok">#include </text:span><text:span text:style-name="ImportTok">&lt;stdio.h&gt;</text:span> </text:p>
      <text:p text:style-name="Preformatted_20_Text"><text:span text:style-name="PreprocessorTok">#include </text:span><text:span text:style-name="ImportTok">&lt;stdlib.h&gt;</text:span> </text:p>
      <text:p text:style-name="Preformatted_20_Text"><text:span text:style-name="PreprocessorTok">#include </text:span><text:span text:style-name="ImportTok">&lt;string.h&gt;</text:span> </text:p>
      <text:p text:style-name="Preformatted_20_Text"><text:span text:style-name="PreprocessorTok">#include </text:span><text:span text:style-name="ImportTok">&lt;ctype.h&gt;</text:span> </text:p>
      <text:p text:style-name="Preformatted_20_Text"><text:span text:style-name="PreprocessorTok">#define BUF </text:span><text:span text:style-name="DecValTok">20</text:span> </text:p>
      <text:p text:style-name="Preformatted_20_Text"><text:span text:style-name="PreprocessorTok">#define MAX </text:span><text:span text:style-name="DecValTok">100</text:span> </text:p>
      <text:p text:style-name="Preformatted_20_Text"><text:span text:style-name="PreprocessorTok">#define REC_BUFF </text:span><text:span text:style-name="DecValTok">70</text:span> </text:p>
      <text:p text:style-name="Preformatted_20_Text"><text:span text:style-name="PreprocessorTok">#define REC_BYTES </text:span><text:span text:style-name="DecValTok">30</text:span> </text:p>
      <text:p text:style-name="Preformatted_20_Text"/>
      <text:p text:style-name="Preformatted_20_Text"><text:span text:style-name="KeywordTok">typedef</text:span><text:span text:style-name="NormalTok"> </text:span><text:span text:style-name="KeywordTok">struct</text:span><text:span text:style-name="NormalTok"> tab </text:span><text:span text:style-name="OperatorTok">{</text:span> </text:p>
      <text:p text:style-name="Preformatted_20_Text"><text:span text:style-name="NormalTok"><text:s text:c="4"/></text:span><text:span text:style-name="DataTypeTok">char</text:span><text:span text:style-name="NormalTok"> symbol</text:span><text:span text:style-name="OperatorTok">[</text:span><text:span text:style-name="NormalTok">BUF</text:span><text:span text:style-name="OperatorTok">];</text:span> </text:p>
      <text:p text:style-name="Preformatted_20_Text"><text:span text:style-name="NormalTok"><text:s text:c="4"/></text:span><text:span text:style-name="DataTypeTok">int</text:span><text:span text:style-name="NormalTok"> address</text:span><text:span text:style-name="OperatorTok">;</text:span> </text:p>
      <text:p text:style-name="Preformatted_20_Text"><text:span text:style-name="OperatorTok">}</text:span><text:span text:style-name="NormalTok"> tab</text:span><text:span text:style-name="OperatorTok">;</text:span> </text:p>
      <text:p text:style-name="Preformatted_20_Text"/>
      <text:p text:style-name="Preformatted_20_Text"><text:span text:style-name="KeywordTok">typedef</text:span><text:span text:style-name="NormalTok"> </text:span><text:span text:style-name="KeywordTok">struct</text:span><text:span text:style-name="NormalTok"> inter </text:span><text:span text:style-name="OperatorTok">{</text:span> </text:p>
      <text:p text:style-name="Preformatted_20_Text"><text:span text:style-name="NormalTok"><text:s text:c="4"/></text:span><text:span text:style-name="DataTypeTok">int</text:span><text:span text:style-name="NormalTok"> addr</text:span><text:span text:style-name="OperatorTok">;</text:span> </text:p>
      <text:p text:style-name="Preformatted_20_Text"><text:span text:style-name="NormalTok"><text:s text:c="4"/></text:span><text:span text:style-name="DataTypeTok">char</text:span><text:span text:style-name="NormalTok"> label</text:span><text:span text:style-name="OperatorTok">[</text:span><text:span text:style-name="NormalTok">BUF</text:span><text:span text:style-name="OperatorTok">];</text:span> </text:p>
      <text:p text:style-name="Preformatted_20_Text"><text:span text:style-name="NormalTok"><text:s text:c="4"/></text:span><text:span text:style-name="DataTypeTok">char</text:span><text:span text:style-name="NormalTok"> opcode</text:span><text:span text:style-name="OperatorTok">[</text:span><text:span text:style-name="NormalTok">BUF</text:span><text:span text:style-name="OperatorTok">];</text:span> </text:p>
      <text:p text:style-name="Preformatted_20_Text"><text:span text:style-name="NormalTok"><text:s text:c="4"/></text:span><text:span text:style-name="DataTypeTok">char</text:span><text:span text:style-name="NormalTok"> opnd</text:span><text:span text:style-name="OperatorTok">[</text:span><text:span text:style-name="NormalTok">BUF</text:span><text:span text:style-name="OperatorTok">];</text:span> </text:p>
      <text:p text:style-name="Preformatted_20_Text"><text:span text:style-name="OperatorTok">}</text:span><text:span text:style-name="NormalTok"> inter</text:span><text:span text:style-name="OperatorTok">;</text:span> </text:p>
      <text:p text:style-name="Preformatted_20_Text"><text:span text:style-name="KeywordTok">typedef</text:span><text:span text:style-name="NormalTok"> </text:span><text:span text:style-name="KeywordTok">struct</text:span><text:span text:style-name="NormalTok"> record </text:span><text:span text:style-name="OperatorTok">{</text:span> </text:p>
      <text:p text:style-name="Preformatted_20_Text"><text:span text:style-name="NormalTok"><text:s text:c="4"/></text:span><text:span text:style-name="DataTypeTok">int</text:span><text:span text:style-name="NormalTok"> start_addr</text:span><text:span text:style-name="OperatorTok">;</text:span> </text:p>
      <text:p text:style-name="Preformatted_20_Text"><text:span text:style-name="NormalTok"><text:s text:c="4"/></text:span><text:span text:style-name="DataTypeTok">int</text:span><text:span text:style-name="NormalTok"> len</text:span><text:span text:style-name="OperatorTok">;</text:span> </text:p>
      <text:p text:style-name="Preformatted_20_Text"><text:span text:style-name="NormalTok"><text:s text:c="4"/></text:span><text:span text:style-name="DataTypeTok">char</text:span><text:span text:style-name="NormalTok"> rec</text:span><text:span text:style-name="OperatorTok">[</text:span><text:span text:style-name="NormalTok">REC_BUFF</text:span><text:span text:style-name="OperatorTok">];</text:span> </text:p>
      <text:p text:style-name="Preformatted_20_Text"><text:span text:style-name="OperatorTok">}</text:span><text:span text:style-name="NormalTok"> rec</text:span><text:span text:style-name="OperatorTok">;</text:span> </text:p>
      <text:p text:style-name="Preformatted_20_Text"><text:span text:style-name="DataTypeTok">int</text:span><text:span text:style-name="NormalTok"> otsize </text:span><text:span text:style-name="OperatorTok">=</text:span><text:span text:style-name="NormalTok"> </text:span><text:span text:style-name="DecValTok">0</text:span><text:span text:style-name="OperatorTok">,</text:span><text:span text:style-name="NormalTok"> stsize </text:span><text:span text:style-name="OperatorTok">=</text:span><text:span text:style-name="NormalTok"> </text:span><text:span text:style-name="DecValTok">0</text:span><text:span text:style-name="OperatorTok">,</text:span><text:span text:style-name="NormalTok"> lcnt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tab optab</text:span><text:span text:style-name="OperatorTok">[</text:span><text:span text:style-name="NormalTok">BUF</text:span><text:span text:style-name="OperatorTok">];</text:span> </text:p>
      <text:p text:style-name="Preformatted_20_Text"><text:span text:style-name="NormalTok">tab symtab</text:span><text:span text:style-name="OperatorTok">[</text:span><text:span text:style-name="NormalTok">BUF</text:span><text:span text:style-name="OperatorTok">];</text:span> </text:p>
      <text:p text:style-name="Preformatted_20_Text"><text:span text:style-name="NormalTok">inter itr</text:span><text:span text:style-name="OperatorTok">[</text:span><text:span text:style-name="NormalTok">MAX</text:span><text:span text:style-name="OperatorTok">];</text:span> </text:p>
      <text:p text:style-name="Preformatted_20_Text"><text:span text:style-name="NormalTok">rec text</text:span><text:span text:style-name="OperatorTok">;</text:span> </text:p>
      <text:p text:style-name="Preformatted_20_Text"><text:span text:style-name="DataTypeTok">void</text:span><text:span text:style-name="NormalTok"> flush_text</text:span><text:span text:style-name="OperatorTok">(</text:span><text:span text:style-name="DataTypeTok">FILE</text:span><text:span text:style-name="NormalTok"> </text:span><text:span text:style-name="OperatorTok">*</text:span><text:span text:style-name="NormalTok">out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</text:span><text:span text:style-name="NormalTok">text</text:span><text:span text:style-name="OperatorTok">.</text:span><text:span text:style-name="NormalTok">len </text:span><text:span text:style-name="OperatorTok">&gt;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fprintf</text:span><text:span text:style-name="OperatorTok">(</text:span><text:span text:style-name="NormalTok">out</text:span><text:span text:style-name="OperatorTok">,</text:span><text:span text:style-name="NormalTok"> </text:span><text:span text:style-name="StringTok">"T </text:span><text:span text:style-name="SpecialCharTok">%06X</text:span><text:span text:style-name="StringTok"> </text:span><text:span text:style-name="SpecialCharTok">%02X</text:span><text:span text:style-name="StringTok"> </text:span><text:span text:style-name="SpecialCharTok">%s\n</text:span><text:span text:style-name="StringTok">"</text:span><text:span text:style-name="OperatorTok">,</text:span><text:span text:style-name="NormalTok"> text</text:span><text:span text:style-name="OperatorTok">.</text:span><text:span text:style-name="NormalTok">start_addr</text:span><text:span text:style-name="OperatorTok">,</text:span><text:span text:style-name="NormalTok"> text</text:span><text:span text:style-name="OperatorTok">.</text:span><text:span text:style-name="NormalTok">len</text:span><text:span text:style-name="OperatorTok">,</text:span><text:span text:style-name="NormalTok"> text</text:span><text:span text:style-name="OperatorTok">.</text:span><text:span text:style-name="NormalTok">rec</text:span><text:span text:style-name="OperatorTok">);</text:span> </text:p>
      <text:p text:style-name="Preformatted_20_Text"><text:span text:style-name="NormalTok"><text:s text:c="8"/>text</text:span><text:span text:style-name="OperatorTok">.</text:span><text:span text:style-name="NormalTok">len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8"/>text</text:span><text:span text:style-name="OperatorTok">.</text:span><text:span text:style-name="NormalTok">rec</text:span><text:span text:style-name="OperatorTok">[</text:span><text:span text:style-name="DecValTok">0</text:span><text:span text:style-name="OperatorTok">]</text:span><text:span text:style-name="NormalTok"> </text:span><text:span text:style-name="OperatorTok">=</text:span><text:span text:style-name="NormalTok"> </text:span><text:span text:style-name="CharTok">'</text:span><text:span text:style-name="SpecialCharTok">\0</text:span><text:span text:style-name="CharTok">'</text:span><text:span text:style-name="OperatorTok">;</text:span> </text:p>
      <text:p text:style-name="Preformatted_20_Text"><text:span text:style-name="NormalTok"><text:s text:c="8"/>text</text:span><text:span text:style-name="OperatorTok">.</text:span><text:span text:style-name="NormalTok">start_addr </text:span><text:span text:style-name="OperatorTok">=</text:span><text:span text:style-name="NormalTok"> </text:span><text:span text:style-name="OperatorTok">-</text:span><text:span text:style-name="DecValTok">1</text:span><text:span text:style-name="OperatorTok">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OperatorTok">}</text:span> </text:p>
      <text:p text:style-name="Preformatted_20_Text"/>
      <text:p text:style-name="Preformatted_20_Text"><text:span text:style-name="DataTypeTok">void</text:span><text:span text:style-name="NormalTok"> start_text_if_needed</text:span><text:span text:style-name="OperatorTok">(</text:span><text:span text:style-name="DataTypeTok">int</text:span><text:span text:style-name="NormalTok"> addr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</text:span><text:span text:style-name="NormalTok">text</text:span><text:span text:style-name="OperatorTok">.</text:span><text:span text:style-name="NormalTok">len </text:span><text:span text:style-name="OperatorTok">==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text</text:span><text:span text:style-name="OperatorTok">.</text:span><text:span text:style-name="NormalTok">start_addr </text:span><text:span text:style-name="OperatorTok">=</text:span><text:span text:style-name="NormalTok"> addr</text:span><text:span text:style-name="OperatorTok">;</text:span> </text:p>
      <text:p text:style-name="Preformatted_20_Text"><text:span text:style-name="NormalTok"><text:s text:c="8"/>text</text:span><text:span text:style-name="OperatorTok">.</text:span><text:span text:style-name="NormalTok">rec</text:span><text:span text:style-name="OperatorTok">[</text:span><text:span text:style-name="DecValTok">0</text:span><text:span text:style-name="OperatorTok">]</text:span><text:span text:style-name="NormalTok"> </text:span><text:span text:style-name="OperatorTok">=</text:span><text:span text:style-name="NormalTok"> </text:span><text:span text:style-name="CharTok">'</text:span><text:span text:style-name="SpecialCharTok">\0</text:span><text:span text:style-name="CharTok">'</text:span><text:span text:style-name="OperatorTok">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OperatorTok">}</text:span> </text:p>
      <text:p text:style-name="Preformatted_20_Text"/>
      <text:p text:style-name="Preformatted_20_Text"><text:span text:style-name="DataTypeTok">void</text:span><text:span text:style-name="NormalTok"> text_write_bytes</text:span><text:span text:style-name="OperatorTok">(</text:span><text:span text:style-name="DataTypeTok">const</text:span><text:span text:style-name="NormalTok"> </text:span><text:span text:style-name="DataTypeTok">char</text:span><text:span text:style-name="NormalTok"> </text:span><text:span text:style-name="OperatorTok">*</text:span><text:span text:style-name="NormalTok">hex_no_spaces</text:span><text:span text:style-name="OperatorTok">,</text:span><text:span text:style-name="NormalTok"> </text:span><text:span text:style-name="DataTypeTok">int</text:span><text:span text:style-name="NormalTok"> nbytes</text:span><text:span text:style-name="OperatorTok">,</text:span><text:span text:style-name="NormalTok"> </text:span><text:span text:style-name="DataTypeTok">int</text:span><text:span text:style-name="NormalTok"> locctr</text:span><text:span text:style-name="OperatorTok">,</text:span><text:span text:style-name="NormalTok"> </text:span><text:span text:style-name="DataTypeTok">FILE</text:span><text:span text:style-name="NormalTok"> </text:span><text:span text:style-name="OperatorTok">*</text:span><text:span text:style-name="NormalTok">out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</text:span><text:span text:style-name="NormalTok">text</text:span><text:span text:style-name="OperatorTok">.</text:span><text:span text:style-name="NormalTok">len </text:span><text:span text:style-name="OperatorTok">+</text:span><text:span text:style-name="NormalTok"> nbytes </text:span><text:span text:style-name="OperatorTok">&gt;</text:span><text:span text:style-name="NormalTok"> REC_BYTES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flush_text</text:span><text:span text:style-name="OperatorTok">(</text:span><text:span text:style-name="NormalTok">out</text:span><text:span text:style-name="OperatorTok">)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start_text_if_needed</text:span><text:span text:style-name="OperatorTok">(</text:span><text:span text:style-name="NormalTok">locctr</text:span><text:span text:style-name="OperatorTok">);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</text:span><text:span text:style-name="NormalTok">text</text:span><text:span text:style-name="OperatorTok">.</text:span><text:span text:style-name="NormalTok">rec</text:span><text:span text:style-name="OperatorTok">[</text:span><text:span text:style-name="DecValTok">0</text:span><text:span text:style-name="OperatorTok">]</text:span><text:span text:style-name="NormalTok"> </text:span><text:span text:style-name="OperatorTok">!=</text:span><text:span text:style-name="NormalTok"> </text:span><text:span text:style-name="CharTok">'</text:span><text:span text:style-name="SpecialCharTok">\0</text:span><text:span text:style-name="CharTok">'</text:span><text:span text:style-name="OperatorTok">)</text:span><text:span text:style-name="NormalTok"> strcat</text:span><text:span text:style-name="OperatorTok">(</text:span><text:span text:style-name="NormalTok">text</text:span><text:span text:style-name="OperatorTok">.</text:span><text:span text:style-name="NormalTok">rec</text:span><text:span text:style-name="OperatorTok">,</text:span><text:span text:style-name="NormalTok"> </text:span><text:span text:style-name="StringTok">" "</text:span><text:span text:style-name="OperatorTok">);</text:span> </text:p>
      <text:p text:style-name="Preformatted_20_Text"><text:span text:style-name="NormalTok"><text:s text:c="4"/>strcat</text:span><text:span text:style-name="OperatorTok">(</text:span><text:span text:style-name="NormalTok">text</text:span><text:span text:style-name="OperatorTok">.</text:span><text:span text:style-name="NormalTok">rec</text:span><text:span text:style-name="OperatorTok">,</text:span><text:span text:style-name="NormalTok"> hex_no_spaces</text:span><text:span text:style-name="OperatorTok">);</text:span> </text:p>
      <text:p text:style-name="Preformatted_20_Text"><text:span text:style-name="NormalTok"><text:s text:c="4"/>text</text:span><text:span text:style-name="OperatorTok">.</text:span><text:span text:style-name="NormalTok">len </text:span><text:span text:style-name="OperatorTok">+=</text:span><text:span text:style-name="NormalTok"> nbytes</text:span><text:span text:style-name="OperatorTok">;</text:span> </text:p>
      <text:p text:style-name="Preformatted_20_Text"><text:span text:style-name="OperatorTok">}</text:span> </text:p>
      <text:p text:style-name="Preformatted_20_Text"><text:soft-page-break/></text:p>
      <text:p text:style-name="Preformatted_20_Text"/>
      <text:p text:style-name="Preformatted_20_Text"><text:span text:style-name="DataTypeTok">void</text:span><text:span text:style-name="NormalTok"> int_to_hex</text:span><text:span text:style-name="OperatorTok">(</text:span><text:span text:style-name="DataTypeTok">int</text:span><text:span text:style-name="NormalTok"> value</text:span><text:span text:style-name="OperatorTok">,</text:span><text:span text:style-name="NormalTok"> </text:span><text:span text:style-name="DataTypeTok">int</text:span><text:span text:style-name="NormalTok"> width_bytes</text:span><text:span text:style-name="OperatorTok">,</text:span><text:span text:style-name="NormalTok"> </text:span><text:span text:style-name="DataTypeTok">char</text:span><text:span text:style-name="NormalTok"> </text:span><text:span text:style-name="OperatorTok">*</text:span><text:span text:style-name="NormalTok">outhex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DataTypeTok">char</text:span><text:span text:style-name="NormalTok"> fmt</text:span><text:span text:style-name="OperatorTok">[</text:span><text:span text:style-name="DecValTok">8</text:span><text:span text:style-name="OperatorTok">];</text:span> </text:p>
      <text:p text:style-name="Preformatted_20_Text"><text:span text:style-name="NormalTok"><text:s text:c="4"/>sprintf</text:span><text:span text:style-name="OperatorTok">(</text:span><text:span text:style-name="NormalTok">fmt</text:span><text:span text:style-name="OperatorTok">,</text:span><text:span text:style-name="NormalTok"> </text:span><text:span text:style-name="StringTok">"</text:span><text:span text:style-name="SpecialCharTok">%%</text:span><text:span text:style-name="StringTok">0</text:span><text:span text:style-name="SpecialCharTok">%d</text:span><text:span text:style-name="StringTok">X"</text:span><text:span text:style-name="OperatorTok">,</text:span><text:span text:style-name="NormalTok"> width_bytes </text:span><text:span text:style-name="OperatorTok">*</text:span><text:span text:style-name="NormalTok"> </text:span><text:span text:style-name="DecValTok">2</text:span><text:span text:style-name="OperatorTok">);</text:span> </text:p>
      <text:p text:style-name="Preformatted_20_Text"><text:span text:style-name="NormalTok"><text:s text:c="4"/>sprintf</text:span><text:span text:style-name="OperatorTok">(</text:span><text:span text:style-name="NormalTok">outhex</text:span><text:span text:style-name="OperatorTok">,</text:span><text:span text:style-name="NormalTok"> fmt</text:span><text:span text:style-name="OperatorTok">,</text:span><text:span text:style-name="NormalTok"> value </text:span><text:span text:style-name="OperatorTok">&amp;</text:span><text:span text:style-name="NormalTok"> </text:span><text:span text:style-name="OperatorTok">((</text:span><text:span text:style-name="DecValTok">1</text:span><text:span text:style-name="NormalTok"> </text:span><text:span text:style-name="OperatorTok">&lt;&lt;</text:span><text:span text:style-name="NormalTok"> </text:span><text:span text:style-name="OperatorTok">(</text:span><text:span text:style-name="NormalTok">width_bytes </text:span><text:span text:style-name="OperatorTok">*</text:span><text:span text:style-name="NormalTok"> </text:span><text:span text:style-name="DecValTok">8</text:span><text:span text:style-name="OperatorTok">))</text:span><text:span text:style-name="NormalTok"> </text:span><text:span text:style-name="OperatorTok">-</text:span><text:span text:style-name="NormalTok"> </text:span><text:span text:style-name="DecValTok">1</text:span><text:span text:style-name="OperatorTok">));</text:span> </text:p>
      <text:p text:style-name="Preformatted_20_Text"><text:span text:style-name="OperatorTok">}</text:span> </text:p>
      <text:p text:style-name="Preformatted_20_Text"><text:span text:style-name="DataTypeTok">int</text:span><text:span text:style-name="NormalTok"> parse_BYTE</text:span><text:span text:style-name="OperatorTok">(</text:span><text:span text:style-name="DataTypeTok">const</text:span><text:span text:style-name="NormalTok"> </text:span><text:span text:style-name="DataTypeTok">char</text:span><text:span text:style-name="NormalTok"> </text:span><text:span text:style-name="OperatorTok">*</text:span><text:span text:style-name="NormalTok">opnd</text:span><text:span text:style-name="OperatorTok">,</text:span><text:span text:style-name="NormalTok"> </text:span><text:span text:style-name="DataTypeTok">char</text:span><text:span text:style-name="NormalTok"> </text:span><text:span text:style-name="OperatorTok">*</text:span><text:span text:style-name="NormalTok">hex_out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DataTypeTok">int</text:span><text:span text:style-name="NormalTok"> nbytes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</text:span><text:span text:style-name="NormalTok">opnd</text:span><text:span text:style-name="OperatorTok">[</text:span><text:span text:style-name="DecValTok">0</text:span><text:span text:style-name="OperatorTok">]</text:span><text:span text:style-name="NormalTok"> </text:span><text:span text:style-name="OperatorTok">==</text:span><text:span text:style-name="NormalTok"> </text:span><text:span text:style-name="CharTok">'C'</text:span><text:span text:style-name="NormalTok"> </text:span><text:span text:style-name="OperatorTok">&amp;&amp;</text:span><text:span text:style-name="NormalTok"> opnd</text:span><text:span text:style-name="OperatorTok">[</text:span><text:span text:style-name="DecValTok">1</text:span><text:span text:style-name="OperatorTok">]</text:span><text:span text:style-name="NormalTok"> </text:span><text:span text:style-name="OperatorTok">==</text:span><text:span text:style-name="NormalTok"> </text:span><text:span text:style-name="CharTok">'</text:span><text:span text:style-name="SpecialCharTok">\'</text:span><text:span text:style-name="CharTok">'</text:span><text:span text:style-name="NormalTok"> </text:span><text:span text:style-name="OperatorTok">&amp;&amp;</text:span><text:span text:style-name="NormalTok"> opnd</text:span><text:span text:style-name="OperatorTok">[</text:span><text:span text:style-name="NormalTok">strlen</text:span><text:span text:style-name="OperatorTok">(</text:span><text:span text:style-name="NormalTok">opnd</text:span><text:span text:style-name="OperatorTok">)-</text:span><text:span text:style-name="DecValTok">1</text:span><text:span text:style-name="OperatorTok">]</text:span><text:span text:style-name="NormalTok"> </text:span><text:span text:style-name="OperatorTok">==</text:span><text:span text:style-name="NormalTok"> </text:span><text:span text:style-name="CharTok">'</text:span><text:span text:style-name="SpecialCharTok">\'</text:span><text:span text:style-name="CharTok">'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</text:span><text:span text:style-name="DataTypeTok">const</text:span><text:span text:style-name="NormalTok"> </text:span><text:span text:style-name="DataTypeTok">char</text:span><text:span text:style-name="NormalTok"> </text:span><text:span text:style-name="OperatorTok">*</text:span><text:span text:style-name="NormalTok">p </text:span><text:span text:style-name="OperatorTok">=</text:span><text:span text:style-name="NormalTok"> opnd </text:span><text:span text:style-name="OperatorTok">+</text:span><text:span text:style-name="NormalTok"> </text:span><text:span text:style-name="DecValTok">2</text:span><text:span text:style-name="OperatorTok">;</text:span> </text:p>
      <text:p text:style-name="Preformatted_20_Text"><text:span text:style-name="NormalTok"><text:s text:c="8"/></text:span><text:span text:style-name="DataTypeTok">size_t</text:span><text:span text:style-name="NormalTok"> len </text:span><text:span text:style-name="OperatorTok">=</text:span><text:span text:style-name="NormalTok"> strlen</text:span><text:span text:style-name="OperatorTok">(</text:span><text:span text:style-name="NormalTok">opnd</text:span><text:span text:style-name="OperatorTok">);</text:span> </text:p>
      <text:p text:style-name="Preformatted_20_Text"><text:span text:style-name="NormalTok"><text:s text:c="8"/></text:span><text:span text:style-name="DataTypeTok">size_t</text:span><text:span text:style-name="NormalTok"> end </text:span><text:span text:style-name="OperatorTok">=</text:span><text:span text:style-name="NormalTok"> len </text:span><text:span text:style-name="OperatorTok">-</text:span><text:span text:style-name="NormalTok"> </text:span><text:span text:style-name="DecValTok">1</text:span><text:span text:style-name="OperatorTok">;</text:span> </text:p>
      <text:p text:style-name="Preformatted_20_Text"><text:span text:style-name="NormalTok"><text:s text:c="8"/>hex_out</text:span><text:span text:style-name="OperatorTok">[</text:span><text:span text:style-name="DecValTok">0</text:span><text:span text:style-name="OperatorTok">]</text:span><text:span text:style-name="NormalTok"> </text:span><text:span text:style-name="OperatorTok">=</text:span><text:span text:style-name="NormalTok"> </text:span><text:span text:style-name="CharTok">'</text:span><text:span text:style-name="SpecialCharTok">\0</text:span><text:span text:style-name="CharTok">'</text:span><text:span text:style-name="OperatorTok">;</text:span> </text:p>
      <text:p text:style-name="Preformatted_20_Text"><text:span text:style-name="NormalTok"><text:s text:c="8"/></text:span><text:span text:style-name="ControlFlowTok">for</text:span><text:span text:style-name="NormalTok"> </text:span><text:span text:style-name="OperatorTok">(;</text:span><text:span text:style-name="NormalTok"> p </text:span><text:span text:style-name="OperatorTok">&lt;</text:span><text:span text:style-name="NormalTok"> opnd </text:span><text:span text:style-name="OperatorTok">+</text:span><text:span text:style-name="NormalTok"> end</text:span><text:span text:style-name="OperatorTok">;</text:span><text:span text:style-name="NormalTok"> </text:span><text:span text:style-name="OperatorTok">++</text:span><text:span text:style-name="NormalTok">p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2"/></text:span><text:span text:style-name="DataTypeTok">char</text:span><text:span text:style-name="NormalTok"> tmp</text:span><text:span text:style-name="OperatorTok">[</text:span><text:span text:style-name="DecValTok">3</text:span><text:span text:style-name="OperatorTok">*</text:span><text:span text:style-name="DecValTok">2</text:span><text:span text:style-name="OperatorTok">];</text:span> </text:p>
      <text:p text:style-name="Preformatted_20_Text"><text:span text:style-name="NormalTok"><text:s text:c="12"/>sprintf</text:span><text:span text:style-name="OperatorTok">(</text:span><text:span text:style-name="NormalTok">tmp</text:span><text:span text:style-name="OperatorTok">,</text:span><text:span text:style-name="NormalTok"> </text:span><text:span text:style-name="StringTok">"</text:span><text:span text:style-name="SpecialCharTok">%02X</text:span><text:span text:style-name="StringTok">"</text:span><text:span text:style-name="OperatorTok">,</text:span><text:span text:style-name="NormalTok"> </text:span><text:span text:style-name="OperatorTok">(</text:span><text:span text:style-name="DataTypeTok">unsigned</text:span><text:span text:style-name="NormalTok"> </text:span><text:span text:style-name="DataTypeTok">char</text:span><text:span text:style-name="OperatorTok">)*</text:span><text:span text:style-name="NormalTok">p</text:span><text:span text:style-name="OperatorTok">);</text:span> </text:p>
      <text:p text:style-name="Preformatted_20_Text"><text:span text:style-name="NormalTok"><text:s text:c="12"/>strcat</text:span><text:span text:style-name="OperatorTok">(</text:span><text:span text:style-name="NormalTok">hex_out</text:span><text:span text:style-name="OperatorTok">,</text:span><text:span text:style-name="NormalTok"> tmp</text:span><text:span text:style-name="OperatorTok">);</text:span> </text:p>
      <text:p text:style-name="Preformatted_20_Text"><text:span text:style-name="NormalTok"><text:s text:c="12"/>nbytes</text:span><text:span text:style-name="OperatorTok">++;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4"/></text:span><text:span text:style-name="OperatorTok">}</text:span><text:span text:style-name="NormalTok"> </text:span><text:span text:style-name="ControlFlowTok">else</text:span><text:span text:style-name="NormalTok"> </text:span><text:span text:style-name="ControlFlowTok">if</text:span><text:span text:style-name="NormalTok"> </text:span><text:span text:style-name="OperatorTok">(</text:span><text:span text:style-name="NormalTok">opnd</text:span><text:span text:style-name="OperatorTok">[</text:span><text:span text:style-name="DecValTok">0</text:span><text:span text:style-name="OperatorTok">]</text:span><text:span text:style-name="NormalTok"> </text:span><text:span text:style-name="OperatorTok">==</text:span><text:span text:style-name="NormalTok"> </text:span><text:span text:style-name="CharTok">'X'</text:span><text:span text:style-name="NormalTok"> </text:span><text:span text:style-name="OperatorTok">&amp;&amp;</text:span><text:span text:style-name="NormalTok"> opnd</text:span><text:span text:style-name="OperatorTok">[</text:span><text:span text:style-name="DecValTok">1</text:span><text:span text:style-name="OperatorTok">]</text:span><text:span text:style-name="NormalTok"> </text:span><text:span text:style-name="OperatorTok">==</text:span><text:span text:style-name="NormalTok"> </text:span><text:span text:style-name="CharTok">'</text:span><text:span text:style-name="SpecialCharTok">\'</text:span><text:span text:style-name="CharTok">'</text:span><text:span text:style-name="NormalTok"> </text:span><text:span text:style-name="OperatorTok">&amp;&amp;</text:span><text:span text:style-name="NormalTok"> opnd</text:span><text:span text:style-name="OperatorTok">[</text:span><text:span text:style-name="NormalTok">strlen</text:span><text:span text:style-name="OperatorTok">(</text:span><text:span text:style-name="NormalTok">opnd</text:span><text:span text:style-name="OperatorTok">)-</text:span><text:span text:style-name="DecValTok">1</text:span><text:span text:style-name="OperatorTok">]</text:span><text:span text:style-name="NormalTok"> </text:span><text:span text:style-name="OperatorTok">==</text:span><text:span text:style-name="NormalTok"> </text:span><text:span text:style-name="CharTok">'</text:span><text:span text:style-name="SpecialCharTok">\'</text:span><text:span text:style-name="CharTok">'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</text:span><text:span text:style-name="DataTypeTok">size_t</text:span><text:span text:style-name="NormalTok"> len </text:span><text:span text:style-name="OperatorTok">=</text:span><text:span text:style-name="NormalTok"> strlen</text:span><text:span text:style-name="OperatorTok">(</text:span><text:span text:style-name="NormalTok">opnd</text:span><text:span text:style-name="OperatorTok">);</text:span> </text:p>
      <text:p text:style-name="Preformatted_20_Text"><text:span text:style-name="NormalTok"><text:s text:c="8"/></text:span><text:span text:style-name="DataTypeTok">size_t</text:span><text:span text:style-name="NormalTok"> datalen </text:span><text:span text:style-name="OperatorTok">=</text:span><text:span text:style-name="NormalTok"> len </text:span><text:span text:style-name="OperatorTok">-</text:span><text:span text:style-name="NormalTok"> </text:span><text:span text:style-name="DecValTok">3</text:span><text:span text:style-name="OperatorTok">;</text:span> </text:p>
      <text:p text:style-name="Preformatted_20_Text"><text:span text:style-name="NormalTok"><text:s text:c="8"/></text:span><text:span text:style-name="DataTypeTok">const</text:span><text:span text:style-name="NormalTok"> </text:span><text:span text:style-name="DataTypeTok">char</text:span><text:span text:style-name="NormalTok"> </text:span><text:span text:style-name="OperatorTok">*</text:span><text:span text:style-name="NormalTok">p </text:span><text:span text:style-name="OperatorTok">=</text:span><text:span text:style-name="NormalTok"> opnd </text:span><text:span text:style-name="OperatorTok">+</text:span><text:span text:style-name="NormalTok"> </text:span><text:span text:style-name="DecValTok">2</text:span><text:span text:style-name="OperatorTok">;</text:span> </text:p>
      <text:p text:style-name="Preformatted_20_Text"><text:span text:style-name="NormalTok"><text:s text:c="8"/></text:span><text:span text:style-name="DataTypeTok">char</text:span><text:span text:style-name="NormalTok"> buf</text:span><text:span text:style-name="OperatorTok">[</text:span><text:span text:style-name="NormalTok">REC_BUFF</text:span><text:span text:style-name="OperatorTok">];</text:span> </text:p>
      <text:p text:style-name="Preformatted_20_Text"><text:span text:style-name="NormalTok"><text:s text:c="8"/>strncpy</text:span><text:span text:style-name="OperatorTok">(</text:span><text:span text:style-name="NormalTok">buf</text:span><text:span text:style-name="OperatorTok">,</text:span><text:span text:style-name="NormalTok"> p</text:span><text:span text:style-name="OperatorTok">,</text:span><text:span text:style-name="NormalTok"> datalen</text:span><text:span text:style-name="OperatorTok">);</text:span> </text:p>
      <text:p text:style-name="Preformatted_20_Text"><text:span text:style-name="NormalTok"><text:s text:c="8"/>buf</text:span><text:span text:style-name="OperatorTok">[</text:span><text:span text:style-name="NormalTok">datalen</text:span><text:span text:style-name="OperatorTok">]</text:span><text:span text:style-name="NormalTok"> </text:span><text:span text:style-name="OperatorTok">=</text:span><text:span text:style-name="NormalTok"> </text:span><text:span text:style-name="CharTok">'</text:span><text:span text:style-name="SpecialCharTok">\0</text:span><text:span text:style-name="CharTok">'</text:span><text:span text:style-name="OperatorTok">;</text:span> </text:p>
      <text:p text:style-name="Preformatted_20_Text"><text:span text:style-name="NormalTok"><text:s text:c="8"/>buf</text:span><text:span text:style-name="OperatorTok">[</text:span><text:span text:style-name="NormalTok">datalen </text:span><text:span text:style-name="OperatorTok">-</text:span><text:span text:style-name="NormalTok"> </text:span><text:span text:style-name="DecValTok">1</text:span><text:span text:style-name="OperatorTok">]</text:span><text:span text:style-name="NormalTok"> </text:span><text:span text:style-name="OperatorTok">=</text:span><text:span text:style-name="NormalTok"> </text:span><text:span text:style-name="CharTok">'</text:span><text:span text:style-name="SpecialCharTok">\0</text:span><text:span text:style-name="CharTok">'</text:span><text:span text:style-name="OperatorTok">;</text:span> </text:p>
      <text:p text:style-name="Preformatted_20_Text"><text:span text:style-name="NormalTok"><text:s text:c="8"/></text:span><text:span text:style-name="ControlFlowTok">for</text:span><text:span text:style-name="NormalTok"> </text:span><text:span text:style-name="OperatorTok">(</text:span><text:span text:style-name="DataTypeTok">char</text:span><text:span text:style-name="NormalTok"> </text:span><text:span text:style-name="OperatorTok">*</text:span><text:span text:style-name="NormalTok">q </text:span><text:span text:style-name="OperatorTok">=</text:span><text:span text:style-name="NormalTok"> buf</text:span><text:span text:style-name="OperatorTok">;</text:span><text:span text:style-name="NormalTok"> </text:span><text:span text:style-name="OperatorTok">*</text:span><text:span text:style-name="NormalTok">q</text:span><text:span text:style-name="OperatorTok">;</text:span><text:span text:style-name="NormalTok"> </text:span><text:span text:style-name="OperatorTok">++</text:span><text:span text:style-name="NormalTok">q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2"/></text:span><text:span text:style-name="ControlFlowTok">if</text:span><text:span text:style-name="NormalTok"> </text:span><text:span text:style-name="OperatorTok">(!</text:span><text:span text:style-name="NormalTok">isxdigit</text:span><text:span text:style-name="OperatorTok">((</text:span><text:span text:style-name="DataTypeTok">unsigned</text:span><text:span text:style-name="NormalTok"> </text:span><text:span text:style-name="DataTypeTok">char</text:span><text:span text:style-name="OperatorTok">)*</text:span><text:span text:style-name="NormalTok">q</text:span><text:span text:style-name="OperatorTok">))</text:span><text:span text:style-name="NormalTok"> </text:span><text:span text:style-name="ControlFlowTok">return</text:span><text:span text:style-name="NormalTok"> </text:span><text:span text:style-name="OperatorTok">-</text:span><text:span text:style-name="DecValTok">1</text:span><text:span text:style-name="OperatorTok">;</text:span> </text:p>
      <text:p text:style-name="Preformatted_20_Text"><text:span text:style-name="NormalTok"><text:s text:c="12"/></text:span><text:span text:style-name="OperatorTok">*</text:span><text:span text:style-name="NormalTok">q </text:span><text:span text:style-name="OperatorTok">=</text:span><text:span text:style-name="NormalTok"> </text:span><text:span text:style-name="OperatorTok">(</text:span><text:span text:style-name="DataTypeTok">char</text:span><text:span text:style-name="OperatorTok">)</text:span><text:span text:style-name="NormalTok">toupper</text:span><text:span text:style-name="OperatorTok">((</text:span><text:span text:style-name="DataTypeTok">unsigned</text:span><text:span text:style-name="NormalTok"> </text:span><text:span text:style-name="DataTypeTok">char</text:span><text:span text:style-name="OperatorTok">)*</text:span><text:span text:style-name="NormalTok">q</text:span><text:span text:style-name="OperatorTok">);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8"/></text:span><text:span text:style-name="ControlFlowTok">if</text:span><text:span text:style-name="NormalTok"> </text:span><text:span text:style-name="OperatorTok">(</text:span><text:span text:style-name="NormalTok">strlen</text:span><text:span text:style-name="OperatorTok">(</text:span><text:span text:style-name="NormalTok">buf</text:span><text:span text:style-name="OperatorTok">)</text:span><text:span text:style-name="NormalTok"> </text:span><text:span text:style-name="OperatorTok">%</text:span><text:span text:style-name="NormalTok"> </text:span><text:span text:style-name="DecValTok">2</text:span><text:span text:style-name="NormalTok"> </text:span><text:span text:style-name="OperatorTok">!=</text:span><text:span text:style-name="NormalTok"> </text:span><text:span text:style-name="DecValTok">0</text:span><text:span text:style-name="OperatorTok">)</text:span><text:span text:style-name="NormalTok"> </text:span><text:span text:style-name="ControlFlowTok">return</text:span><text:span text:style-name="NormalTok"> </text:span><text:span text:style-name="OperatorTok">-</text:span><text:span text:style-name="DecValTok">1</text:span><text:span text:style-name="OperatorTok">;</text:span> </text:p>
      <text:p text:style-name="Preformatted_20_Text"><text:span text:style-name="NormalTok"><text:s text:c="8"/>strcpy</text:span><text:span text:style-name="OperatorTok">(</text:span><text:span text:style-name="NormalTok">hex_out</text:span><text:span text:style-name="OperatorTok">,</text:span><text:span text:style-name="NormalTok"> buf</text:span><text:span text:style-name="OperatorTok">);</text:span> </text:p>
      <text:p text:style-name="Preformatted_20_Text"><text:span text:style-name="NormalTok"><text:s text:c="8"/>nbytes </text:span><text:span text:style-name="OperatorTok">=</text:span><text:span text:style-name="NormalTok"> </text:span><text:span text:style-name="OperatorTok">(</text:span><text:span text:style-name="DataTypeTok">int</text:span><text:span text:style-name="OperatorTok">)(</text:span><text:span text:style-name="NormalTok">strlen</text:span><text:span text:style-name="OperatorTok">(</text:span><text:span text:style-name="NormalTok">buf</text:span><text:span text:style-name="OperatorTok">)</text:span><text:span text:style-name="NormalTok"> </text:span><text:span text:style-name="OperatorTok">/</text:span><text:span text:style-name="NormalTok"> </text:span><text:span text:style-name="DecValTok">2</text:span><text:span text:style-name="OperatorTok">);</text:span> </text:p>
      <text:p text:style-name="Preformatted_20_Text"><text:span text:style-name="NormalTok"><text:s text:c="4"/></text:span><text:span text:style-name="OperatorTok">}</text:span><text:span text:style-name="NormalTok"> </text:span><text:span text:style-name="ControlFlowTok">else</text:span><text:span text:style-name="NormalTok"> </text:span><text:span text:style-name="OperatorTok">{</text:span> </text:p>
      <text:p text:style-name="Preformatted_20_Text"><text:span text:style-name="NormalTok"><text:s text:c="8"/></text:span><text:span text:style-name="DataTypeTok">int</text:span><text:span text:style-name="NormalTok"> val </text:span><text:span text:style-name="OperatorTok">=</text:span><text:span text:style-name="NormalTok"> atoi</text:span><text:span text:style-name="OperatorTok">(</text:span><text:span text:style-name="NormalTok">opnd</text:span><text:span text:style-name="OperatorTok">);</text:span> </text:p>
      <text:p text:style-name="Preformatted_20_Text"><text:span text:style-name="NormalTok"><text:s text:c="8"/></text:span><text:span text:style-name="ControlFlowTok">if</text:span><text:span text:style-name="NormalTok"> </text:span><text:span text:style-name="OperatorTok">(</text:span><text:span text:style-name="NormalTok">val </text:span><text:span text:style-name="OperatorTok">&lt;</text:span><text:span text:style-name="NormalTok"> </text:span><text:span text:style-name="DecValTok">0</text:span><text:span text:style-name="NormalTok"> </text:span><text:span text:style-name="OperatorTok">||</text:span><text:span text:style-name="NormalTok"> val </text:span><text:span text:style-name="OperatorTok">&gt;</text:span><text:span text:style-name="NormalTok"> </text:span><text:span text:style-name="DecValTok">255</text:span><text:span text:style-name="OperatorTok">)</text:span><text:span text:style-name="NormalTok"> </text:span><text:span text:style-name="ControlFlowTok">return</text:span><text:span text:style-name="NormalTok"> </text:span><text:span text:style-name="OperatorTok">-</text:span><text:span text:style-name="DecValTok">1</text:span><text:span text:style-name="OperatorTok">;</text:span> </text:p>
      <text:p text:style-name="Preformatted_20_Text"><text:span text:style-name="NormalTok"><text:s text:c="8"/>sprintf</text:span><text:span text:style-name="OperatorTok">(</text:span><text:span text:style-name="NormalTok">hex_out</text:span><text:span text:style-name="OperatorTok">,</text:span><text:span text:style-name="NormalTok"> </text:span><text:span text:style-name="StringTok">"</text:span><text:span text:style-name="SpecialCharTok">%02X</text:span><text:span text:style-name="StringTok">"</text:span><text:span text:style-name="OperatorTok">,</text:span><text:span text:style-name="NormalTok"> val </text:span><text:span text:style-name="OperatorTok">&amp;</text:span><text:span text:style-name="NormalTok"> </text:span><text:span text:style-name="BaseNTok">0xFF</text:span><text:span text:style-name="OperatorTok">);</text:span> </text:p>
      <text:p text:style-name="Preformatted_20_Text"><text:span text:style-name="NormalTok"><text:s text:c="8"/>nbytes </text:span><text:span text:style-name="OperatorTok">=</text:span><text:span text:style-name="NormalTok"> </text:span><text:span text:style-name="DecValTok">1</text:span><text:span text:style-name="OperatorTok">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</text:span><text:span text:style-name="ControlFlowTok">return</text:span><text:span text:style-name="NormalTok"> nbytes</text:span><text:span text:style-name="OperatorTok">;</text:span> </text:p>
      <text:p text:style-name="Preformatted_20_Text"><text:span text:style-name="OperatorTok">}</text:span> </text:p>
      <text:p text:style-name="Preformatted_20_Text"/>
      <text:p text:style-name="Preformatted_20_Text"/>
      <text:p text:style-name="Preformatted_20_Text"><text:span text:style-name="DataTypeTok">void</text:span><text:span text:style-name="NormalTok"> pass2</text:span><text:span text:style-name="OperatorTok">(</text:span><text:span text:style-name="DataTypeTok">FILE</text:span><text:span text:style-name="OperatorTok">*</text:span><text:span text:style-name="NormalTok"> out</text:span><text:span text:style-name="OperatorTok">,</text:span><text:span text:style-name="NormalTok"> </text:span><text:span text:style-name="DataTypeTok">FILE</text:span><text:span text:style-name="OperatorTok">*</text:span><text:span text:style-name="NormalTok"> list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4"/>text</text:span><text:span text:style-name="OperatorTok">.</text:span><text:span text:style-name="NormalTok">len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4"/>text</text:span><text:span text:style-name="OperatorTok">.</text:span><text:span text:style-name="NormalTok">rec</text:span><text:span text:style-name="OperatorTok">[</text:span><text:span text:style-name="DecValTok">0</text:span><text:span text:style-name="OperatorTok">]</text:span><text:span text:style-name="NormalTok"> </text:span><text:span text:style-name="OperatorTok">=</text:span><text:span text:style-name="NormalTok"> </text:span><text:span text:style-name="CharTok">'</text:span><text:span text:style-name="SpecialCharTok">\0</text:span><text:span text:style-name="CharTok">'</text:span><text:span text:style-name="OperatorTok">;</text:span> </text:p>
      <text:p text:style-name="Preformatted_20_Text"><text:span text:style-name="NormalTok"><text:s text:c="4"/>text</text:span><text:span text:style-name="OperatorTok">.</text:span><text:span text:style-name="NormalTok">start_addr </text:span><text:span text:style-name="OperatorTok">=</text:span><text:span text:style-name="NormalTok"> </text:span><text:span text:style-name="OperatorTok">-</text:span><text:span text:style-name="DecValTok">1</text:span><text:span text:style-name="OperatorTok">;</text:span> </text:p>
      <text:p text:style-name="Preformatted_20_Text"/>
      <text:p text:style-name="Preformatted_20_Text"><text:span text:style-name="NormalTok"><text:s text:c="4"/></text:span><text:span text:style-name="DataTypeTok">int</text:span><text:span text:style-name="NormalTok"> start_addr </text:span><text:span text:style-name="OperatorTok">=</text:span><text:span text:style-name="NormalTok"> itr</text:span><text:span text:style-name="OperatorTok">[</text:span><text:span text:style-name="DecValTok">0</text:span><text:span text:style-name="OperatorTok">].</text:span><text:span text:style-name="NormalTok">addr</text:span><text:span text:style-name="OperatorTok">;</text:span> </text:p>
      <text:p text:style-name="Preformatted_20_Text"><text:span text:style-name="NormalTok"><text:s text:c="4"/></text:span><text:span text:style-name="DataTypeTok">const</text:span><text:span text:style-name="NormalTok"> </text:span><text:span text:style-name="DataTypeTok">char</text:span><text:span text:style-name="NormalTok"> </text:span><text:span text:style-name="OperatorTok">*</text:span><text:span text:style-name="NormalTok">progname </text:span><text:span text:style-name="OperatorTok">=</text:span><text:span text:style-name="NormalTok"> itr</text:span><text:span text:style-name="OperatorTok">[</text:span><text:span text:style-name="DecValTok">0</text:span><text:span text:style-name="OperatorTok">].</text:span><text:span text:style-name="NormalTok">label</text:span><text:span text:style-name="OperatorTok">[</text:span><text:span text:style-name="DecValTok">0</text:span><text:span text:style-name="OperatorTok">]</text:span><text:span text:style-name="NormalTok"> </text:span><text:span text:style-name="OperatorTok">?</text:span><text:span text:style-name="NormalTok"> itr</text:span><text:span text:style-name="OperatorTok">[</text:span><text:span text:style-name="DecValTok">0</text:span><text:span text:style-name="OperatorTok">].</text:span><text:span text:style-name="NormalTok">label </text:span><text:span text:style-name="OperatorTok">:</text:span><text:span text:style-name="NormalTok"> </text:span><text:span text:style-name="StringTok">"NONAME"</text:span><text:span text:style-name="OperatorTok">;</text:span> </text:p>
      <text:p text:style-name="Preformatted_20_Text"><text:span text:style-name="NormalTok"><text:s text:c="4"/></text:span><text:span text:style-name="DataTypeTok">int</text:span><text:span text:style-name="NormalTok"> proglen </text:span><text:span text:style-name="OperatorTok">=</text:span><text:span text:style-name="NormalTok"> </text:span><text:span text:style-name="OperatorTok">(</text:span><text:span text:style-name="NormalTok">lcnt </text:span><text:span text:style-name="OperatorTok">&gt;</text:span><text:span text:style-name="NormalTok"> </text:span><text:span text:style-name="DecValTok">0</text:span><text:span text:style-name="OperatorTok">)</text:span><text:span text:style-name="NormalTok"> </text:span><text:span text:style-name="OperatorTok">?</text:span><text:span text:style-name="NormalTok"> </text:span><text:span text:style-name="OperatorTok">(</text:span><text:span text:style-name="NormalTok">itr</text:span><text:span text:style-name="OperatorTok">[</text:span><text:span text:style-name="NormalTok">lcnt</text:span><text:span text:style-name="OperatorTok">-</text:span><text:span text:style-name="DecValTok">1</text:span><text:span text:style-name="OperatorTok">].</text:span><text:span text:style-name="NormalTok">addr </text:span><text:span text:style-name="OperatorTok">-</text:span><text:span text:style-name="NormalTok"> start_addr</text:span><text:span text:style-name="OperatorTok">)</text:span><text:span text:style-name="NormalTok"> </text:span><text:span text:style-name="OperatorTok">:</text:span><text:span text:style-name="NormalTok"> </text:span><text:span text:style-name="DecValTok">0</text:span><text:span text:style-name="OperatorTok">;</text:span> </text:p>
      <text:p text:style-name="Preformatted_20_Text"/>
      <text:p text:style-name="Preformatted_20_Text"><text:span text:style-name="NormalTok"><text:s text:c="4"/>fprintf</text:span><text:span text:style-name="OperatorTok">(</text:span><text:span text:style-name="NormalTok">out</text:span><text:span text:style-name="OperatorTok">,</text:span><text:span text:style-name="NormalTok"> <text:s/></text:span><text:span text:style-name="StringTok">"H </text:span><text:span text:style-name="SpecialCharTok">%06s</text:span><text:span text:style-name="StringTok"> </text:span><text:span text:style-name="SpecialCharTok">%06X</text:span><text:span text:style-name="StringTok"> </text:span><text:span text:style-name="SpecialCharTok">%06X\n</text:span><text:span text:style-name="StringTok">"</text:span><text:span text:style-name="OperatorTok">,</text:span><text:span text:style-name="NormalTok"> progname</text:span><text:span text:style-name="OperatorTok">,</text:span><text:span text:style-name="NormalTok"> start_addr</text:span><text:span text:style-name="OperatorTok">,</text:span><text:span text:style-name="NormalTok"> proglen</text:span><text:span text:style-name="OperatorTok">);</text:span> </text:p>
      <text:p text:style-name="Preformatted_20_Text"><text:span text:style-name="NormalTok"><text:s text:c="4"/>fprintf</text:span><text:span text:style-name="OperatorTok">(</text:span><text:span text:style-name="NormalTok">list</text:span><text:span text:style-name="OperatorTok">,</text:span><text:span text:style-name="NormalTok"> </text:span><text:span text:style-name="StringTok">"</text:span><text:span text:style-name="SpecialCharTok">%X\t%s\t%s\t%s\t</text:span><text:span text:style-name="StringTok">**</text:span><text:span text:style-name="SpecialCharTok">\n</text:span><text:span text:style-name="StringTok">"</text:span><text:span text:style-name="OperatorTok">,</text:span><text:span text:style-name="NormalTok"> itr</text:span><text:span text:style-name="OperatorTok">[</text:span><text:span text:style-name="DecValTok">0</text:span><text:span text:style-name="OperatorTok">].</text:span><text:span text:style-name="NormalTok">addr</text:span><text:span text:style-name="OperatorTok">,</text:span><text:span text:style-name="NormalTok"> itr</text:span><text:span text:style-name="OperatorTok">[</text:span><text:span text:style-name="DecValTok">0</text:span><text:span text:style-name="OperatorTok">].</text:span><text:span text:style-name="NormalTok">label</text:span><text:span text:style-name="OperatorTok">,</text:span><text:span text:style-name="NormalTok"> itr</text:span><text:span text:style-name="OperatorTok">[</text:span><text:span text:style-name="DecValTok">0</text:span><text:span text:style-name="OperatorTok">].</text:span><text:span text:style-name="NormalTok">opcode</text:span><text:span text:style-name="OperatorTok">,</text:span><text:span text:style-name="NormalTok"> itr</text:span><text:span text:style-name="OperatorTok">[</text:span><text:span text:style-name="DecValTok">0</text:span><text:span text:style-name="OperatorTok">].</text:span><text:span text:style-name="NormalTok">opnd</text:span><text:span text:style-name="OperatorTok">);</text:span> </text:p>
      <text:p text:style-name="Preformatted_20_Text"/>
      <text:p text:style-name="Preformatted_20_Text"><text:span text:style-name="NormalTok"><text:s text:c="4"/></text:span><text:span text:style-name="ControlFlowTok">for</text:span><text:span text:style-name="NormalTok"> </text:span><text:span text:style-name="OperatorTok">(</text:span><text:span text:style-name="DataTypeTok">int</text:span><text:span text:style-name="NormalTok"> i </text:span><text:span text:style-name="OperatorTok">=</text:span><text:span text:style-name="NormalTok"> </text:span><text:span text:style-name="DecValTok">1</text:span><text:span text:style-name="OperatorTok">;</text:span><text:span text:style-name="NormalTok"> i </text:span><text:span text:style-name="OperatorTok">&lt;</text:span><text:span text:style-name="NormalTok"> lcnt</text:span><text:span text:style-name="OperatorTok">;</text:span><text:span text:style-name="NormalTok"> i</text:span><text:span text:style-name="OperatorTok">++)</text:span><text:span text:style-name="NormalTok"> </text:span><text:span text:style-name="OperatorTok">{</text:span> </text:p>
      <text:p text:style-name="Preformatted_20_Text"><text:span text:style-name="NormalTok"><text:s text:c="8"/></text:span><text:span text:style-name="DataTypeTok">char</text:span><text:span text:style-name="NormalTok"> objhex</text:span><text:span text:style-name="OperatorTok">[</text:span><text:span text:style-name="NormalTok">REC_BUFF</text:span><text:span text:style-name="OperatorTok">];</text:span><text:span text:style-name="NormalTok"> objhex</text:span><text:span text:style-name="OperatorTok">[</text:span><text:span text:style-name="DecValTok">0</text:span><text:span text:style-name="OperatorTok">]</text:span><text:span text:style-name="NormalTok"> </text:span><text:span text:style-name="OperatorTok">=</text:span><text:span text:style-name="NormalTok"> </text:span><text:span text:style-name="CharTok">'</text:span><text:span text:style-name="SpecialCharTok">\0</text:span><text:span text:style-name="CharTok">'</text:span><text:span text:style-name="OperatorTok">;</text:span> </text:p>
      <text:p text:style-name="Preformatted_20_Text"><text:span text:style-name="NormalTok"><text:s text:c="8"/></text:span><text:span text:style-name="DataTypeTok">int</text:span><text:span text:style-name="NormalTok"> objbytes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/>
      <text:p text:style-name="Preformatted_20_Text"><text:span text:style-name="NormalTok"><text:s text:c="8"/></text:span><text:span text:style-name="DataTypeTok">int</text:span><text:span text:style-name="NormalTok"> opi </text:span><text:span text:style-name="OperatorTok">=</text:span><text:span text:style-name="NormalTok"> </text:span><text:span text:style-name="OperatorTok">-</text:span><text:span text:style-name="DecValTok">1</text:span><text:span text:style-name="OperatorTok">;</text:span> </text:p>
      <text:p text:style-name="Preformatted_20_Text"><text:span text:style-name="NormalTok"><text:s text:c="8"/></text:span><text:span text:style-name="ControlFlowTok">for</text:span><text:span text:style-name="NormalTok"> </text:span><text:span text:style-name="OperatorTok">(</text:span><text:span text:style-name="DataTypeTok">int</text:span><text:span text:style-name="NormalTok"> j </text:span><text:span text:style-name="OperatorTok">=</text:span><text:span text:style-name="NormalTok"> </text:span><text:span text:style-name="DecValTok">0</text:span><text:span text:style-name="OperatorTok">;</text:span><text:span text:style-name="NormalTok"> j </text:span><text:span text:style-name="OperatorTok">&lt;</text:span><text:span text:style-name="NormalTok"> otsize</text:span><text:span text:style-name="OperatorTok">;</text:span><text:span text:style-name="NormalTok"> j</text:span><text:span text:style-name="OperatorTok">++)</text:span><text:span text:style-name="NormalTok"> </text:span><text:span text:style-name="OperatorTok">{</text:span> </text:p>
      <text:p text:style-name="Preformatted_20_Text"><text:span text:style-name="NormalTok"><text:s text:c="12"/></text:span><text:span text:style-name="ControlFlowTok">if</text:span><text:span text:style-name="NormalTok"> </text:span><text:span text:style-name="OperatorTok">(!</text:span><text:span text:style-name="NormalTok">strcmp</text:span><text:span text:style-name="OperatorTok">(</text:span><text:span text:style-name="NormalTok">optab</text:span><text:span text:style-name="OperatorTok">[</text:span><text:span text:style-name="NormalTok">j</text:span><text:span text:style-name="OperatorTok">].</text:span><text:span text:style-name="NormalTok">symbol</text:span><text:span text:style-name="OperatorTok">,</text:span><text:span text:style-name="NormalTok"> itr</text:span><text:span text:style-name="OperatorTok">[</text:span><text:span text:style-name="NormalTok">i</text:span><text:span text:style-name="OperatorTok">].</text:span><text:span text:style-name="NormalTok">opcode</text:span><text:span text:style-name="OperatorTok">))</text:span><text:span text:style-name="NormalTok"> </text:span><text:span text:style-name="OperatorTok">{</text:span><text:span text:style-name="NormalTok"> opi </text:span><text:span text:style-name="OperatorTok">=</text:span><text:span text:style-name="NormalTok"> j</text:span><text:span text:style-name="OperatorTok">;</text:span><text:span text:style-name="NormalTok"> </text:span><text:span text:style-name="ControlFlowTok">break</text:span><text:span text:style-name="OperatorTok">;</text:span><text:span text:style-name="NormalTok"> </text:span><text:span text:style-name="OperatorTok">}</text:span> </text:p>
      <text:p text:style-name="Preformatted_20_Text"><text:span text:style-name="NormalTok"><text:s text:c="8"/></text:span><text:span text:style-name="OperatorTok">}</text:span> </text:p>
      <text:p text:style-name="Preformatted_20_Text"/>
      <text:p text:style-name="Preformatted_20_Text"><text:span text:style-name="NormalTok"><text:s text:c="8"/></text:span><text:span text:style-name="ControlFlowTok">if</text:span><text:span text:style-name="NormalTok"> </text:span><text:span text:style-name="OperatorTok">(</text:span><text:span text:style-name="NormalTok">opi </text:span><text:span text:style-name="OperatorTok">!=</text:span><text:span text:style-name="NormalTok"> </text:span><text:span text:style-name="OperatorTok">-</text:span><text:span text:style-name="DecValTok">1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2"/></text:span><text:span text:style-name="DataTypeTok">char</text:span><text:span text:style-name="NormalTok"> opc</text:span><text:span text:style-name="OperatorTok">[</text:span><text:span text:style-name="DecValTok">3</text:span><text:span text:style-name="OperatorTok">];</text:span><text:span text:style-name="NormalTok"> int_to_hex</text:span><text:span text:style-name="OperatorTok">(</text:span><text:span text:style-name="NormalTok">optab</text:span><text:span text:style-name="OperatorTok">[</text:span><text:span text:style-name="NormalTok">opi</text:span><text:span text:style-name="OperatorTok">].</text:span><text:span text:style-name="NormalTok">address</text:span><text:span text:style-name="OperatorTok">,</text:span><text:span text:style-name="NormalTok"> </text:span><text:span text:style-name="DecValTok">1</text:span><text:span text:style-name="OperatorTok">,</text:span><text:span text:style-name="NormalTok"> opc</text:span><text:span text:style-name="OperatorTok">);</text:span> </text:p>
      <text:p text:style-name="Preformatted_20_Text"><text:span text:style-name="NormalTok"><text:s text:c="12"/></text:span><text:span text:style-name="DataTypeTok">int</text:span><text:span text:style-name="NormalTok"> addr_val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12"/></text:span><text:span text:style-name="ControlFlowTok">if</text:span><text:span text:style-name="NormalTok"> </text:span><text:span text:style-name="OperatorTok">(</text:span><text:span text:style-name="NormalTok">strcmp</text:span><text:span text:style-name="OperatorTok">(</text:span><text:span text:style-name="NormalTok">itr</text:span><text:span text:style-name="OperatorTok">[</text:span><text:span text:style-name="NormalTok">i</text:span><text:span text:style-name="OperatorTok">].</text:span><text:span text:style-name="NormalTok">opnd</text:span><text:span text:style-name="OperatorTok">,</text:span><text:span text:style-name="NormalTok"> </text:span><text:span text:style-name="StringTok">"**"</text:span><text:span text:style-name="OperatorTok">))</text:span><text:span text:style-name="NormalTok"> </text:span><text:span text:style-name="OperatorTok">{</text:span> </text:p>
      <text:p text:style-name="Preformatted_20_Text"><text:span text:style-name="NormalTok"><text:s text:c="16"/></text:span><text:span text:style-name="DataTypeTok">int</text:span><text:span text:style-name="NormalTok"> stf </text:span><text:span text:style-name="OperatorTok">=</text:span><text:span text:style-name="NormalTok"> </text:span><text:span text:style-name="OperatorTok">-</text:span><text:span text:style-name="DecValTok">1</text:span><text:span text:style-name="OperatorTok">;</text:span> </text:p>
      <text:p text:style-name="Preformatted_20_Text"><text:span text:style-name="NormalTok"><text:s text:c="16"/></text:span><text:span text:style-name="ControlFlowTok">for</text:span><text:span text:style-name="NormalTok"> </text:span><text:span text:style-name="OperatorTok">(</text:span><text:span text:style-name="DataTypeTok">int</text:span><text:span text:style-name="NormalTok"> j </text:span><text:span text:style-name="OperatorTok">=</text:span><text:span text:style-name="NormalTok"> </text:span><text:span text:style-name="DecValTok">0</text:span><text:span text:style-name="OperatorTok">;</text:span><text:span text:style-name="NormalTok"> j </text:span><text:span text:style-name="OperatorTok">&lt;</text:span><text:span text:style-name="NormalTok"> stsize</text:span><text:span text:style-name="OperatorTok">;</text:span><text:span text:style-name="NormalTok"> j</text:span><text:span text:style-name="OperatorTok">++)</text:span><text:span text:style-name="NormalTok"> </text:span><text:span text:style-name="OperatorTok">{</text:span> </text:p>
      <text:p text:style-name="Preformatted_20_Text"><text:span text:style-name="NormalTok"><text:s text:c="20"/></text:span><text:span text:style-name="ControlFlowTok">if</text:span><text:span text:style-name="NormalTok"> </text:span><text:span text:style-name="OperatorTok">(!</text:span><text:span text:style-name="NormalTok">strcmp</text:span><text:span text:style-name="OperatorTok">(</text:span><text:span text:style-name="NormalTok">symtab</text:span><text:span text:style-name="OperatorTok">[</text:span><text:span text:style-name="NormalTok">j</text:span><text:span text:style-name="OperatorTok">].</text:span><text:span text:style-name="NormalTok">symbol</text:span><text:span text:style-name="OperatorTok">,</text:span><text:span text:style-name="NormalTok"> itr</text:span><text:span text:style-name="OperatorTok">[</text:span><text:span text:style-name="NormalTok">i</text:span><text:span text:style-name="OperatorTok">].</text:span><text:span text:style-name="NormalTok">opnd</text:span><text:span text:style-name="OperatorTok">))</text:span><text:span text:style-name="NormalTok"> </text:span><text:span text:style-name="OperatorTok">{</text:span><text:span text:style-name="NormalTok"> stf </text:span><text:span text:style-name="OperatorTok">=</text:span><text:span text:style-name="NormalTok"> j</text:span><text:span text:style-name="OperatorTok">;</text:span><text:span text:style-name="NormalTok"> </text:span><text:span text:style-name="ControlFlowTok">break</text:span><text:span text:style-name="OperatorTok">;</text:span><text:span text:style-name="NormalTok"> </text:span><text:span text:style-name="OperatorTok">}</text:span> </text:p>
      <text:p text:style-name="Preformatted_20_Text"><text:span text:style-name="NormalTok"><text:s text:c="16"/></text:span><text:span text:style-name="OperatorTok">}</text:span> </text:p>
      <text:p text:style-name="Preformatted_20_Text"><text:span text:style-name="NormalTok"><text:s text:c="16"/></text:span><text:span text:style-name="ControlFlowTok">if</text:span><text:span text:style-name="NormalTok"> </text:span><text:span text:style-name="OperatorTok">(</text:span><text:span text:style-name="NormalTok">stf </text:span><text:span text:style-name="OperatorTok">==</text:span><text:span text:style-name="NormalTok"> </text:span><text:span text:style-name="OperatorTok">-</text:span><text:span text:style-name="DecValTok">1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20"/>fprintf</text:span><text:span text:style-name="OperatorTok">(</text:span><text:span text:style-name="NormalTok">stderr</text:span><text:span text:style-name="OperatorTok">,</text:span><text:span text:style-name="NormalTok"> </text:span><text:span text:style-name="StringTok">"Undefined symbol: </text:span><text:span text:style-name="SpecialCharTok">%s</text:span><text:span text:style-name="StringTok"> at </text:span><text:span text:style-name="SpecialCharTok">%X\n</text:span><text:span text:style-name="StringTok">"</text:span><text:span text:style-name="OperatorTok">,</text:span><text:span text:style-name="NormalTok"> itr</text:span><text:span text:style-name="OperatorTok">[</text:span><text:span text:style-name="NormalTok">i</text:span><text:span text:style-name="OperatorTok">].</text:span><text:span text:style-name="NormalTok">opnd</text:span><text:span text:style-name="OperatorTok">,</text:span><text:span text:style-name="NormalTok"> itr</text:span><text:span text:style-name="OperatorTok">[</text:span><text:span text:style-name="NormalTok">i</text:span><text:span text:style-name="OperatorTok">].</text:span><text:span text:style-name="NormalTok">addr</text:span><text:span text:style-name="OperatorTok">);</text:span> </text:p>
      <text:p text:style-name="Preformatted_20_Text"><text:span text:style-name="NormalTok"><text:s text:c="20"/>exit</text:span><text:span text:style-name="OperatorTok">(</text:span><text:span text:style-name="DecValTok">1</text:span><text:span text:style-name="OperatorTok">);</text:span> </text:p>
      <text:p text:style-name="Preformatted_20_Text"><text:span text:style-name="NormalTok"><text:s text:c="16"/></text:span><text:span text:style-name="OperatorTok">}</text:span> </text:p>
      <text:p text:style-name="Preformatted_20_Text"><text:soft-page-break/><text:span text:style-name="NormalTok"><text:s text:c="16"/>addr_val </text:span><text:span text:style-name="OperatorTok">=</text:span><text:span text:style-name="NormalTok"> symtab</text:span><text:span text:style-name="OperatorTok">[</text:span><text:span text:style-name="NormalTok">stf</text:span><text:span text:style-name="OperatorTok">].</text:span><text:span text:style-name="NormalTok">address</text:span><text:span text:style-name="OperatorTok">;</text:span> </text:p>
      <text:p text:style-name="Preformatted_20_Text"><text:span text:style-name="NormalTok"><text:s text:c="12"/></text:span><text:span text:style-name="OperatorTok">}</text:span> </text:p>
      <text:p text:style-name="Preformatted_20_Text"><text:span text:style-name="NormalTok"><text:s text:c="12"/></text:span><text:span text:style-name="DataTypeTok">char</text:span><text:span text:style-name="NormalTok"> addrhex</text:span><text:span text:style-name="OperatorTok">[</text:span><text:span text:style-name="DecValTok">5</text:span><text:span text:style-name="OperatorTok">];</text:span><text:span text:style-name="NormalTok"> int_to_hex</text:span><text:span text:style-name="OperatorTok">(</text:span><text:span text:style-name="NormalTok">addr_val</text:span><text:span text:style-name="OperatorTok">,</text:span><text:span text:style-name="NormalTok"> </text:span><text:span text:style-name="DecValTok">2</text:span><text:span text:style-name="OperatorTok">,</text:span><text:span text:style-name="NormalTok"> addrhex</text:span><text:span text:style-name="OperatorTok">);</text:span> </text:p>
      <text:p text:style-name="Preformatted_20_Text"><text:span text:style-name="NormalTok"><text:s text:c="12"/>sprintf</text:span><text:span text:style-name="OperatorTok">(</text:span><text:span text:style-name="NormalTok">objhex</text:span><text:span text:style-name="OperatorTok">,</text:span><text:span text:style-name="NormalTok"> </text:span><text:span text:style-name="StringTok">"</text:span><text:span text:style-name="SpecialCharTok">%s%s</text:span><text:span text:style-name="StringTok">"</text:span><text:span text:style-name="OperatorTok">,</text:span><text:span text:style-name="NormalTok"> opc</text:span><text:span text:style-name="OperatorTok">,</text:span><text:span text:style-name="NormalTok"> addrhex</text:span><text:span text:style-name="OperatorTok">);</text:span> </text:p>
      <text:p text:style-name="Preformatted_20_Text"><text:span text:style-name="NormalTok"><text:s text:c="12"/>objbytes </text:span><text:span text:style-name="OperatorTok">=</text:span><text:span text:style-name="NormalTok"> </text:span><text:span text:style-name="DecValTok">3</text:span><text:span text:style-name="OperatorTok">;</text:span> </text:p>
      <text:p text:style-name="Preformatted_20_Text"><text:span text:style-name="NormalTok"><text:s text:c="12"/>text_write_bytes</text:span><text:span text:style-name="OperatorTok">(</text:span><text:span text:style-name="NormalTok">objhex</text:span><text:span text:style-name="OperatorTok">,</text:span><text:span text:style-name="NormalTok"> objbytes</text:span><text:span text:style-name="OperatorTok">,</text:span><text:span text:style-name="NormalTok"> itr</text:span><text:span text:style-name="OperatorTok">[</text:span><text:span text:style-name="NormalTok">i</text:span><text:span text:style-name="OperatorTok">].</text:span><text:span text:style-name="NormalTok">addr</text:span><text:span text:style-name="OperatorTok">,</text:span><text:span text:style-name="NormalTok"> out</text:span><text:span text:style-name="OperatorTok">);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8"/></text:span><text:span text:style-name="ControlFlowTok">else</text:span><text:span text:style-name="NormalTok"> </text:span><text:span text:style-name="ControlFlowTok">if</text:span><text:span text:style-name="NormalTok"> </text:span><text:span text:style-name="OperatorTok">(!</text:span><text:span text:style-name="NormalTok">strcmp</text:span><text:span text:style-name="OperatorTok">(</text:span><text:span text:style-name="NormalTok">itr</text:span><text:span text:style-name="OperatorTok">[</text:span><text:span text:style-name="NormalTok">i</text:span><text:span text:style-name="OperatorTok">].</text:span><text:span text:style-name="NormalTok">opcode</text:span><text:span text:style-name="OperatorTok">,</text:span><text:span text:style-name="NormalTok"> </text:span><text:span text:style-name="StringTok">"BYTE"</text:span><text:span text:style-name="OperatorTok">))</text:span><text:span text:style-name="NormalTok"> </text:span><text:span text:style-name="OperatorTok">{</text:span> </text:p>
      <text:p text:style-name="Preformatted_20_Text"><text:span text:style-name="NormalTok"><text:s text:c="12"/></text:span><text:span text:style-name="DataTypeTok">int</text:span><text:span text:style-name="NormalTok"> nb </text:span><text:span text:style-name="OperatorTok">=</text:span><text:span text:style-name="NormalTok"> parse_BYTE</text:span><text:span text:style-name="OperatorTok">(</text:span><text:span text:style-name="NormalTok">itr</text:span><text:span text:style-name="OperatorTok">[</text:span><text:span text:style-name="NormalTok">i</text:span><text:span text:style-name="OperatorTok">].</text:span><text:span text:style-name="NormalTok">opnd</text:span><text:span text:style-name="OperatorTok">,</text:span><text:span text:style-name="NormalTok"> objhex</text:span><text:span text:style-name="OperatorTok">);</text:span> </text:p>
      <text:p text:style-name="Preformatted_20_Text"><text:span text:style-name="NormalTok"><text:s text:c="12"/></text:span><text:span text:style-name="ControlFlowTok">if</text:span><text:span text:style-name="NormalTok"> </text:span><text:span text:style-name="OperatorTok">(</text:span><text:span text:style-name="NormalTok">nb </text:span><text:span text:style-name="OperatorTok">&lt;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6"/>fprintf</text:span><text:span text:style-name="OperatorTok">(</text:span><text:span text:style-name="NormalTok">stderr</text:span><text:span text:style-name="OperatorTok">,</text:span><text:span text:style-name="NormalTok"> </text:span><text:span text:style-name="StringTok">"Invalid BYTE operand: </text:span><text:span text:style-name="SpecialCharTok">%s</text:span><text:span text:style-name="StringTok"> at </text:span><text:span text:style-name="SpecialCharTok">%X\n</text:span><text:span text:style-name="StringTok">"</text:span><text:span text:style-name="OperatorTok">,</text:span><text:span text:style-name="NormalTok"> itr</text:span><text:span text:style-name="OperatorTok">[</text:span><text:span text:style-name="NormalTok">i</text:span><text:span text:style-name="OperatorTok">].</text:span><text:span text:style-name="NormalTok">opnd</text:span><text:span text:style-name="OperatorTok">,</text:span><text:span text:style-name="NormalTok"> itr</text:span><text:span text:style-name="OperatorTok">[</text:span><text:span text:style-name="NormalTok">i</text:span><text:span text:style-name="OperatorTok">].</text:span><text:span text:style-name="NormalTok">addr</text:span><text:span text:style-name="OperatorTok">);</text:span> </text:p>
      <text:p text:style-name="Preformatted_20_Text"><text:span text:style-name="NormalTok"><text:s text:c="16"/>exit</text:span><text:span text:style-name="OperatorTok">(</text:span><text:span text:style-name="DecValTok">1</text:span><text:span text:style-name="OperatorTok">);</text:span> </text:p>
      <text:p text:style-name="Preformatted_20_Text"><text:span text:style-name="NormalTok"><text:s text:c="12"/></text:span><text:span text:style-name="OperatorTok">}</text:span> </text:p>
      <text:p text:style-name="Preformatted_20_Text"><text:span text:style-name="NormalTok"><text:s text:c="12"/>objbytes </text:span><text:span text:style-name="OperatorTok">=</text:span><text:span text:style-name="NormalTok"> nb</text:span><text:span text:style-name="OperatorTok">;</text:span> </text:p>
      <text:p text:style-name="Preformatted_20_Text"><text:span text:style-name="NormalTok"><text:s text:c="12"/>text_write_bytes</text:span><text:span text:style-name="OperatorTok">(</text:span><text:span text:style-name="NormalTok">objhex</text:span><text:span text:style-name="OperatorTok">,</text:span><text:span text:style-name="NormalTok"> objbytes</text:span><text:span text:style-name="OperatorTok">,</text:span><text:span text:style-name="NormalTok"> itr</text:span><text:span text:style-name="OperatorTok">[</text:span><text:span text:style-name="NormalTok">i</text:span><text:span text:style-name="OperatorTok">].</text:span><text:span text:style-name="NormalTok">addr</text:span><text:span text:style-name="OperatorTok">,</text:span><text:span text:style-name="NormalTok"> out</text:span><text:span text:style-name="OperatorTok">);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8"/></text:span><text:span text:style-name="ControlFlowTok">else</text:span><text:span text:style-name="NormalTok"> </text:span><text:span text:style-name="ControlFlowTok">if</text:span><text:span text:style-name="NormalTok"> </text:span><text:span text:style-name="OperatorTok">(!</text:span><text:span text:style-name="NormalTok">strcmp</text:span><text:span text:style-name="OperatorTok">(</text:span><text:span text:style-name="NormalTok">itr</text:span><text:span text:style-name="OperatorTok">[</text:span><text:span text:style-name="NormalTok">i</text:span><text:span text:style-name="OperatorTok">].</text:span><text:span text:style-name="NormalTok">opcode</text:span><text:span text:style-name="OperatorTok">,</text:span><text:span text:style-name="NormalTok"> </text:span><text:span text:style-name="StringTok">"WORD"</text:span><text:span text:style-name="OperatorTok">))</text:span><text:span text:style-name="NormalTok"> </text:span><text:span text:style-name="OperatorTok">{</text:span> </text:p>
      <text:p text:style-name="Preformatted_20_Text"><text:span text:style-name="NormalTok"><text:s text:c="12"/></text:span><text:span text:style-name="DataTypeTok">int</text:span><text:span text:style-name="NormalTok"> val </text:span><text:span text:style-name="OperatorTok">=</text:span><text:span text:style-name="NormalTok"> atoi</text:span><text:span text:style-name="OperatorTok">(</text:span><text:span text:style-name="NormalTok">itr</text:span><text:span text:style-name="OperatorTok">[</text:span><text:span text:style-name="NormalTok">i</text:span><text:span text:style-name="OperatorTok">].</text:span><text:span text:style-name="NormalTok">opnd</text:span><text:span text:style-name="OperatorTok">);</text:span> </text:p>
      <text:p text:style-name="Preformatted_20_Text"><text:span text:style-name="NormalTok"><text:s text:c="12"/>int_to_hex</text:span><text:span text:style-name="OperatorTok">(</text:span><text:span text:style-name="NormalTok">val</text:span><text:span text:style-name="OperatorTok">,</text:span><text:span text:style-name="NormalTok"> </text:span><text:span text:style-name="DecValTok">3</text:span><text:span text:style-name="OperatorTok">,</text:span><text:span text:style-name="NormalTok"> objhex</text:span><text:span text:style-name="OperatorTok">);</text:span> </text:p>
      <text:p text:style-name="Preformatted_20_Text"><text:span text:style-name="NormalTok"><text:s text:c="12"/>objbytes </text:span><text:span text:style-name="OperatorTok">=</text:span><text:span text:style-name="NormalTok"> </text:span><text:span text:style-name="DecValTok">3</text:span><text:span text:style-name="OperatorTok">;</text:span> </text:p>
      <text:p text:style-name="Preformatted_20_Text"><text:span text:style-name="NormalTok"><text:s text:c="12"/>text_write_bytes</text:span><text:span text:style-name="OperatorTok">(</text:span><text:span text:style-name="NormalTok">objhex</text:span><text:span text:style-name="OperatorTok">,</text:span><text:span text:style-name="NormalTok"> objbytes</text:span><text:span text:style-name="OperatorTok">,</text:span><text:span text:style-name="NormalTok"> itr</text:span><text:span text:style-name="OperatorTok">[</text:span><text:span text:style-name="NormalTok">i</text:span><text:span text:style-name="OperatorTok">].</text:span><text:span text:style-name="NormalTok">addr</text:span><text:span text:style-name="OperatorTok">,</text:span><text:span text:style-name="NormalTok"> out</text:span><text:span text:style-name="OperatorTok">);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8"/></text:span><text:span text:style-name="ControlFlowTok">else</text:span><text:span text:style-name="NormalTok"> </text:span><text:span text:style-name="ControlFlowTok">if</text:span><text:span text:style-name="NormalTok"> </text:span><text:span text:style-name="OperatorTok">(!</text:span><text:span text:style-name="NormalTok">strcmp</text:span><text:span text:style-name="OperatorTok">(</text:span><text:span text:style-name="NormalTok">itr</text:span><text:span text:style-name="OperatorTok">[</text:span><text:span text:style-name="NormalTok">i</text:span><text:span text:style-name="OperatorTok">].</text:span><text:span text:style-name="NormalTok">opcode</text:span><text:span text:style-name="OperatorTok">,</text:span><text:span text:style-name="NormalTok"> </text:span><text:span text:style-name="StringTok">"RESB"</text:span><text:span text:style-name="OperatorTok">)</text:span><text:span text:style-name="NormalTok"> </text:span><text:span text:style-name="OperatorTok">||</text:span><text:span text:style-name="NormalTok"> </text:span><text:span text:style-name="OperatorTok">!</text:span><text:span text:style-name="NormalTok">strcmp</text:span><text:span text:style-name="OperatorTok">(</text:span><text:span text:style-name="NormalTok">itr</text:span><text:span text:style-name="OperatorTok">[</text:span><text:span text:style-name="NormalTok">i</text:span><text:span text:style-name="OperatorTok">].</text:span><text:span text:style-name="NormalTok">opcode</text:span><text:span text:style-name="OperatorTok">,</text:span><text:span text:style-name="NormalTok"> </text:span><text:span text:style-name="StringTok">"RESW"</text:span><text:span text:style-name="OperatorTok">))</text:span><text:span text:style-name="NormalTok"> </text:span><text:span text:style-name="OperatorTok">{</text:span> </text:p>
      <text:p text:style-name="Preformatted_20_Text"><text:span text:style-name="NormalTok"><text:s text:c="12"/>flush_text</text:span><text:span text:style-name="OperatorTok">(</text:span><text:span text:style-name="NormalTok">out</text:span><text:span text:style-name="OperatorTok">);</text:span> </text:p>
      <text:p text:style-name="Preformatted_20_Text"><text:span text:style-name="NormalTok"><text:s text:c="8"/></text:span><text:span text:style-name="OperatorTok">}</text:span><text:span text:style-name="NormalTok"> </text:span><text:span text:style-name="ControlFlowTok">else</text:span><text:span text:style-name="NormalTok"> </text:span><text:span text:style-name="ControlFlowTok">if</text:span><text:span text:style-name="NormalTok"> </text:span><text:span text:style-name="OperatorTok">(!</text:span><text:span text:style-name="NormalTok">strcmp</text:span><text:span text:style-name="OperatorTok">(</text:span><text:span text:style-name="NormalTok">itr</text:span><text:span text:style-name="OperatorTok">[</text:span><text:span text:style-name="NormalTok">i</text:span><text:span text:style-name="OperatorTok">].</text:span><text:span text:style-name="NormalTok">opcode</text:span><text:span text:style-name="OperatorTok">,</text:span><text:span text:style-name="NormalTok"> </text:span><text:span text:style-name="StringTok">"END"</text:span><text:span text:style-name="OperatorTok">))</text:span><text:span text:style-name="NormalTok"> </text:span><text:span text:style-name="OperatorTok">{</text:span> </text:p>
      <text:p text:style-name="Preformatted_20_Text"><text:span text:style-name="NormalTok"><text:s text:c="8"/></text:span><text:span text:style-name="OperatorTok">}</text:span><text:span text:style-name="NormalTok"> </text:span><text:span text:style-name="ControlFlowTok">else</text:span><text:span text:style-name="NormalTok"> </text:span><text:span text:style-name="OperatorTok">{</text:span> </text:p>
      <text:p text:style-name="Preformatted_20_Text"><text:span text:style-name="NormalTok"><text:s text:c="12"/>flush_text</text:span><text:span text:style-name="OperatorTok">(</text:span><text:span text:style-name="NormalTok">out</text:span><text:span text:style-name="OperatorTok">);</text:span> </text:p>
      <text:p text:style-name="Preformatted_20_Text"><text:span text:style-name="NormalTok"><text:s text:c="8"/></text:span><text:span text:style-name="OperatorTok">}</text:span> </text:p>
      <text:p text:style-name="Preformatted_20_Text"/>
      <text:p text:style-name="Preformatted_20_Text"><text:span text:style-name="NormalTok"><text:s text:c="8"/>fprintf</text:span><text:span text:style-name="OperatorTok">(</text:span><text:span text:style-name="NormalTok">list</text:span><text:span text:style-name="OperatorTok">,</text:span><text:span text:style-name="NormalTok"> </text:span><text:span text:style-name="StringTok">"</text:span><text:span text:style-name="SpecialCharTok">%X\t%s\t%s\t%s\t%s\n</text:span><text:span text:style-name="StringTok">"</text:span><text:span text:style-name="OperatorTok">,</text:span> </text:p>
      <text:p text:style-name="Preformatted_20_Text"><text:span text:style-name="NormalTok"><text:s text:c="16"/>itr</text:span><text:span text:style-name="OperatorTok">[</text:span><text:span text:style-name="NormalTok">i</text:span><text:span text:style-name="OperatorTok">].</text:span><text:span text:style-name="NormalTok">addr</text:span><text:span text:style-name="OperatorTok">,</text:span><text:span text:style-name="NormalTok"> itr</text:span><text:span text:style-name="OperatorTok">[</text:span><text:span text:style-name="NormalTok">i</text:span><text:span text:style-name="OperatorTok">].</text:span><text:span text:style-name="NormalTok">label</text:span><text:span text:style-name="OperatorTok">,</text:span><text:span text:style-name="NormalTok"> itr</text:span><text:span text:style-name="OperatorTok">[</text:span><text:span text:style-name="NormalTok">i</text:span><text:span text:style-name="OperatorTok">].</text:span><text:span text:style-name="NormalTok">opcode</text:span><text:span text:style-name="OperatorTok">,</text:span><text:span text:style-name="NormalTok"> itr</text:span><text:span text:style-name="OperatorTok">[</text:span><text:span text:style-name="NormalTok">i</text:span><text:span text:style-name="OperatorTok">].</text:span><text:span text:style-name="NormalTok">opnd</text:span><text:span text:style-name="OperatorTok">,</text:span> </text:p>
      <text:p text:style-name="Preformatted_20_Text"><text:span text:style-name="NormalTok"><text:s text:c="16"/></text:span><text:span text:style-name="OperatorTok">(</text:span><text:span text:style-name="NormalTok">objhex</text:span><text:span text:style-name="OperatorTok">[</text:span><text:span text:style-name="DecValTok">0</text:span><text:span text:style-name="OperatorTok">]</text:span><text:span text:style-name="NormalTok"> </text:span><text:span text:style-name="OperatorTok">?</text:span><text:span text:style-name="NormalTok"> objhex </text:span><text:span text:style-name="OperatorTok">:</text:span><text:span text:style-name="NormalTok"> </text:span><text:span text:style-name="StringTok">"**"</text:span><text:span text:style-name="OperatorTok">));</text:span> </text:p>
      <text:p text:style-name="Preformatted_20_Text"><text:span text:style-name="NormalTok"><text:s text:c="4"/></text:span><text:span text:style-name="OperatorTok">}</text:span> </text:p>
      <text:p text:style-name="Preformatted_20_Text"/>
      <text:p text:style-name="Preformatted_20_Text"><text:span text:style-name="NormalTok"><text:s text:c="4"/>flush_text</text:span><text:span text:style-name="OperatorTok">(</text:span><text:span text:style-name="NormalTok">out</text:span><text:span text:style-name="OperatorTok">);</text:span> </text:p>
      <text:p text:style-name="Preformatted_20_Text"><text:span text:style-name="NormalTok"><text:s text:c="4"/>fprintf</text:span><text:span text:style-name="OperatorTok">(</text:span><text:span text:style-name="NormalTok">out</text:span><text:span text:style-name="OperatorTok">,</text:span><text:span text:style-name="NormalTok"> </text:span><text:span text:style-name="StringTok">"E </text:span><text:span text:style-name="SpecialCharTok">%06X\n</text:span><text:span text:style-name="StringTok">"</text:span><text:span text:style-name="OperatorTok">,</text:span><text:span text:style-name="NormalTok"> start_addr</text:span><text:span text:style-name="OperatorTok">);</text:span> </text:p>
      <text:p text:style-name="Preformatted_20_Text"><text:span text:style-name="OperatorTok">}</text:span> </text:p>
      <text:p text:style-name="Preformatted_20_Text"/>
      <text:p text:style-name="Preformatted_20_Text"><text:span text:style-name="DataTypeTok">int</text:span><text:span text:style-name="NormalTok"> main</text:span><text:span text:style-name="OperatorTok">()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DataTypeTok">FILE</text:span><text:span text:style-name="NormalTok"> </text:span><text:span text:style-name="OperatorTok">*</text:span><text:span text:style-name="NormalTok">inter </text:span><text:span text:style-name="OperatorTok">=</text:span><text:span text:style-name="NormalTok"> fopen</text:span><text:span text:style-name="OperatorTok">(</text:span><text:span text:style-name="StringTok">"../../ipop/intermediate.sic"</text:span><text:span text:style-name="OperatorTok">,</text:span><text:span text:style-name="NormalTok"> </text:span><text:span text:style-name="StringTok">"r"</text:span><text:span text:style-name="OperatorTok">);</text:span> </text:p>
      <text:p text:style-name="Preformatted_20_Text"><text:span text:style-name="NormalTok"><text:s text:c="4"/></text:span><text:span text:style-name="DataTypeTok">FILE</text:span><text:span text:style-name="NormalTok"> </text:span><text:span text:style-name="OperatorTok">*</text:span><text:span text:style-name="NormalTok">otab <text:s/></text:span><text:span text:style-name="OperatorTok">=</text:span><text:span text:style-name="NormalTok"> fopen</text:span><text:span text:style-name="OperatorTok">(</text:span><text:span text:style-name="StringTok">"../../ipop/optab"</text:span><text:span text:style-name="OperatorTok">,</text:span><text:span text:style-name="NormalTok"> </text:span><text:span text:style-name="StringTok">"r"</text:span><text:span text:style-name="OperatorTok">);</text:span> </text:p>
      <text:p text:style-name="Preformatted_20_Text"><text:span text:style-name="NormalTok"><text:s text:c="4"/></text:span><text:span text:style-name="DataTypeTok">FILE</text:span><text:span text:style-name="NormalTok"> </text:span><text:span text:style-name="OperatorTok">*</text:span><text:span text:style-name="NormalTok">stab <text:s/></text:span><text:span text:style-name="OperatorTok">=</text:span><text:span text:style-name="NormalTok"> fopen</text:span><text:span text:style-name="OperatorTok">(</text:span><text:span text:style-name="StringTok">"../../ipop/symtab"</text:span><text:span text:style-name="OperatorTok">,</text:span><text:span text:style-name="NormalTok"> </text:span><text:span text:style-name="StringTok">"r"</text:span><text:span text:style-name="OperatorTok">);</text:span> </text:p>
      <text:p text:style-name="Preformatted_20_Text"><text:span text:style-name="NormalTok"><text:s text:c="4"/></text:span><text:span text:style-name="DataTypeTok">FILE</text:span><text:span text:style-name="NormalTok"> </text:span><text:span text:style-name="OperatorTok">*</text:span><text:span text:style-name="NormalTok">out <text:s text:c="2"/></text:span><text:span text:style-name="OperatorTok">=</text:span><text:span text:style-name="NormalTok"> fopen</text:span><text:span text:style-name="OperatorTok">(</text:span><text:span text:style-name="StringTok">"../../ipop/objcode"</text:span><text:span text:style-name="OperatorTok">,</text:span><text:span text:style-name="NormalTok"> </text:span><text:span text:style-name="StringTok">"w"</text:span><text:span text:style-name="OperatorTok">);</text:span> </text:p>
      <text:p text:style-name="Preformatted_20_Text"><text:span text:style-name="NormalTok"><text:s text:c="4"/></text:span><text:span text:style-name="DataTypeTok">FILE</text:span><text:span text:style-name="NormalTok"> </text:span><text:span text:style-name="OperatorTok">*</text:span><text:span text:style-name="NormalTok">list <text:s/></text:span><text:span text:style-name="OperatorTok">=</text:span><text:span text:style-name="NormalTok"> fopen</text:span><text:span text:style-name="OperatorTok">(</text:span><text:span text:style-name="StringTok">"../../ipop/listfile.sic"</text:span><text:span text:style-name="OperatorTok">,</text:span><text:span text:style-name="NormalTok"> </text:span><text:span text:style-name="StringTok">"w"</text:span><text:span text:style-name="OperatorTok">);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!</text:span><text:span text:style-name="NormalTok">inter </text:span><text:span text:style-name="OperatorTok">||</text:span><text:span text:style-name="NormalTok"> </text:span><text:span text:style-name="OperatorTok">!</text:span><text:span text:style-name="NormalTok">otab </text:span><text:span text:style-name="OperatorTok">||</text:span><text:span text:style-name="NormalTok"> </text:span><text:span text:style-name="OperatorTok">!</text:span><text:span text:style-name="NormalTok">stab </text:span><text:span text:style-name="OperatorTok">||</text:span><text:span text:style-name="NormalTok"> </text:span><text:span text:style-name="OperatorTok">!</text:span><text:span text:style-name="NormalTok">out </text:span><text:span text:style-name="OperatorTok">||</text:span><text:span text:style-name="NormalTok"> </text:span><text:span text:style-name="OperatorTok">!</text:span><text:span text:style-name="NormalTok">list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printf</text:span><text:span text:style-name="OperatorTok">(</text:span><text:span text:style-name="StringTok">"Could not open files...</text:span><text:span text:style-name="SpecialCharTok">\n</text:span><text:span text:style-name="StringTok">"</text:span><text:span text:style-name="OperatorTok">);</text:span> </text:p>
      <text:p text:style-name="Preformatted_20_Text"><text:span text:style-name="NormalTok"><text:s text:c="8"/></text:span><text:span text:style-name="ControlFlowTok">return</text:span><text:span text:style-name="NormalTok"> </text:span><text:span text:style-name="DecValTok">1</text:span><text:span text:style-name="OperatorTok">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</text:span><text:span text:style-name="CommentTok">// read optab</text:span> </text:p>
      <text:p text:style-name="Preformatted_20_Text"><text:span text:style-name="NormalTok"><text:s text:c="4"/></text:span><text:span text:style-name="ControlFlowTok">while</text:span><text:span text:style-name="NormalTok"> </text:span><text:span text:style-name="OperatorTok">(</text:span><text:span text:style-name="NormalTok">fscanf</text:span><text:span text:style-name="OperatorTok">(</text:span><text:span text:style-name="NormalTok">otab</text:span><text:span text:style-name="OperatorTok">,</text:span><text:span text:style-name="NormalTok"> </text:span><text:span text:style-name="StringTok">"</text:span><text:span text:style-name="SpecialCharTok">%s</text:span><text:span text:style-name="StringTok"> </text:span><text:span text:style-name="SpecialCharTok">%X</text:span><text:span text:style-name="StringTok">"</text:span><text:span text:style-name="OperatorTok">,</text:span><text:span text:style-name="NormalTok"> optab</text:span><text:span text:style-name="OperatorTok">[</text:span><text:span text:style-name="NormalTok">otsize</text:span><text:span text:style-name="OperatorTok">].</text:span><text:span text:style-name="NormalTok">symbol</text:span><text:span text:style-name="OperatorTok">,</text:span><text:span text:style-name="NormalTok"> </text:span><text:span text:style-name="OperatorTok">&amp;</text:span><text:span text:style-name="NormalTok">optab</text:span><text:span text:style-name="OperatorTok">[</text:span><text:span text:style-name="NormalTok">otsize</text:span><text:span text:style-name="OperatorTok">].</text:span><text:span text:style-name="NormalTok">address</text:span><text:span text:style-name="OperatorTok">)</text:span><text:span text:style-name="NormalTok"> </text:span><text:span text:style-name="OperatorTok">==</text:span><text:span text:style-name="NormalTok"> </text:span><text:span text:style-name="DecValTok">2</text:span><text:span text:style-name="OperatorTok">)</text:span><text:span text:style-name="NormalTok"> otsize</text:span><text:span text:style-name="OperatorTok">++;</text:span> </text:p>
      <text:p text:style-name="Preformatted_20_Text"><text:span text:style-name="NormalTok"><text:s text:c="4"/></text:span><text:span text:style-name="CommentTok">// read symtab</text:span> </text:p>
      <text:p text:style-name="Preformatted_20_Text"><text:span text:style-name="NormalTok"><text:s text:c="4"/></text:span><text:span text:style-name="ControlFlowTok">while</text:span><text:span text:style-name="NormalTok"> </text:span><text:span text:style-name="OperatorTok">(</text:span><text:span text:style-name="NormalTok">fscanf</text:span><text:span text:style-name="OperatorTok">(</text:span><text:span text:style-name="NormalTok">stab</text:span><text:span text:style-name="OperatorTok">,</text:span><text:span text:style-name="NormalTok"> </text:span><text:span text:style-name="StringTok">"</text:span><text:span text:style-name="SpecialCharTok">%s</text:span><text:span text:style-name="StringTok"> </text:span><text:span text:style-name="SpecialCharTok">%X</text:span><text:span text:style-name="StringTok">"</text:span><text:span text:style-name="OperatorTok">,</text:span><text:span text:style-name="NormalTok"> symtab</text:span><text:span text:style-name="OperatorTok">[</text:span><text:span text:style-name="NormalTok">stsize</text:span><text:span text:style-name="OperatorTok">].</text:span><text:span text:style-name="NormalTok">symbol</text:span><text:span text:style-name="OperatorTok">,</text:span><text:span text:style-name="NormalTok"> </text:span><text:span text:style-name="OperatorTok">&amp;</text:span><text:span text:style-name="NormalTok">symtab</text:span><text:span text:style-name="OperatorTok">[</text:span><text:span text:style-name="NormalTok">stsize</text:span><text:span text:style-name="OperatorTok">].</text:span><text:span text:style-name="NormalTok">address</text:span><text:span text:style-name="OperatorTok">)</text:span><text:span text:style-name="NormalTok"> </text:span><text:span text:style-name="OperatorTok">==</text:span><text:span text:style-name="NormalTok"> </text:span><text:span text:style-name="DecValTok">2</text:span><text:span text:style-name="OperatorTok">)</text:span><text:span text:style-name="NormalTok"> stsize</text:span><text:span text:style-name="OperatorTok">++;</text:span> </text:p>
      <text:p text:style-name="Preformatted_20_Text"><text:span text:style-name="NormalTok"><text:s text:c="4"/></text:span><text:span text:style-name="CommentTok">// read intermediate</text:span> </text:p>
      <text:p text:style-name="Preformatted_20_Text"><text:span text:style-name="NormalTok"><text:s text:c="4"/></text:span><text:span text:style-name="ControlFlowTok">while</text:span><text:span text:style-name="NormalTok"> </text:span><text:span text:style-name="OperatorTok">(</text:span><text:span text:style-name="NormalTok">fscanf</text:span><text:span text:style-name="OperatorTok">(</text:span><text:span text:style-name="NormalTok">inter</text:span><text:span text:style-name="OperatorTok">,</text:span><text:span text:style-name="NormalTok"> </text:span><text:span text:style-name="StringTok">"</text:span><text:span text:style-name="SpecialCharTok">%X</text:span><text:span text:style-name="StringTok"> </text:span><text:span text:style-name="SpecialCharTok">%s</text:span><text:span text:style-name="StringTok"> </text:span><text:span text:style-name="SpecialCharTok">%s</text:span><text:span text:style-name="StringTok"> </text:span><text:span text:style-name="SpecialCharTok">%s</text:span><text:span text:style-name="StringTok">"</text:span><text:span text:style-name="OperatorTok">,</text:span><text:span text:style-name="NormalTok"> </text:span><text:span text:style-name="OperatorTok">&amp;</text:span><text:span text:style-name="NormalTok">itr</text:span><text:span text:style-name="OperatorTok">[</text:span><text:span text:style-name="NormalTok">lcnt</text:span><text:span text:style-name="OperatorTok">].</text:span><text:span text:style-name="NormalTok">addr</text:span><text:span text:style-name="OperatorTok">,</text:span><text:span text:style-name="NormalTok"> itr</text:span><text:span text:style-name="OperatorTok">[</text:span><text:span text:style-name="NormalTok">lcnt</text:span><text:span text:style-name="OperatorTok">].</text:span><text:span text:style-name="NormalTok">label</text:span><text:span text:style-name="OperatorTok">,</text:span><text:span text:style-name="NormalTok"> itr</text:span><text:span text:style-name="OperatorTok">[</text:span><text:span text:style-name="NormalTok">lcnt</text:span><text:span text:style-name="OperatorTok">].</text:span><text:span text:style-name="NormalTok">opcode</text:span><text:span text:style-name="OperatorTok">,</text:span><text:span text:style-name="NormalTok"> itr</text:span><text:span text:style-name="OperatorTok">[</text:span><text:span text:style-name="NormalTok">lcnt</text:span><text:span text:style-name="OperatorTok">].</text:span><text:span text:style-name="NormalTok">opnd</text:span><text:span text:style-name="OperatorTok">)</text:span><text:span text:style-name="NormalTok"> </text:span><text:span text:style-name="OperatorTok">==</text:span><text:span text:style-name="NormalTok"> </text:span><text:span text:style-name="DecValTok">4</text:span><text:span text:style-name="OperatorTok">)</text:span><text:span text:style-name="NormalTok"> lcnt</text:span><text:span text:style-name="OperatorTok">++;</text:span> </text:p>
      <text:p text:style-name="Preformatted_20_Text"><text:span text:style-name="NormalTok"><text:s text:c="4"/>pass2</text:span><text:span text:style-name="OperatorTok">(</text:span><text:span text:style-name="NormalTok">out</text:span><text:span text:style-name="OperatorTok">,</text:span><text:span text:style-name="NormalTok"> list</text:span><text:span text:style-name="OperatorTok">);</text:span> </text:p>
      <text:p text:style-name="Preformatted_20_Text"><text:span text:style-name="NormalTok"><text:s text:c="4"/>printf</text:span><text:span text:style-name="OperatorTok">(</text:span><text:span text:style-name="StringTok">"Object Code Saved in </text:span><text:span text:style-name="SpecialCharTok">\"</text:span><text:span text:style-name="StringTok">objcode</text:span><text:span text:style-name="SpecialCharTok">\"</text:span><text:span text:style-name="StringTok"> in ipop</text:span><text:span text:style-name="SpecialCharTok">\n</text:span><text:span text:style-name="StringTok">"</text:span><text:span text:style-name="OperatorTok">);</text:span> </text:p>
      <text:p text:style-name="Preformatted_20_Text"><text:span text:style-name="NormalTok"><text:s text:c="4"/>printf</text:span><text:span text:style-name="OperatorTok">(</text:span><text:span text:style-name="StringTok">"Listing file Saved in </text:span><text:span text:style-name="SpecialCharTok">\"</text:span><text:span text:style-name="StringTok">listfile.sic</text:span><text:span text:style-name="SpecialCharTok">\"</text:span><text:span text:style-name="StringTok"> in ipop</text:span><text:span text:style-name="SpecialCharTok">\n</text:span><text:span text:style-name="StringTok">"</text:span><text:span text:style-name="OperatorTok">);</text:span> </text:p>
      <text:p text:style-name="Preformatted_20_Text"/>
      <text:p text:style-name="Preformatted_20_Text"><text:span text:style-name="NormalTok"><text:s text:c="4"/>fclose</text:span><text:span text:style-name="OperatorTok">(</text:span><text:span text:style-name="NormalTok">inter</text:span><text:span text:style-name="OperatorTok">);</text:span><text:span text:style-name="NormalTok"> fclose</text:span><text:span text:style-name="OperatorTok">(</text:span><text:span text:style-name="NormalTok">otab</text:span><text:span text:style-name="OperatorTok">);</text:span><text:span text:style-name="NormalTok"> fclose</text:span><text:span text:style-name="OperatorTok">(</text:span><text:span text:style-name="NormalTok">stab</text:span><text:span text:style-name="OperatorTok">);</text:span><text:span text:style-name="NormalTok"> fclose</text:span><text:span text:style-name="OperatorTok">(</text:span><text:span text:style-name="NormalTok">out</text:span><text:span text:style-name="OperatorTok">);</text:span><text:span text:style-name="NormalTok"> fclose</text:span><text:span text:style-name="OperatorTok">(</text:span><text:span text:style-name="NormalTok">list</text:span><text:span text:style-name="OperatorTok">);</text:span> </text:p>
      <text:p text:style-name="Preformatted_20_Text"><text:span text:style-name="NormalTok"><text:s text:c="4"/></text:span><text:span text:style-name="ControlFlowTok">return</text:span><text:span text:style-name="NormalTok"> </text:span><text:span text:style-name="DecValTok">0</text:span><text:span text:style-name="OperatorTok">;</text:span> </text:p>
      <text:p text:style-name="Preformatted_20_Text"><text:span text:style-name="OperatorTok">}</text:span> </text:p>
      <text:p text:style-name="Preformatted_20_Text">Output</text:p>
      <text:p text:style-name="Preformatted_20_Text">Object Code Saved in "objcode" in ipop</text:p>
      <text:p text:style-name="Preformatted_20_Text">Listing file Saved in "listfile.sic" in ipop</text:p>
      <text:p text:style-name="Preformatted_20_Text"><text:s text:c="4"/>1. objcode</text:p>
      <text:p text:style-name="Preformatted_20_Text"><text:s text:c="8"/>H <text:s text:c="2"/>COPY 001000 000012</text:p>
      <text:p text:style-name="Preformatted_20_Text"><text:s text:c="8"/>T 001000 0F 001009 18100C 0C100F 000005 000003</text:p>
      <text:p text:style-name="Preformatted_20_Text"><text:s text:c="8"/>E 001000</text:p>
      <text:p text:style-name="Preformatted_20_Text"/>
      <text:p text:style-name="Preformatted_20_Text"><text:s text:c="4"/>2. listfile.sic</text:p>
      <text:p text:style-name="Preformatted_20_Text"><text:s text:c="8"/>1000 <text:s text:c="3"/>COPY <text:s text:c="3"/>START <text:s text:c="2"/>1000 <text:s text:c="3"/>**</text:p>
      <text:p text:style-name="Preformatted_20_Text"><text:s text:c="8"/>1000 <text:s text:c="3"/>FIRST <text:s text:c="2"/>LDA ALPHA <text:s text:c="2"/>001009</text:p>
      <text:p text:style-name="Preformatted_20_Text"><text:s text:c="8"/>1003 <text:s text:c="3"/>** <text:s/>ADD BETA <text:s text:c="3"/>18100C</text:p>
      <text:p text:style-name="Preformatted_20_Text"><text:s text:c="8"/>1006 <text:s text:c="3"/>** <text:s/>STA GAMMA <text:s text:c="2"/>0C100F</text:p>
      <text:p text:style-name="Preformatted_20_Text"><text:s text:c="8"/>1009 <text:s text:c="3"/>ALPHA <text:s text:c="2"/>WORD <text:s text:c="3"/>5 <text:s text:c="2"/>000005</text:p>
      <text:p text:style-name="Preformatted_20_Text"><text:s text:c="8"/>100C <text:s text:c="3"/>BETA <text:s text:c="3"/>WORD <text:s text:c="3"/>3 <text:s text:c="2"/>000003</text:p>
      <text:p text:style-name="Preformatted_20_Text"><text:s text:c="8"/>100F <text:s text:c="3"/>GAMMA <text:s text:c="2"/>RESW <text:s text:c="3"/>1 <text:s text:c="2"/>**</text:p>
      <text:p text:style-name="Preformatted_20_Text"><text:s text:c="8"/>1012 <text:s text:c="3"/>** <text:s/>END FIRST <text:s text:c="2"/>**</text:p>
      <text:h text:style-name="P8" text:outline-level="2"><text:bookmark-start text:name="loader"/><text:soft-page-break/>Loader<text:bookmark-end text:name="loader"/></text:h>
      <text:h text:style-name="P7" text:outline-level="3"><text:bookmark-start text:name="absolute-loader"/>Absolute Loader<text:bookmark-end text:name="absolute-loader"/></text:h>
      <text:p text:style-name="Preformatted_20_Text"><text:span text:style-name="PreprocessorTok">#include</text:span><text:span text:style-name="ImportTok">&lt;stdio.h&gt;</text:span> </text:p>
      <text:p text:style-name="Preformatted_20_Text"><text:span text:style-name="PreprocessorTok">#include</text:span><text:span text:style-name="ImportTok">&lt;stdlib.h&gt;</text:span> </text:p>
      <text:p text:style-name="Preformatted_20_Text"><text:span text:style-name="PreprocessorTok">#include</text:span><text:span text:style-name="ImportTok">&lt;string.h&gt;</text:span> </text:p>
      <text:p text:style-name="Preformatted_20_Text"><text:span text:style-name="PreprocessorTok">#define BUF </text:span><text:span text:style-name="DecValTok">1000</text:span> </text:p>
      <text:p text:style-name="Preformatted_20_Text"><text:span text:style-name="DataTypeTok">int</text:span><text:span text:style-name="NormalTok"> main</text:span><text:span text:style-name="OperatorTok">()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DataTypeTok">FILE</text:span><text:span text:style-name="OperatorTok">*</text:span><text:span text:style-name="NormalTok"> obj </text:span><text:span text:style-name="OperatorTok">=</text:span><text:span text:style-name="NormalTok"> fopen</text:span><text:span text:style-name="OperatorTok">(</text:span><text:span text:style-name="StringTok">"../ipop/objcode"</text:span><text:span text:style-name="OperatorTok">,</text:span><text:span text:style-name="NormalTok"> </text:span><text:span text:style-name="StringTok">"r"</text:span><text:span text:style-name="OperatorTok">);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!</text:span><text:span text:style-name="NormalTok">obj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printf</text:span><text:span text:style-name="OperatorTok">(</text:span><text:span text:style-name="StringTok">"Couldnot open file..."</text:span><text:span text:style-name="OperatorTok">);</text:span> </text:p>
      <text:p text:style-name="Preformatted_20_Text"><text:span text:style-name="NormalTok"><text:s text:c="8"/></text:span><text:span text:style-name="ControlFlowTok">return</text:span><text:span text:style-name="NormalTok"> </text:span><text:span text:style-name="DecValTok">1</text:span><text:span text:style-name="OperatorTok">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</text:span><text:span text:style-name="DataTypeTok">int</text:span><text:span text:style-name="NormalTok"> locctr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4"/></text:span><text:span text:style-name="DataTypeTok">char</text:span><text:span text:style-name="NormalTok"> ch</text:span><text:span text:style-name="OperatorTok">;</text:span> </text:p>
      <text:p text:style-name="Preformatted_20_Text"><text:span text:style-name="NormalTok"><text:s text:c="4"/></text:span><text:span text:style-name="ControlFlowTok">while</text:span><text:span text:style-name="NormalTok"> </text:span><text:span text:style-name="OperatorTok">((</text:span><text:span text:style-name="NormalTok">ch </text:span><text:span text:style-name="OperatorTok">=</text:span><text:span text:style-name="NormalTok"> fgetc</text:span><text:span text:style-name="OperatorTok">(</text:span><text:span text:style-name="NormalTok">obj</text:span><text:span text:style-name="OperatorTok">))</text:span><text:span text:style-name="NormalTok"> </text:span><text:span text:style-name="OperatorTok">!=</text:span><text:span text:style-name="NormalTok"> EOF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</text:span><text:span text:style-name="ControlFlowTok">if</text:span><text:span text:style-name="NormalTok"> </text:span><text:span text:style-name="OperatorTok">(</text:span><text:span text:style-name="NormalTok">ch </text:span><text:span text:style-name="OperatorTok">==</text:span><text:span text:style-name="NormalTok"> </text:span><text:span text:style-name="CharTok">'H'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2"/></text:span><text:span text:style-name="ControlFlowTok">while</text:span><text:span text:style-name="NormalTok"> </text:span><text:span text:style-name="OperatorTok">((</text:span><text:span text:style-name="NormalTok">ch </text:span><text:span text:style-name="OperatorTok">=</text:span><text:span text:style-name="NormalTok"> fgetc</text:span><text:span text:style-name="OperatorTok">(</text:span><text:span text:style-name="NormalTok">obj</text:span><text:span text:style-name="OperatorTok">))</text:span><text:span text:style-name="NormalTok"> </text:span><text:span text:style-name="OperatorTok">==</text:span><text:span text:style-name="NormalTok"> </text:span><text:span text:style-name="CharTok">' '</text:span><text:span text:style-name="OperatorTok">);</text:span> </text:p>
      <text:p text:style-name="Preformatted_20_Text"><text:span text:style-name="NormalTok"><text:s text:c="12"/></text:span><text:span text:style-name="DataTypeTok">char</text:span><text:span text:style-name="NormalTok"> pname</text:span><text:span text:style-name="OperatorTok">[</text:span><text:span text:style-name="DecValTok">6</text:span><text:span text:style-name="OperatorTok">];</text:span> </text:p>
      <text:p text:style-name="Preformatted_20_Text"><text:span text:style-name="NormalTok"><text:s text:c="12"/></text:span><text:span text:style-name="DataTypeTok">int</text:span><text:span text:style-name="NormalTok"> start</text:span><text:span text:style-name="OperatorTok">,</text:span><text:span text:style-name="NormalTok"> length</text:span><text:span text:style-name="OperatorTok">;</text:span> </text:p>
      <text:p text:style-name="Preformatted_20_Text"><text:span text:style-name="NormalTok"><text:s text:c="12"/>fscanf</text:span><text:span text:style-name="OperatorTok">(</text:span><text:span text:style-name="NormalTok">obj</text:span><text:span text:style-name="OperatorTok">,</text:span><text:span text:style-name="NormalTok"> </text:span><text:span text:style-name="StringTok">"</text:span><text:span text:style-name="SpecialCharTok">%s</text:span><text:span text:style-name="StringTok"> </text:span><text:span text:style-name="SpecialCharTok">%X</text:span><text:span text:style-name="StringTok"> </text:span><text:span text:style-name="SpecialCharTok">%X\n</text:span><text:span text:style-name="StringTok">"</text:span><text:span text:style-name="OperatorTok">,</text:span><text:span text:style-name="NormalTok"> pname</text:span><text:span text:style-name="OperatorTok">,</text:span><text:span text:style-name="NormalTok"> </text:span><text:span text:style-name="OperatorTok">&amp;</text:span><text:span text:style-name="NormalTok">start</text:span><text:span text:style-name="OperatorTok">,</text:span><text:span text:style-name="NormalTok"> </text:span><text:span text:style-name="OperatorTok">&amp;</text:span><text:span text:style-name="NormalTok">length</text:span><text:span text:style-name="OperatorTok">);</text:span> </text:p>
      <text:p text:style-name="Preformatted_20_Text"><text:span text:style-name="NormalTok"><text:s text:c="12"/>locctr </text:span><text:span text:style-name="OperatorTok">=</text:span><text:span text:style-name="NormalTok"> start</text:span><text:span text:style-name="OperatorTok">;</text:span> </text:p>
      <text:p text:style-name="Preformatted_20_Text"><text:span text:style-name="NormalTok"><text:s text:c="12"/>printf</text:span><text:span text:style-name="OperatorTok">(</text:span><text:span text:style-name="StringTok">"Program Name: </text:span><text:span text:style-name="SpecialCharTok">%c%s\n</text:span><text:span text:style-name="StringTok">"</text:span><text:span text:style-name="OperatorTok">,</text:span><text:span text:style-name="NormalTok"> ch</text:span><text:span text:style-name="OperatorTok">,</text:span><text:span text:style-name="NormalTok"> pname</text:span><text:span text:style-name="OperatorTok">);</text:span> </text:p>
      <text:p text:style-name="Preformatted_20_Text"><text:span text:style-name="NormalTok"><text:s text:c="12"/>printf</text:span><text:span text:style-name="OperatorTok">(</text:span><text:span text:style-name="StringTok">"Starting Address: </text:span><text:span text:style-name="SpecialCharTok">%X\n</text:span><text:span text:style-name="StringTok">"</text:span><text:span text:style-name="OperatorTok">,</text:span><text:span text:style-name="NormalTok"> start</text:span><text:span text:style-name="OperatorTok">);</text:span> </text:p>
      <text:p text:style-name="Preformatted_20_Text"><text:span text:style-name="NormalTok"><text:s text:c="12"/>printf</text:span><text:span text:style-name="OperatorTok">(</text:span><text:span text:style-name="StringTok">"Program Length: </text:span><text:span text:style-name="SpecialCharTok">%X\n</text:span><text:span text:style-name="StringTok">"</text:span><text:span text:style-name="OperatorTok">,</text:span><text:span text:style-name="NormalTok"> length</text:span><text:span text:style-name="OperatorTok">);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8"/></text:span><text:span text:style-name="ControlFlowTok">else</text:span><text:span text:style-name="NormalTok"> </text:span><text:span text:style-name="ControlFlowTok">if</text:span><text:span text:style-name="NormalTok"> </text:span><text:span text:style-name="OperatorTok">(</text:span><text:span text:style-name="NormalTok">ch </text:span><text:span text:style-name="OperatorTok">==</text:span><text:span text:style-name="NormalTok"> </text:span><text:span text:style-name="CharTok">'T'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2"/></text:span><text:span text:style-name="ControlFlowTok">while</text:span><text:span text:style-name="NormalTok"> </text:span><text:span text:style-name="OperatorTok">((</text:span><text:span text:style-name="NormalTok">ch </text:span><text:span text:style-name="OperatorTok">=</text:span><text:span text:style-name="NormalTok"> fgetc</text:span><text:span text:style-name="OperatorTok">(</text:span><text:span text:style-name="NormalTok">obj</text:span><text:span text:style-name="OperatorTok">))</text:span><text:span text:style-name="NormalTok"> </text:span><text:span text:style-name="OperatorTok">==</text:span><text:span text:style-name="NormalTok"> </text:span><text:span text:style-name="CharTok">' '</text:span><text:span text:style-name="OperatorTok">);</text:span> </text:p>
      <text:p text:style-name="Preformatted_20_Text"><text:span text:style-name="NormalTok"><text:s text:c="12"/></text:span><text:span text:style-name="DataTypeTok">int</text:span><text:span text:style-name="NormalTok"> start</text:span><text:span text:style-name="OperatorTok">,</text:span><text:span text:style-name="NormalTok"> length</text:span><text:span text:style-name="OperatorTok">;</text:span> </text:p>
      <text:p text:style-name="Preformatted_20_Text"><text:span text:style-name="NormalTok"><text:s text:c="12"/>fscanf</text:span><text:span text:style-name="OperatorTok">(</text:span><text:span text:style-name="NormalTok">obj</text:span><text:span text:style-name="OperatorTok">,</text:span><text:span text:style-name="NormalTok"> </text:span><text:span text:style-name="StringTok">"</text:span><text:span text:style-name="SpecialCharTok">%X</text:span><text:span text:style-name="StringTok"> </text:span><text:span text:style-name="SpecialCharTok">%X</text:span><text:span text:style-name="StringTok"> "</text:span><text:span text:style-name="OperatorTok">,</text:span><text:span text:style-name="NormalTok"> </text:span><text:span text:style-name="OperatorTok">&amp;</text:span><text:span text:style-name="NormalTok">start</text:span><text:span text:style-name="OperatorTok">,</text:span><text:span text:style-name="NormalTok"> </text:span><text:span text:style-name="OperatorTok">&amp;</text:span><text:span text:style-name="NormalTok">length</text:span><text:span text:style-name="OperatorTok">);</text:span> </text:p>
      <text:p text:style-name="Preformatted_20_Text"><text:span text:style-name="NormalTok"><text:s text:c="12"/></text:span><text:span text:style-name="ControlFlowTok">for</text:span><text:span text:style-name="NormalTok"> </text:span><text:span text:style-name="OperatorTok">(</text:span><text:span text:style-name="DataTypeTok">int</text:span><text:span text:style-name="NormalTok"> i </text:span><text:span text:style-name="OperatorTok">=</text:span><text:span text:style-name="NormalTok"> </text:span><text:span text:style-name="DecValTok">0</text:span><text:span text:style-name="OperatorTok">;</text:span><text:span text:style-name="NormalTok"> i </text:span><text:span text:style-name="OperatorTok">&lt;</text:span><text:span text:style-name="NormalTok"> length</text:span><text:span text:style-name="OperatorTok">;</text:span><text:span text:style-name="NormalTok"> i</text:span><text:span text:style-name="OperatorTok">++)</text:span><text:span text:style-name="NormalTok"> </text:span><text:span text:style-name="OperatorTok">{</text:span> </text:p>
      <text:p text:style-name="Preformatted_20_Text"><text:span text:style-name="NormalTok"><text:s text:c="16"/>ch </text:span><text:span text:style-name="OperatorTok">=</text:span><text:span text:style-name="NormalTok"> fgetc</text:span><text:span text:style-name="OperatorTok">(</text:span><text:span text:style-name="NormalTok">obj</text:span><text:span text:style-name="OperatorTok">);</text:span> </text:p>
      <text:p text:style-name="Preformatted_20_Text"><text:span text:style-name="NormalTok"><text:s text:c="16"/></text:span><text:span text:style-name="ControlFlowTok">if</text:span><text:span text:style-name="NormalTok"> </text:span><text:span text:style-name="OperatorTok">(</text:span><text:span text:style-name="NormalTok">ch </text:span><text:span text:style-name="OperatorTok">==</text:span><text:span text:style-name="NormalTok"> </text:span><text:span text:style-name="CharTok">' '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20"/>i</text:span><text:span text:style-name="OperatorTok">--;</text:span> </text:p>
      <text:p text:style-name="Preformatted_20_Text"><text:span text:style-name="NormalTok"><text:s text:c="20"/></text:span><text:span text:style-name="ControlFlowTok">continue</text:span><text:span text:style-name="OperatorTok">;</text:span> </text:p>
      <text:p text:style-name="Preformatted_20_Text"><text:span text:style-name="NormalTok"><text:s text:c="16"/></text:span><text:span text:style-name="OperatorTok">}</text:span> </text:p>
      <text:p text:style-name="Preformatted_20_Text"><text:span text:style-name="NormalTok"><text:s text:c="16"/></text:span><text:span text:style-name="DataTypeTok">char</text:span><text:span text:style-name="NormalTok"> ch1 </text:span><text:span text:style-name="OperatorTok">=</text:span><text:span text:style-name="NormalTok"> fgetc</text:span><text:span text:style-name="OperatorTok">(</text:span><text:span text:style-name="NormalTok">obj</text:span><text:span text:style-name="OperatorTok">);</text:span> </text:p>
      <text:p text:style-name="Preformatted_20_Text"><text:span text:style-name="NormalTok"><text:s text:c="16"/>printf</text:span><text:span text:style-name="OperatorTok">(</text:span><text:span text:style-name="StringTok">"</text:span><text:span text:style-name="SpecialCharTok">%X</text:span><text:span text:style-name="StringTok">: </text:span><text:span text:style-name="SpecialCharTok">%c%c\n</text:span><text:span text:style-name="StringTok">"</text:span><text:span text:style-name="OperatorTok">,</text:span><text:span text:style-name="NormalTok"> locctr</text:span><text:span text:style-name="OperatorTok">++,</text:span><text:span text:style-name="NormalTok"> ch</text:span><text:span text:style-name="OperatorTok">,</text:span><text:span text:style-name="NormalTok"> ch1</text:span><text:span text:style-name="OperatorTok">);</text:span> </text:p>
      <text:p text:style-name="Preformatted_20_Text"><text:span text:style-name="NormalTok"><text:s text:c="12"/></text:span><text:span text:style-name="OperatorTok">}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</text:span><text:span text:style-name="ControlFlowTok">return</text:span><text:span text:style-name="NormalTok"> </text:span><text:span text:style-name="DecValTok">0</text:span><text:span text:style-name="OperatorTok">;</text:span> </text:p>
      <text:p text:style-name="Preformatted_20_Text"><text:span text:style-name="OperatorTok">}</text:span> </text:p>
      <text:p text:style-name="Preformatted_20_Text">I/P</text:p>
      <text:p text:style-name="Preformatted_20_Text">objcode</text:p>
      <text:p text:style-name="Preformatted_20_Text"><text:s text:c="4"/>H <text:s text:c="2"/>COPY 001000 000012</text:p>
      <text:p text:style-name="Preformatted_20_Text"><text:s text:c="4"/>T 001000 0F 001009 18100C 0C100F 000005 000003</text:p>
      <text:p text:style-name="Preformatted_20_Text"><text:s text:c="4"/>E 001000</text:p>
      <text:p text:style-name="Preformatted_20_Text"/>
      <text:p text:style-name="Preformatted_20_Text">O/P</text:p>
      <text:p text:style-name="Preformatted_20_Text">Program Name: COPY</text:p>
      <text:p text:style-name="Preformatted_20_Text">Starting Address: 1000</text:p>
      <text:p text:style-name="Preformatted_20_Text">Program Length: 12</text:p>
      <text:p text:style-name="Preformatted_20_Text">1000: 00</text:p>
      <text:p text:style-name="Preformatted_20_Text">1001: 10</text:p>
      <text:p text:style-name="Preformatted_20_Text">1002: 09</text:p>
      <text:p text:style-name="Preformatted_20_Text">1003: 18</text:p>
      <text:p text:style-name="Preformatted_20_Text">1004: 10</text:p>
      <text:p text:style-name="Preformatted_20_Text">1005: 0C</text:p>
      <text:p text:style-name="Preformatted_20_Text">1006: 0C</text:p>
      <text:p text:style-name="Preformatted_20_Text">1007: 10</text:p>
      <text:p text:style-name="Preformatted_20_Text">1008: 0F</text:p>
      <text:p text:style-name="Preformatted_20_Text">1009: 00</text:p>
      <text:p text:style-name="Preformatted_20_Text">100A: 00</text:p>
      <text:p text:style-name="Preformatted_20_Text">100B: 05</text:p>
      <text:p text:style-name="Preformatted_20_Text">100C: 00</text:p>
      <text:p text:style-name="Preformatted_20_Text">100D: 00</text:p>
      <text:p text:style-name="Preformatted_20_Text">100E: 03</text:p>
      <text:h text:style-name="P7" text:outline-level="3"><text:bookmark-start text:name="relocation-loader"/>Relocation Loader<text:bookmark-end text:name="relocation-loader"/></text:h>
      <text:p text:style-name="Preformatted_20_Text"><text:span text:style-name="PreprocessorTok">#include</text:span><text:span text:style-name="ImportTok">&lt;stdio.h&gt;</text:span> </text:p>
      <text:p text:style-name="Preformatted_20_Text"><text:span text:style-name="PreprocessorTok">#include</text:span><text:span text:style-name="ImportTok">&lt;stdlib.h&gt;</text:span> </text:p>
      <text:p text:style-name="Preformatted_20_Text"><text:span text:style-name="PreprocessorTok">#include</text:span><text:span text:style-name="ImportTok">&lt;string.h&gt;</text:span> </text:p>
      <text:p text:style-name="Preformatted_20_Text"/>
      <text:p text:style-name="Preformatted_20_Text"><text:span text:style-name="DataTypeTok">int</text:span><text:span text:style-name="NormalTok"> main</text:span><text:span text:style-name="OperatorTok">()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DataTypeTok">FILE</text:span><text:span text:style-name="OperatorTok">*</text:span><text:span text:style-name="NormalTok"> obj </text:span><text:span text:style-name="OperatorTok">=</text:span><text:span text:style-name="NormalTok"> fopen</text:span><text:span text:style-name="OperatorTok">(</text:span><text:span text:style-name="StringTok">"../ipop/objcode-rel"</text:span><text:span text:style-name="OperatorTok">,</text:span><text:span text:style-name="NormalTok"> </text:span><text:span text:style-name="StringTok">"r"</text:span><text:span text:style-name="OperatorTok">);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!</text:span><text:span text:style-name="NormalTok">obj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printf</text:span><text:span text:style-name="OperatorTok">(</text:span><text:span text:style-name="StringTok">"Couldnot Open File...</text:span><text:span text:style-name="SpecialCharTok">\n</text:span><text:span text:style-name="StringTok">"</text:span><text:span text:style-name="OperatorTok">);</text:span> </text:p>
      <text:p text:style-name="Preformatted_20_Text"><text:span text:style-name="NormalTok"><text:s text:c="8"/></text:span><text:span text:style-name="ControlFlowTok">return</text:span><text:span text:style-name="NormalTok"> </text:span><text:span text:style-name="DecValTok">1</text:span><text:span text:style-name="OperatorTok">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</text:span><text:span text:style-name="DataTypeTok">int</text:span><text:span text:style-name="NormalTok"> locctr </text:span><text:span text:style-name="OperatorTok">=</text:span><text:span text:style-name="NormalTok"> </text:span><text:span text:style-name="DecValTok">0</text:span><text:span text:style-name="OperatorTok">,</text:span><text:span text:style-name="NormalTok"> start_addr </text:span><text:span text:style-name="OperatorTok">=</text:span><text:span text:style-name="NormalTok"> </text:span><text:span text:style-name="DecValTok">0</text:span><text:span text:style-name="OperatorTok">,</text:span><text:span text:style-name="NormalTok"> new_start</text:span><text:span text:style-name="OperatorTok">,</text:span><text:span text:style-name="NormalTok"> addr_diff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4"/></text:span><text:span text:style-name="DataTypeTok">char</text:span><text:span text:style-name="NormalTok"> ch</text:span><text:span text:style-name="OperatorTok">;</text:span> </text:p>
      <text:p text:style-name="Preformatted_20_Text"><text:span text:style-name="NormalTok"><text:s text:c="4"/>printf</text:span><text:span text:style-name="OperatorTok">(</text:span><text:span text:style-name="StringTok">"Enter New Starting Address: "</text:span><text:span text:style-name="OperatorTok">);</text:span> </text:p>
      <text:p text:style-name="Preformatted_20_Text"><text:span text:style-name="NormalTok"><text:s text:c="4"/>scanf</text:span><text:span text:style-name="OperatorTok">(</text:span><text:span text:style-name="StringTok">"</text:span><text:span text:style-name="SpecialCharTok">%X</text:span><text:span text:style-name="StringTok">"</text:span><text:span text:style-name="OperatorTok">,</text:span><text:span text:style-name="NormalTok"> </text:span><text:span text:style-name="OperatorTok">&amp;</text:span><text:span text:style-name="NormalTok">new_start</text:span><text:span text:style-name="OperatorTok">);</text:span> </text:p>
      <text:p text:style-name="Preformatted_20_Text"><text:span text:style-name="NormalTok"><text:s text:c="4"/>locctr </text:span><text:span text:style-name="OperatorTok">=</text:span><text:span text:style-name="NormalTok"> new_start</text:span><text:span text:style-name="OperatorTok">;</text:span> </text:p>
      <text:p text:style-name="Preformatted_20_Text"/>
      <text:p text:style-name="Preformatted_20_Text"><text:soft-page-break/><text:span text:style-name="NormalTok"><text:s text:c="4"/></text:span><text:span text:style-name="ControlFlowTok">while</text:span><text:span text:style-name="NormalTok"> </text:span><text:span text:style-name="OperatorTok">((</text:span><text:span text:style-name="NormalTok">ch </text:span><text:span text:style-name="OperatorTok">=</text:span><text:span text:style-name="NormalTok"> fgetc</text:span><text:span text:style-name="OperatorTok">(</text:span><text:span text:style-name="NormalTok">obj</text:span><text:span text:style-name="OperatorTok">))</text:span><text:span text:style-name="NormalTok"> </text:span><text:span text:style-name="OperatorTok">!=</text:span><text:span text:style-name="NormalTok"> EOF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</text:span><text:span text:style-name="ControlFlowTok">if</text:span><text:span text:style-name="NormalTok"> </text:span><text:span text:style-name="OperatorTok">(</text:span><text:span text:style-name="NormalTok">ch </text:span><text:span text:style-name="OperatorTok">==</text:span><text:span text:style-name="NormalTok"> </text:span><text:span text:style-name="CharTok">'H'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2"/></text:span><text:span text:style-name="ControlFlowTok">while</text:span><text:span text:style-name="NormalTok"> </text:span><text:span text:style-name="OperatorTok">((</text:span><text:span text:style-name="NormalTok">ch </text:span><text:span text:style-name="OperatorTok">=</text:span><text:span text:style-name="NormalTok"> fgetc</text:span><text:span text:style-name="OperatorTok">(</text:span><text:span text:style-name="NormalTok">obj</text:span><text:span text:style-name="OperatorTok">))</text:span><text:span text:style-name="NormalTok"> </text:span><text:span text:style-name="OperatorTok">==</text:span><text:span text:style-name="NormalTok"> </text:span><text:span text:style-name="CharTok">' '</text:span><text:span text:style-name="OperatorTok">);</text:span> </text:p>
      <text:p text:style-name="Preformatted_20_Text"><text:span text:style-name="NormalTok"><text:s text:c="12"/></text:span><text:span text:style-name="DataTypeTok">char</text:span><text:span text:style-name="NormalTok"> pname</text:span><text:span text:style-name="OperatorTok">[</text:span><text:span text:style-name="DecValTok">6</text:span><text:span text:style-name="OperatorTok">];</text:span> </text:p>
      <text:p text:style-name="Preformatted_20_Text"><text:span text:style-name="NormalTok"><text:s text:c="12"/></text:span><text:span text:style-name="DataTypeTok">int</text:span><text:span text:style-name="NormalTok"> length</text:span><text:span text:style-name="OperatorTok">;</text:span> </text:p>
      <text:p text:style-name="Preformatted_20_Text"><text:span text:style-name="NormalTok"><text:s text:c="12"/>fscanf</text:span><text:span text:style-name="OperatorTok">(</text:span><text:span text:style-name="NormalTok">obj</text:span><text:span text:style-name="OperatorTok">,</text:span><text:span text:style-name="NormalTok"> </text:span><text:span text:style-name="StringTok">"</text:span><text:span text:style-name="SpecialCharTok">%s</text:span><text:span text:style-name="StringTok"> </text:span><text:span text:style-name="SpecialCharTok">%X</text:span><text:span text:style-name="StringTok"> </text:span><text:span text:style-name="SpecialCharTok">%X\n</text:span><text:span text:style-name="StringTok">"</text:span><text:span text:style-name="OperatorTok">,</text:span><text:span text:style-name="NormalTok"> pname</text:span><text:span text:style-name="OperatorTok">,</text:span><text:span text:style-name="NormalTok"> </text:span><text:span text:style-name="OperatorTok">&amp;</text:span><text:span text:style-name="NormalTok">start_addr</text:span><text:span text:style-name="OperatorTok">,</text:span><text:span text:style-name="NormalTok"> </text:span><text:span text:style-name="OperatorTok">&amp;</text:span><text:span text:style-name="NormalTok">length</text:span><text:span text:style-name="OperatorTok">);</text:span> </text:p>
      <text:p text:style-name="Preformatted_20_Text"><text:span text:style-name="NormalTok"><text:s text:c="12"/>printf</text:span><text:span text:style-name="OperatorTok">(</text:span><text:span text:style-name="StringTok">"Program Name: </text:span><text:span text:style-name="SpecialCharTok">%c%s\n</text:span><text:span text:style-name="StringTok">"</text:span><text:span text:style-name="OperatorTok">,</text:span><text:span text:style-name="NormalTok"> ch</text:span><text:span text:style-name="OperatorTok">,</text:span><text:span text:style-name="NormalTok"> pname</text:span><text:span text:style-name="OperatorTok">);</text:span> </text:p>
      <text:p text:style-name="Preformatted_20_Text"><text:span text:style-name="NormalTok"><text:s text:c="12"/>printf</text:span><text:span text:style-name="OperatorTok">(</text:span><text:span text:style-name="StringTok">"Starting Address: </text:span><text:span text:style-name="SpecialCharTok">%X\n</text:span><text:span text:style-name="StringTok">"</text:span><text:span text:style-name="OperatorTok">,</text:span><text:span text:style-name="NormalTok"> start_addr</text:span><text:span text:style-name="OperatorTok">);</text:span> </text:p>
      <text:p text:style-name="Preformatted_20_Text"><text:span text:style-name="NormalTok"><text:s text:c="12"/>printf</text:span><text:span text:style-name="OperatorTok">(</text:span><text:span text:style-name="StringTok">"Program Length: </text:span><text:span text:style-name="SpecialCharTok">%X\n</text:span><text:span text:style-name="StringTok">"</text:span><text:span text:style-name="OperatorTok">,</text:span><text:span text:style-name="NormalTok"> length</text:span><text:span text:style-name="OperatorTok">);</text:span> </text:p>
      <text:p text:style-name="Preformatted_20_Text"><text:span text:style-name="NormalTok"><text:s text:c="12"/>addr_diff </text:span><text:span text:style-name="OperatorTok">=</text:span><text:span text:style-name="NormalTok"> new_start </text:span><text:span text:style-name="OperatorTok">-</text:span><text:span text:style-name="NormalTok"> start_addr</text:span><text:span text:style-name="OperatorTok">;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8"/></text:span><text:span text:style-name="ControlFlowTok">else</text:span><text:span text:style-name="NormalTok"> </text:span><text:span text:style-name="ControlFlowTok">if</text:span><text:span text:style-name="NormalTok"> </text:span><text:span text:style-name="OperatorTok">(</text:span><text:span text:style-name="NormalTok">ch </text:span><text:span text:style-name="OperatorTok">==</text:span><text:span text:style-name="NormalTok"> </text:span><text:span text:style-name="CharTok">'T'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2"/></text:span><text:span text:style-name="ControlFlowTok">while</text:span><text:span text:style-name="NormalTok"> </text:span><text:span text:style-name="OperatorTok">((</text:span><text:span text:style-name="NormalTok">ch </text:span><text:span text:style-name="OperatorTok">=</text:span><text:span text:style-name="NormalTok"> fgetc</text:span><text:span text:style-name="OperatorTok">(</text:span><text:span text:style-name="NormalTok">obj</text:span><text:span text:style-name="OperatorTok">))</text:span><text:span text:style-name="NormalTok"> </text:span><text:span text:style-name="OperatorTok">==</text:span><text:span text:style-name="NormalTok"> </text:span><text:span text:style-name="CharTok">' '</text:span><text:span text:style-name="OperatorTok">);</text:span> </text:p>
      <text:p text:style-name="Preformatted_20_Text"><text:span text:style-name="NormalTok"><text:s text:c="12"/></text:span><text:span text:style-name="DataTypeTok">int</text:span><text:span text:style-name="NormalTok"> start</text:span><text:span text:style-name="OperatorTok">,</text:span><text:span text:style-name="NormalTok"> length</text:span><text:span text:style-name="OperatorTok">,</text:span><text:span text:style-name="NormalTok"> rel</text:span><text:span text:style-name="OperatorTok">;</text:span> </text:p>
      <text:p text:style-name="Preformatted_20_Text"><text:span text:style-name="NormalTok"><text:s text:c="12"/>fscanf</text:span><text:span text:style-name="OperatorTok">(</text:span><text:span text:style-name="NormalTok">obj</text:span><text:span text:style-name="OperatorTok">,</text:span><text:span text:style-name="NormalTok"> </text:span><text:span text:style-name="StringTok">"</text:span><text:span text:style-name="SpecialCharTok">%X</text:span><text:span text:style-name="StringTok"> </text:span><text:span text:style-name="SpecialCharTok">%X</text:span><text:span text:style-name="StringTok"> </text:span><text:span text:style-name="SpecialCharTok">%X</text:span><text:span text:style-name="StringTok"> "</text:span><text:span text:style-name="OperatorTok">,</text:span><text:span text:style-name="NormalTok"> </text:span><text:span text:style-name="OperatorTok">&amp;</text:span><text:span text:style-name="NormalTok">start</text:span><text:span text:style-name="OperatorTok">,</text:span><text:span text:style-name="NormalTok"> </text:span><text:span text:style-name="OperatorTok">&amp;</text:span><text:span text:style-name="NormalTok">length</text:span><text:span text:style-name="OperatorTok">,</text:span><text:span text:style-name="NormalTok"> </text:span><text:span text:style-name="OperatorTok">&amp;</text:span><text:span text:style-name="NormalTok">rel</text:span><text:span text:style-name="OperatorTok">);</text:span> </text:p>
      <text:p text:style-name="Preformatted_20_Text"/>
      <text:p text:style-name="Preformatted_20_Text"><text:span text:style-name="NormalTok"><text:s text:c="12"/></text:span><text:span text:style-name="DataTypeTok">char</text:span><text:span text:style-name="NormalTok"> rel_bits</text:span><text:span text:style-name="OperatorTok">[</text:span><text:span text:style-name="DecValTok">12</text:span><text:span text:style-name="OperatorTok">];</text:span> </text:p>
      <text:p text:style-name="Preformatted_20_Text"><text:span text:style-name="NormalTok"><text:s text:c="12"/></text:span><text:span text:style-name="DataTypeTok">int</text:span><text:span text:style-name="NormalTok"> code</text:span><text:span text:style-name="OperatorTok">;</text:span> </text:p>
      <text:p text:style-name="Preformatted_20_Text"><text:span text:style-name="NormalTok"><text:s text:c="12"/></text:span><text:span text:style-name="DataTypeTok">char</text:span><text:span text:style-name="NormalTok"> ocode</text:span><text:span text:style-name="OperatorTok">[</text:span><text:span text:style-name="DecValTok">6</text:span><text:span text:style-name="OperatorTok">];</text:span> </text:p>
      <text:p text:style-name="Preformatted_20_Text"><text:span text:style-name="NormalTok"><text:s text:c="12"/>sprintf</text:span><text:span text:style-name="OperatorTok">(</text:span><text:span text:style-name="NormalTok">rel_bits</text:span><text:span text:style-name="OperatorTok">,</text:span><text:span text:style-name="NormalTok"> </text:span><text:span text:style-name="StringTok">"</text:span><text:span text:style-name="SpecialCharTok">%012b</text:span><text:span text:style-name="StringTok">"</text:span><text:span text:style-name="OperatorTok">,</text:span><text:span text:style-name="NormalTok"> rel</text:span><text:span text:style-name="OperatorTok">);</text:span> </text:p>
      <text:p text:style-name="Preformatted_20_Text"><text:span text:style-name="NormalTok"><text:s text:c="12"/></text:span><text:span text:style-name="ControlFlowTok">for</text:span><text:span text:style-name="NormalTok"> </text:span><text:span text:style-name="OperatorTok">(</text:span><text:span text:style-name="DataTypeTok">int</text:span><text:span text:style-name="NormalTok"> i </text:span><text:span text:style-name="OperatorTok">=</text:span><text:span text:style-name="NormalTok"> </text:span><text:span text:style-name="DecValTok">0</text:span><text:span text:style-name="OperatorTok">;</text:span><text:span text:style-name="NormalTok"> i </text:span><text:span text:style-name="OperatorTok">&lt;</text:span><text:span text:style-name="NormalTok"> length</text:span><text:span text:style-name="OperatorTok">/</text:span><text:span text:style-name="DecValTok">3</text:span><text:span text:style-name="OperatorTok">;</text:span><text:span text:style-name="NormalTok"> i</text:span><text:span text:style-name="OperatorTok">++)</text:span><text:span text:style-name="NormalTok"> </text:span><text:span text:style-name="OperatorTok">{</text:span> </text:p>
      <text:p text:style-name="Preformatted_20_Text"><text:span text:style-name="NormalTok"><text:s text:c="16"/>fscanf</text:span><text:span text:style-name="OperatorTok">(</text:span><text:span text:style-name="NormalTok">obj</text:span><text:span text:style-name="OperatorTok">,</text:span><text:span text:style-name="NormalTok"> </text:span><text:span text:style-name="StringTok">"</text:span><text:span text:style-name="SpecialCharTok">%X</text:span><text:span text:style-name="StringTok"> "</text:span><text:span text:style-name="OperatorTok">,</text:span><text:span text:style-name="NormalTok"> </text:span><text:span text:style-name="OperatorTok">&amp;</text:span><text:span text:style-name="NormalTok">code</text:span><text:span text:style-name="OperatorTok">);</text:span> </text:p>
      <text:p text:style-name="Preformatted_20_Text"><text:span text:style-name="NormalTok"><text:s text:c="16"/></text:span><text:span text:style-name="ControlFlowTok">if</text:span><text:span text:style-name="NormalTok"> </text:span><text:span text:style-name="OperatorTok">(</text:span><text:span text:style-name="NormalTok">rel_bits</text:span><text:span text:style-name="OperatorTok">[</text:span><text:span text:style-name="NormalTok">i</text:span><text:span text:style-name="OperatorTok">]</text:span><text:span text:style-name="NormalTok"> </text:span><text:span text:style-name="OperatorTok">==</text:span><text:span text:style-name="NormalTok"> </text:span><text:span text:style-name="CharTok">'1'</text:span><text:span text:style-name="OperatorTok">)</text:span> </text:p>
      <text:p text:style-name="Preformatted_20_Text"><text:span text:style-name="NormalTok"><text:s text:c="20"/>code </text:span><text:span text:style-name="OperatorTok">+=</text:span><text:span text:style-name="NormalTok"> addr_diff</text:span><text:span text:style-name="OperatorTok">;</text:span> </text:p>
      <text:p text:style-name="Preformatted_20_Text"><text:span text:style-name="NormalTok"><text:s text:c="16"/></text:span><text:s/></text:p>
      <text:p text:style-name="Preformatted_20_Text"><text:span text:style-name="NormalTok"><text:s text:c="16"/>sprintf</text:span><text:span text:style-name="OperatorTok">(</text:span><text:span text:style-name="NormalTok">ocode</text:span><text:span text:style-name="OperatorTok">,</text:span><text:span text:style-name="NormalTok"> </text:span><text:span text:style-name="StringTok">"</text:span><text:span text:style-name="SpecialCharTok">%06X</text:span><text:span text:style-name="StringTok">"</text:span><text:span text:style-name="OperatorTok">,</text:span><text:span text:style-name="NormalTok"> code</text:span><text:span text:style-name="OperatorTok">);</text:span> </text:p>
      <text:p text:style-name="Preformatted_20_Text"><text:span text:style-name="NormalTok"><text:s text:c="16"/></text:span><text:span text:style-name="ControlFlowTok">for</text:span><text:span text:style-name="NormalTok"> </text:span><text:span text:style-name="OperatorTok">(</text:span><text:span text:style-name="DataTypeTok">int</text:span><text:span text:style-name="NormalTok"> i </text:span><text:span text:style-name="OperatorTok">=</text:span><text:span text:style-name="NormalTok"> </text:span><text:span text:style-name="DecValTok">0</text:span><text:span text:style-name="OperatorTok">;</text:span><text:span text:style-name="NormalTok"> i </text:span><text:span text:style-name="OperatorTok">&lt;</text:span><text:span text:style-name="NormalTok"> </text:span><text:span text:style-name="DecValTok">6</text:span><text:span text:style-name="OperatorTok">;</text:span><text:span text:style-name="NormalTok"> i </text:span><text:span text:style-name="OperatorTok">+=</text:span><text:span text:style-name="NormalTok"> </text:span><text:span text:style-name="DecValTok">2</text:span><text:span text:style-name="OperatorTok">)</text:span> </text:p>
      <text:p text:style-name="Preformatted_20_Text"><text:span text:style-name="NormalTok"><text:s text:c="20"/>printf</text:span><text:span text:style-name="OperatorTok">(</text:span><text:span text:style-name="StringTok">"</text:span><text:span text:style-name="SpecialCharTok">%X</text:span><text:span text:style-name="StringTok">: </text:span><text:span text:style-name="SpecialCharTok">%c%c\n</text:span><text:span text:style-name="StringTok">"</text:span><text:span text:style-name="OperatorTok">,</text:span><text:span text:style-name="NormalTok"> locctr</text:span><text:span text:style-name="OperatorTok">++,</text:span><text:span text:style-name="NormalTok"> ocode</text:span><text:span text:style-name="OperatorTok">[</text:span><text:span text:style-name="NormalTok">i</text:span><text:span text:style-name="OperatorTok">],</text:span><text:span text:style-name="NormalTok"> ocode</text:span><text:span text:style-name="OperatorTok">[</text:span><text:span text:style-name="NormalTok">i</text:span><text:span text:style-name="OperatorTok">+</text:span><text:span text:style-name="DecValTok">1</text:span><text:span text:style-name="OperatorTok">]);</text:span> </text:p>
      <text:p text:style-name="Preformatted_20_Text"><text:span text:style-name="NormalTok"><text:s text:c="12"/></text:span><text:span text:style-name="OperatorTok">}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</text:span><text:span text:style-name="ControlFlowTok">return</text:span><text:span text:style-name="NormalTok"> </text:span><text:span text:style-name="DecValTok">0</text:span><text:span text:style-name="OperatorTok">;</text:span> </text:p>
      <text:p text:style-name="Preformatted_20_Text"><text:span text:style-name="OperatorTok">}</text:span> </text:p>
      <text:p text:style-name="Preformatted_20_Text"/>
      <text:p text:style-name="Preformatted_20_Text"/>
      <text:p text:style-name="Preformatted_20_Text"/>
      <text:p text:style-name="Preformatted_20_Text">I/P</text:p>
      <text:p text:style-name="Preformatted_20_Text"><text:s text:c="4"/>objcode-rel</text:p>
      <text:p text:style-name="Preformatted_20_Text"><text:s text:c="8"/>H <text:s text:c="2"/>COPY 001000 000012</text:p>
      <text:p text:style-name="Preformatted_20_Text"><text:s text:c="8"/>T 001000 0F E00 001009 18100C 0C100F 000005 000003</text:p>
      <text:p text:style-name="Preformatted_20_Text"><text:s text:c="8"/>E 001000</text:p>
      <text:p text:style-name="Preformatted_20_Text"/>
      <text:p text:style-name="Preformatted_20_Text">O/P</text:p>
      <text:p text:style-name="Preformatted_20_Text">Enter New Starting Address: 3000</text:p>
      <text:p text:style-name="Preformatted_20_Text">Program Name: COPY</text:p>
      <text:p text:style-name="Preformatted_20_Text">Starting Address: 1000</text:p>
      <text:p text:style-name="Preformatted_20_Text">Program Length: 12</text:p>
      <text:p text:style-name="Preformatted_20_Text">3000: 00</text:p>
      <text:p text:style-name="Preformatted_20_Text">3001: 30</text:p>
      <text:p text:style-name="Preformatted_20_Text">3002: 09</text:p>
      <text:p text:style-name="Preformatted_20_Text">3003: 18</text:p>
      <text:p text:style-name="Preformatted_20_Text">3004: 30</text:p>
      <text:p text:style-name="Preformatted_20_Text">3005: 0C</text:p>
      <text:p text:style-name="Preformatted_20_Text">3006: 0C</text:p>
      <text:p text:style-name="Preformatted_20_Text">3007: 30</text:p>
      <text:p text:style-name="Preformatted_20_Text">3008: 0F</text:p>
      <text:p text:style-name="Preformatted_20_Text">3009: 00</text:p>
      <text:p text:style-name="Preformatted_20_Text">300A: 00</text:p>
      <text:p text:style-name="Preformatted_20_Text">300B: 05</text:p>
      <text:p text:style-name="Preformatted_20_Text">300C: 00</text:p>
      <text:p text:style-name="Preformatted_20_Text">300D: 00</text:p>
      <text:p text:style-name="Preformatted_20_Text">300E: 0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Caption" style:family="paragraph" style:parent-style-name="Caption" style:class="extra"/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KeywordTok" style:family="text">
      <style:text-properties fo:color="#007020" loext:opacity="100%" fo:font-weight="bold"/>
    </style:style>
    <style:style style:name="DataTypeTok" style:family="text">
      <style:text-properties fo:color="#902000" loext:opacity="100%"/>
    </style:style>
    <style:style style:name="DecValTok" style:family="text">
      <style:text-properties fo:color="#40a070" loext:opacity="100%"/>
    </style:style>
    <style:style style:name="BaseNTok" style:family="text">
      <style:text-properties fo:color="#40a070" loext:opacity="100%"/>
    </style:style>
    <style:style style:name="FloatTok" style:family="text">
      <style:text-properties fo:color="#40a070" loext:opacity="100%"/>
    </style:style>
    <style:style style:name="ConstantTok" style:family="text">
      <style:text-properties fo:color="#880000" loext:opacity="100%"/>
    </style:style>
    <style:style style:name="CharTok" style:family="text">
      <style:text-properties fo:color="#4070a0" loext:opacity="100%"/>
    </style:style>
    <style:style style:name="SpecialCharTok" style:family="text">
      <style:text-properties fo:color="#4070a0" loext:opacity="100%"/>
    </style:style>
    <style:style style:name="StringTok" style:family="text">
      <style:text-properties fo:color="#4070a0" loext:opacity="100%"/>
    </style:style>
    <style:style style:name="VerbatimStringTok" style:family="text">
      <style:text-properties fo:color="#4070a0" loext:opacity="100%"/>
    </style:style>
    <style:style style:name="SpecialStringTok" style:family="text">
      <style:text-properties fo:color="#bb6688" loext:opacity="100%"/>
    </style:style>
    <style:style style:name="ImportTok" style:family="text">
      <style:text-properties fo:color="#008000" loext:opacity="100%" fo:font-weight="bold"/>
    </style:style>
    <style:style style:name="CommentTok" style:family="text">
      <style:text-properties fo:color="#60a0b0" loext:opacity="100%" fo:font-style="italic"/>
    </style:style>
    <style:style style:name="DocumentationTok" style:family="text">
      <style:text-properties fo:color="#ba2121" loext:opacity="100%" fo:font-style="italic"/>
    </style:style>
    <style:style style:name="AnnotationTok" style:family="text">
      <style:text-properties fo:color="#60a0b0" loext:opacity="100%" fo:font-style="italic" fo:font-weight="bold"/>
    </style:style>
    <style:style style:name="CommentVarTok" style:family="text">
      <style:text-properties fo:color="#60a0b0" loext:opacity="100%" fo:font-style="italic" fo:font-weight="bold"/>
    </style:style>
    <style:style style:name="OtherTok" style:family="text">
      <style:text-properties fo:color="#007020" loext:opacity="100%"/>
    </style:style>
    <style:style style:name="FunctionTok" style:family="text">
      <style:text-properties fo:color="#06287e" loext:opacity="100%"/>
    </style:style>
    <style:style style:name="VariableTok" style:family="text">
      <style:text-properties fo:color="#19177c" loext:opacity="100%"/>
    </style:style>
    <style:style style:name="ControlFlowTok" style:family="text">
      <style:text-properties fo:color="#007020" loext:opacity="100%" fo:font-weight="bold"/>
    </style:style>
    <style:style style:name="OperatorTok" style:family="text">
      <style:text-properties fo:color="#666666" loext:opacity="100%"/>
    </style:style>
    <style:style style:name="BuiltInTok" style:family="text">
      <style:text-properties fo:color="#008000" loext:opacity="100%"/>
    </style:style>
    <style:style style:name="ExtensionTok" style:family="text"/>
    <style:style style:name="PreprocessorTok" style:family="text">
      <style:text-properties fo:color="#bc7a00" loext:opacity="100%"/>
    </style:style>
    <style:style style:name="AttributeTok" style:family="text">
      <style:text-properties fo:color="#7d9029" loext:opacity="100%"/>
    </style:style>
    <style:style style:name="RegionMarkerTok" style:family="text"/>
    <style:style style:name="InformationTok" style:family="text">
      <style:text-properties fo:color="#60a0b0" loext:opacity="100%" fo:font-style="italic" fo:font-weight="bold"/>
    </style:style>
    <style:style style:name="WarningTok" style:family="text">
      <style:text-properties fo:color="#60a0b0" loext:opacity="100%" fo:font-style="italic" fo:font-weight="bold"/>
    </style:style>
    <style:style style:name="AlertTok" style:family="text">
      <style:text-properties fo:color="#ff0000" loext:opacity="100%" fo:font-weight="bold"/>
    </style:style>
    <style:style style:name="ErrorTok" style:family="text">
      <style:text-properties fo:color="#ff0000" loext:opacity="100%" fo:font-weight="bold"/>
    </style:style>
    <style:style style:name="NormalTok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3">
          <style:column style:rel-width="3912*" fo:start-indent="0cm" fo:end-indent="0.242cm"/>
          <style:column style:rel-width="4775*" fo:start-indent="0.242cm" fo:end-indent="0.242cm"/>
          <style:column style:rel-width="7017*" fo:start-indent="0.242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andscape">
      <style:footer>
        <text:p text:style-name="MP1"><text:page-number text:select-page="current">1</text:page-number><text:s/></text:p>
      </style:footer>
    </style:master-page>
    <style:master-page style:name="Landscape" style:page-layout-name="Mpm2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title/>
    <dc:description/>
    <dc:subject/>
    <meta:keyword/>
    <meta:initial-creator/>
    <meta:creation-date>2025-10-05T09:27:14Z</meta:creation-date>
    <dc:date>2025-10-05T15:19:55.460130599</dc:date>
    <meta:editing-duration>PT57S</meta:editing-duration>
    <meta:editing-cycles>1</meta:editing-cycles>
    <meta:document-statistic meta:table-count="0" meta:image-count="0" meta:object-count="0" meta:page-count="7" meta:paragraph-count="549" meta:word-count="1837" meta:character-count="14475" meta:non-whitespace-character-count="9813"/>
    <meta:user-defined meta:name="base_path">/home/a_swi_nrd/College Things/system-software/printouts</meta:user-defined>
  </office:meta>
</office:document-meta>
</file>